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047in"/>
    </style:style>
    <style:style style:name="co2" style:family="table-column">
      <style:table-column-properties fo:break-before="auto" style:column-width="0.7854in"/>
    </style:style>
    <style:style style:name="co3" style:family="table-column">
      <style:table-column-properties fo:break-before="auto" style:column-width="0.8945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0.9055in"/>
    </style:style>
    <style:style style:name="co6" style:family="table-column">
      <style:table-column-properties fo:break-before="auto" style:column-width="0.6917in"/>
    </style:style>
    <style:style style:name="co7" style:family="table-column">
      <style:table-column-properties fo:break-before="auto" style:column-width="0.9165in"/>
    </style:style>
    <style:style style:name="co8" style:family="table-column">
      <style:table-column-properties fo:break-before="auto" style:column-width="1.1457in"/>
    </style:style>
    <style:style style:name="co9" style:family="table-column">
      <style:table-column-properties fo:break-before="auto" style:column-width="0.611in"/>
    </style:style>
    <style:style style:name="co10" style:family="table-column">
      <style:table-column-properties fo:break-before="auto" style:column-width="0.5453in"/>
    </style:style>
    <style:style style:name="co11" style:family="table-column">
      <style:table-column-properties fo:break-before="auto" style:column-width="0.4362in"/>
    </style:style>
    <style:style style:name="co12" style:family="table-column">
      <style:table-column-properties fo:break-before="auto" style:column-width="1.3311in"/>
    </style:style>
    <style:style style:name="co13" style:family="table-column">
      <style:table-column-properties fo:break-before="auto" style:column-width="0.1965in"/>
    </style:style>
    <style:style style:name="co14" style:family="table-column">
      <style:table-column-properties fo:break-before="auto" style:column-width="0.7744in"/>
    </style:style>
    <style:style style:name="co15" style:family="table-column">
      <style:table-column-properties fo:break-before="auto" style:column-width="0.6547in"/>
    </style:style>
    <style:style style:name="co16" style:family="table-column">
      <style:table-column-properties fo:break-before="auto" style:column-width="1.7571in"/>
    </style:style>
    <style:style style:name="co17" style:family="table-column">
      <style:table-column-properties fo:break-before="auto" style:column-width="0.6327in"/>
    </style:style>
    <style:style style:name="co18" style:family="table-column">
      <style:table-column-properties fo:break-before="auto" style:column-width="0.8402in"/>
    </style:style>
    <style:style style:name="co19" style:family="table-column">
      <style:table-column-properties fo:break-before="auto" style:column-width="2.4547in"/>
    </style:style>
    <style:style style:name="co20" style:family="table-column">
      <style:table-column-properties fo:break-before="auto" style:column-width="0.7091in"/>
    </style:style>
    <style:style style:name="co21" style:family="table-column">
      <style:table-column-properties fo:break-before="auto" style:column-width="1.0472in"/>
    </style:style>
    <style:style style:name="co22" style:family="table-column">
      <style:table-column-properties fo:break-before="auto" style:column-width="0.4472in"/>
    </style:style>
    <style:style style:name="co23" style:family="table-column">
      <style:table-column-properties fo:break-before="auto" style:column-width="0.7417in"/>
    </style:style>
    <style:style style:name="co24" style:family="table-column">
      <style:table-column-properties fo:break-before="auto" style:column-width="0.6874in"/>
    </style:style>
    <style:style style:name="co25" style:family="table-column">
      <style:table-column-properties fo:break-before="auto" style:column-width="0.8618in"/>
    </style:style>
    <style:style style:name="co26" style:family="table-column">
      <style:table-column-properties fo:break-before="auto" style:column-width="0.3492in"/>
    </style:style>
    <style:style style:name="ro1" style:family="table-row">
      <style:table-row-properties style:row-height="0.1819in" fo:break-before="auto" style:use-optimal-row-height="true"/>
    </style:style>
    <style:style style:name="ro2" style:family="table-row">
      <style:table-row-properties style:row-height="0.1654in" fo:break-before="auto" style:use-optimal-row-height="true"/>
    </style:style>
    <style:style style:name="ro3" style:family="table-row">
      <style:table-row-properties style:row-height="0.3228in" fo:break-before="auto" style:use-optimal-row-height="true"/>
    </style:style>
    <style:style style:name="ta1" style:family="table" style:master-page-name="PageStyle_5f_Prodotti">
      <style:table-properties table:display="true" style:writing-mode="lr-tb"/>
    </style:style>
    <style:style style:name="ta2" style:family="table" style:master-page-name="PageStyle_5f_Entrate_5f_Uscite">
      <style:table-properties table:display="true" style:writing-mode="lr-tb"/>
    </style:style>
    <style:style style:name="ta3" style:family="table" style:master-page-name="PageStyle_5f_Impiegati">
      <style:table-properties table:display="true" style:writing-mode="lr-tb"/>
    </style:style>
    <style:style style:name="ta4" style:family="table" style:master-page-name="PageStyle_5f_Presenze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413in double #000000" style:border-line-width-top="0.0138in 0.0138in 0.0138in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0138in solid #000000"/>
    </style:style>
    <style:style style:name="ce4" style:family="table-cell" style:parent-style-name="Default">
      <style:table-cell-properties fo:border-bottom="0.0413in double #000000" style:border-line-width-bottom="0.0138in 0.0138in 0.0138in" style:diagonal-bl-tr="none" style:diagonal-tl-br="none" fo:border-left="0.0138in solid #000000" fo:border-right="0.0138in solid #000000" fo:border-top="0.0138in solid #000000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6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Excel_5f_BuiltIn_5f_Comma">
      <style:table-cell-properties style:glyph-orientation-vertical="0" fo:border-bottom="0.0413in double #000000" style:border-line-width-bottom="0.0138in 0.0138in 0.0138in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138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0.0138in solid #000000" style:direction="ltr" fo:border-right="0.0413in double #000000" style:border-line-width-right="0.0138in 0.0138in 0.0138in" style:rotation-angle="0" style:rotation-align="none" style:shrink-to-fit="false" fo:border-top="0.0413in double #000000" style:border-line-width-top="0.0138in 0.0138in 0.0138in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" style:family="table-cell" style:parent-style-name="Default">
      <style:table-cell-properties fo:border-bottom="0.0138in solid #000000" style:diagonal-bl-tr="none" style:diagonal-tl-br="none" fo:border-left="0.0138in solid #000000" fo:border-right="0.0413in double #000000" style:border-line-width-right="0.0138in 0.0138in 0.0138in" fo:border-top="0.0138in solid #000000"/>
    </style:style>
    <style:style style:name="ce10" style:family="table-cell" style:parent-style-name="Default">
      <style:table-cell-properties fo:border-bottom="0.0413in double #000000" style:border-line-width-bottom="0.0138in 0.0138in 0.0138in" style:diagonal-bl-tr="none" style:diagonal-tl-br="none" fo:border-left="0.0138in solid #000000" fo:border-right="0.0413in double #000000" style:border-line-width-right="0.0138in 0.0138in 0.0138in" fo:border-top="0.0138in solid #000000"/>
    </style:style>
    <style:style style:name="ce11" style:family="table-cell" style:parent-style-name="Default">
      <style:table-cell-properties fo:border-bottom="0.0138in solid #000000" style:diagonal-bl-tr="none" style:diagonal-tl-br="none" fo:border-left="none" fo:border-right="none" fo:border-top="none"/>
    </style:style>
    <style:style style:name="ce12" style:family="table-cell" style:parent-style-name="Default" style:data-style-name="N0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0.0413in double #000000" style:border-line-width-left="0.0138in 0.0138in 0.0138in" style:direction="ltr" fo:border-right="0.0138in solid #000000" style:rotation-angle="0" style:rotation-align="none" style:shrink-to-fit="false" fo:border-top="0.0413in double #000000" style:border-line-width-top="0.0138in 0.0138in 0.0138in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Default">
      <style:table-cell-properties fo:border-bottom="0.0138in solid #000000" style:diagonal-bl-tr="none" style:diagonal-tl-br="none" fo:border-left="0.0413in double #000000" style:border-line-width-left="0.0138in 0.0138in 0.0138in" fo:border-right="0.0138in solid #000000" fo:border-top="0.0138in solid #000000"/>
    </style:style>
    <style:style style:name="ce15" style:family="table-cell" style:parent-style-name="Default">
      <style:table-cell-properties fo:border-bottom="0.0413in double #000000" style:border-line-width-bottom="0.0138in 0.0138in 0.0138in" style:diagonal-bl-tr="none" style:diagonal-tl-br="none" fo:border-left="0.0413in double #000000" style:border-line-width-left="0.0138in 0.0138in 0.0138in" fo:border-right="0.0138in solid #000000" fo:border-top="0.0138in solid #000000"/>
    </style:style>
    <style:style style:name="ce16" style:family="table-cell" style:parent-style-name="Default">
      <style:table-cell-properties fo:border-bottom="0.0413in double #000000" style:border-line-width-bottom="0.0138in 0.0138in 0.0138in" style:diagonal-bl-tr="none" style:diagonal-tl-br="none" fo:background-color="transparent" fo:border-left="0.0413in double #000000" style:border-line-width-left="0.0138in 0.0138in 0.0138in" fo:border-right="0.0138in solid #000000" fo:border-top="0.0413in double #000000" style:border-line-width-top="0.0138in 0.0138in 0.0138in"/>
    </style:style>
    <style:style style:name="ce17" style:family="table-cell" style:parent-style-name="Default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8" style:family="table-cell" style:parent-style-name="Default">
      <style:table-cell-properties fo:border-bottom="0.0413in double #000000" style:border-line-width-bottom="0.0138in 0.0138in 0.0138in" style:diagonal-bl-tr="none" style:diagonal-tl-br="none" fo:border-left="0.0138in solid #000000" fo:border-right="0.0413in double #000000" style:border-line-width-right="0.0138in 0.0138in 0.0138in" fo:border-top="0.0413in double #000000" style:border-line-width-top="0.0138in 0.0138in 0.0138in"/>
    </style:style>
    <style:style style:name="ce19" style:family="table-cell" style:parent-style-name="Default">
      <style:table-cell-properties fo:border-bottom="none" style:diagonal-bl-tr="none" style:diagonal-tl-br="none" fo:border-left="0.0413in double #000000" style:border-line-width-left="0.0138in 0.0138in 0.0138in" fo:border-right="none" fo:border-top="0.0413in double #000000" style:border-line-width-top="0.0138in 0.0138in 0.0138in"/>
    </style:style>
    <style:style style:name="ce20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0.0138in solid #000000" style:direction="ltr" fo:border-right="0.0413in double #000000" style:border-line-width-right="0.0138in 0.0138in 0.0138in" style:rotation-angle="0" style:rotation-align="none" style:shrink-to-fit="false" fo:border-top="0.0413in double #000000" style:border-line-width-top="0.0138in 0.0138in 0.0138in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1" style:family="table-cell" style:parent-style-name="Excel_5f_BuiltIn_5f_Percent" style:data-style-name="N0">
      <style:table-cell-properties style:glyph-orientation-vertical="0" fo:border-bottom="0.0138in solid #000000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style:direction="ltr" fo:border-right="0.0413in double #000000" style:border-line-width-right="0.0138in 0.0138in 0.0138in" style:rotation-angle="0" style:rotation-align="none" style:shrink-to-fit="false" fo:border-top="0.0138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Excel_5f_BuiltIn_5f_Percent" style:data-style-name="N0">
      <style:table-cell-properties style:glyph-orientation-vertical="0" fo:border-bottom="0.0413in double #000000" style:border-line-width-bottom="0.0138in 0.0138in 0.0138in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style:direction="ltr" fo:border-right="0.0413in double #000000" style:border-line-width-right="0.0138in 0.0138in 0.0138in" style:rotation-angle="0" style:rotation-align="none" style:shrink-to-fit="false" fo:border-top="0.0138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fo:border-bottom="0.0413in double #000000" style:border-line-width-bottom="0.0138in 0.0138in 0.0138in" style:diagonal-bl-tr="none" style:diagonal-tl-br="none" fo:border-left="0.0413in double #000000" style:border-line-width-left="0.0138in 0.0138in 0.0138in" fo:border-right="0.0138in solid #000000" fo:border-top="0.0413in double #000000" style:border-line-width-top="0.0138in 0.0138in 0.0138in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5" style:family="table-cell" style:parent-style-name="Default">
      <style:table-cell-properties style:diagonal-bl-tr="none" style:diagonal-tl-br="none" fo:border="none"/>
    </style:style>
    <style:style style:name="ce26" style:family="table-cell" style:parent-style-name="Default" style:data-style-name="N36">
      <style:table-cell-properties style:diagonal-bl-tr="none" style:diagonal-tl-br="none" fo:border="none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8" style:family="table-cell" style:parent-style-name="Default">
      <style:table-cell-properties fo:border-bottom="0.0138in solid #000000" style:diagonal-bl-tr="none" style:diagonal-tl-br="none" fo:border-left="0.0413in double #000000" style:border-line-width-left="0.0138in 0.0138in 0.0138in" fo:border-right="0.0138in solid #000000" fo:border-top="0.0413in double #000000" style:border-line-width-top="0.0138in 0.0138in 0.0138in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9" style:family="table-cell" style:parent-style-name="Default">
      <style:table-cell-properties fo:border-bottom="0.0138in solid #000000" style:diagonal-bl-tr="none" style:diagonal-tl-br="none" fo:border-left="0.0138in solid #000000" fo:border-right="0.0138in solid #000000" fo:border-top="0.0413in double #000000" style:border-line-width-top="0.0138in 0.0138in 0.0138in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0" style:family="table-cell" style:parent-style-name="Default" style:data-style-name="N0">
      <style:table-cell-properties style:diagonal-bl-tr="none" style:diagonal-tl-br="none" fo:border="0.0138in solid #000000"/>
    </style:style>
    <style:style style:name="ce31" style:family="table-cell" style:parent-style-name="Default" style:data-style-name="N0">
      <style:table-cell-properties fo:border-bottom="0.0413in double #000000" style:border-line-width-bottom="0.0138in 0.0138in 0.0138in" style:diagonal-bl-tr="none" style:diagonal-tl-br="none" fo:border-left="0.0138in solid #000000" fo:border-right="0.0138in solid #000000" fo:border-top="0.0138in solid #000000"/>
    </style:style>
    <style:style style:name="ce32" style:family="table-cell" style:parent-style-name="Default" style:data-style-name="N10108">
      <style:table-cell-properties style:diagonal-bl-tr="none" style:diagonal-tl-br="none" fo:border="0.0138in solid #000000"/>
    </style:style>
    <style:style style:name="ce33" style:family="table-cell" style:parent-style-name="Default" style:data-style-name="N10108">
      <style:table-cell-properties fo:border-bottom="0.0413in double #000000" style:border-line-width-bottom="0.0138in 0.0138in 0.0138in" style:diagonal-bl-tr="none" style:diagonal-tl-br="none" fo:border-left="0.0138in solid #000000" fo:border-right="0.0138in solid #000000" fo:border-top="0.0138in solid #000000"/>
    </style:style>
    <style:style style:name="ce34" style:family="table-cell" style:parent-style-name="Default" style:data-style-name="N10108"/>
    <style:style style:name="ce35" style:family="table-cell" style:parent-style-name="Default">
      <style:table-cell-properties fo:border-bottom="0.0138in solid #000000" style:diagonal-bl-tr="none" style:diagonal-tl-br="none" fo:border-left="0.0138in solid #000000" fo:border-right="0.0413in double #000000" style:border-line-width-right="0.0138in 0.0138in 0.0138in" fo:border-top="0.0413in double #000000" style:border-line-width-top="0.0138in 0.0138in 0.0138in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6" style:family="table-cell" style:parent-style-name="Default" style:data-style-name="N10108">
      <style:table-cell-properties fo:border-bottom="0.0138in solid #000000" style:diagonal-bl-tr="none" style:diagonal-tl-br="none" fo:border-left="0.0138in solid #000000" fo:border-right="0.0413in double #000000" style:border-line-width-right="0.0138in 0.0138in 0.0138in" fo:border-top="0.0138in solid #000000"/>
    </style:style>
    <style:style style:name="ce37" style:family="table-cell" style:parent-style-name="Default" style:data-style-name="N10108">
      <style:table-cell-properties fo:border-bottom="0.0413in double #000000" style:border-line-width-bottom="0.0138in 0.0138in 0.0138in" style:diagonal-bl-tr="none" style:diagonal-tl-br="none" fo:border-left="0.0138in solid #000000" fo:border-right="0.0413in double #000000" style:border-line-width-right="0.0138in 0.0138in 0.0138in" fo:border-top="0.0138in solid #000000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Prodotti" table:style-name="ta1" table:print="false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9"/>
        <table:table-column table:style-name="co6" table:default-cell-style-name="Default"/>
        <table:table-column table:style-name="co7" table:default-cell-style-name="Default"/>
        <table:table-column table:style-name="co6" table:number-columns-repeated="249" table:default-cell-style-name="Default"/>
        <table:table-row table:style-name="ro1">
          <table:table-cell table:style-name="ce1" office:value-type="string" table:number-columns-spanned="5" table:number-rows-spanned="1">
            <text:p>ELENCO PRODOTTI</text:p>
          </table:table-cell>
          <table:covered-table-cell table:number-columns-repeated="4" table:style-name="ce5"/>
          <table:table-cell table:number-columns-repeated="251"/>
        </table:table-row>
        <table:table-row table:style-name="ro2">
          <table:table-cell table:style-name="Default" table:number-columns-repeated="5"/>
          <table:table-cell table:number-columns-repeated="251"/>
        </table:table-row>
        <table:table-row table:style-name="ro2">
          <table:table-cell table:style-name="ce2" office:value-type="string">
            <text:p>Nome prodotto</text:p>
          </table:table-cell>
          <table:table-cell table:style-name="ce2" office:value-type="string">
            <text:p>Prezzo EU</text:p>
          </table:table-cell>
          <table:table-cell table:style-name="ce2" office:value-type="string">
            <text:p>Prezzo USA</text:p>
          </table:table-cell>
          <table:table-cell table:style-name="ce2" office:value-type="string">
            <text:p>Prezzo UK</text:p>
          </table:table-cell>
          <table:table-cell table:style-name="ce8" office:value-type="string">
            <text:p>Genere</text:p>
          </table:table-cell>
          <table:table-cell table:style-name="ce11" table:number-columns-repeated="251"/>
        </table:table-row>
        <table:table-row table:style-name="ro2">
          <table:table-cell office:value-type="string">
            <text:p>Nikon Coolpix 5600 </text:p>
          </table:table-cell>
          <table:table-cell office:value-type="float" office:value="229">
            <text:p><text:s/>229,00 </text:p>
          </table:table-cell>
          <table:table-cell table:formula="oooc:=[.B4]*1.1807" office:value-type="float" office:value="270.3803">
            <text:p><text:s/>270,38 </text:p>
          </table:table-cell>
          <table:table-cell table:formula="oooc:=[.B4]*0.6749" office:value-type="float" office:value="154.5521">
            <text:p><text:s/>154,55 </text:p>
          </table:table-cell>
          <table:table-cell office:value-type="string">
            <text:p>Fotografia</text:p>
          </table:table-cell>
          <table:table-cell table:number-columns-repeated="251"/>
        </table:table-row>
        <table:table-row table:style-name="ro2">
          <table:table-cell office:value-type="string">
            <text:p>Fuji FinePix E550 </text:p>
          </table:table-cell>
          <table:table-cell office:value-type="float" office:value="270">
            <text:p><text:s/>270,00 </text:p>
          </table:table-cell>
          <table:table-cell table:formula="oooc:=[.B5]*1.1807" office:value-type="float" office:value="318.789">
            <text:p><text:s/>318,79 </text:p>
          </table:table-cell>
          <table:table-cell table:formula="oooc:=[.B5]*0.6749" office:value-type="float" office:value="182.223">
            <text:p><text:s/>182,22 </text:p>
          </table:table-cell>
          <table:table-cell office:value-type="string">
            <text:p>Fotografia</text:p>
          </table:table-cell>
          <table:table-cell table:number-columns-repeated="251"/>
        </table:table-row>
        <table:table-row table:style-name="ro2">
          <table:table-cell office:value-type="string">
            <text:p>Sony Cyber-shot DSC-S60 </text:p>
          </table:table-cell>
          <table:table-cell office:value-type="float" office:value="189">
            <text:p><text:s/>189,00 </text:p>
          </table:table-cell>
          <table:table-cell table:formula="oooc:=[.B6]*1.1807" office:value-type="float" office:value="223.1523">
            <text:p><text:s/>223,15 </text:p>
          </table:table-cell>
          <table:table-cell table:formula="oooc:=[.B6]*0.6749" office:value-type="float" office:value="127.5561">
            <text:p><text:s/>127,56 </text:p>
          </table:table-cell>
          <table:table-cell office:value-type="string">
            <text:p>Fotografia</text:p>
          </table:table-cell>
          <table:table-cell table:number-columns-repeated="251"/>
        </table:table-row>
        <table:table-row table:style-name="ro2">
          <table:table-cell office:value-type="string">
            <text:p>Fuji FinePix A350 </text:p>
          </table:table-cell>
          <table:table-cell office:value-type="float" office:value="142.45">
            <text:p><text:s/>142,45 </text:p>
          </table:table-cell>
          <table:table-cell table:formula="oooc:=[.B7]*1.1807" office:value-type="float" office:value="168.190715">
            <text:p><text:s/>168,19 </text:p>
          </table:table-cell>
          <table:table-cell table:formula="oooc:=[.B7]*0.6749" office:value-type="float" office:value="96.139505">
            <text:p><text:s/>96,14 </text:p>
          </table:table-cell>
          <table:table-cell office:value-type="string">
            <text:p>Fotografia</text:p>
          </table:table-cell>
          <table:table-cell table:number-columns-repeated="251"/>
        </table:table-row>
        <table:table-row table:style-name="ro2">
          <table:table-cell office:value-type="string">
            <text:p>Sony Cyber-shot DSC-W7 </text:p>
          </table:table-cell>
          <table:table-cell office:value-type="float" office:value="331">
            <text:p><text:s/>331,00 </text:p>
          </table:table-cell>
          <table:table-cell table:formula="oooc:=[.B8]*1.1807" office:value-type="float" office:value="390.8117">
            <text:p><text:s/>390,81 </text:p>
          </table:table-cell>
          <table:table-cell table:formula="oooc:=[.B8]*0.6749" office:value-type="float" office:value="223.3919">
            <text:p><text:s/>223,39 </text:p>
          </table:table-cell>
          <table:table-cell office:value-type="string">
            <text:p>Fotografia</text:p>
          </table:table-cell>
          <table:table-cell table:number-columns-repeated="251"/>
        </table:table-row>
        <table:table-row table:style-name="ro2">
          <table:table-cell office:value-type="string">
            <text:p>Sony Cyber-shot DSC-T7 argento </text:p>
          </table:table-cell>
          <table:table-cell office:value-type="float" office:value="399">
            <text:p><text:s/>399,00 </text:p>
          </table:table-cell>
          <table:table-cell table:formula="oooc:=[.B9]*1.1807" office:value-type="float" office:value="471.0993">
            <text:p><text:s/>471,10 </text:p>
          </table:table-cell>
          <table:table-cell table:formula="oooc:=[.B9]*0.6749" office:value-type="float" office:value="269.2851">
            <text:p><text:s/>269,29 </text:p>
          </table:table-cell>
          <table:table-cell office:value-type="string">
            <text:p>Fotografia</text:p>
          </table:table-cell>
          <table:table-cell table:number-columns-repeated="251"/>
        </table:table-row>
        <table:table-row table:style-name="ro2">
          <table:table-cell office:value-type="string">
            <text:p>Pentax Optio 60 </text:p>
          </table:table-cell>
          <table:table-cell office:value-type="float" office:value="190">
            <text:p><text:s/>190,00 </text:p>
          </table:table-cell>
          <table:table-cell table:formula="oooc:=[.B10]*1.1807" office:value-type="float" office:value="224.333">
            <text:p><text:s/>224,33 </text:p>
          </table:table-cell>
          <table:table-cell table:formula="oooc:=[.B10]*0.6749" office:value-type="float" office:value="128.231">
            <text:p><text:s/>128,23 </text:p>
          </table:table-cell>
          <table:table-cell office:value-type="string">
            <text:p>Fotografia</text:p>
          </table:table-cell>
          <table:table-cell table:number-columns-repeated="251"/>
        </table:table-row>
        <table:table-row table:style-name="ro2">
          <table:table-cell office:value-type="string">
            <text:p>Fuji FinePix S3500 </text:p>
          </table:table-cell>
          <table:table-cell office:value-type="float" office:value="199">
            <text:p><text:s/>199,00 </text:p>
          </table:table-cell>
          <table:table-cell table:formula="oooc:=[.B11]*1.1807" office:value-type="float" office:value="234.9593">
            <text:p><text:s/>234,96 </text:p>
          </table:table-cell>
          <table:table-cell table:formula="oooc:=[.B11]*0.6749" office:value-type="float" office:value="134.3051">
            <text:p><text:s/>134,31 </text:p>
          </table:table-cell>
          <table:table-cell office:value-type="string">
            <text:p>Fotografia</text:p>
          </table:table-cell>
          <table:table-cell table:number-columns-repeated="251"/>
        </table:table-row>
        <table:table-row table:style-name="ro2">
          <table:table-cell office:value-type="string">
            <text:p>Nikon Coolpix 4600 </text:p>
          </table:table-cell>
          <table:table-cell office:value-type="float" office:value="185">
            <text:p><text:s/>185,00 </text:p>
          </table:table-cell>
          <table:table-cell table:formula="oooc:=[.B12]*1.1807" office:value-type="float" office:value="218.4295">
            <text:p><text:s/>218,43 </text:p>
          </table:table-cell>
          <table:table-cell table:formula="oooc:=[.B12]*0.6749" office:value-type="float" office:value="124.8565">
            <text:p><text:s/>124,86 </text:p>
          </table:table-cell>
          <table:table-cell office:value-type="string">
            <text:p>Fotografia</text:p>
          </table:table-cell>
          <table:table-cell table:number-columns-repeated="251"/>
        </table:table-row>
        <table:table-row table:style-name="ro2">
          <table:table-cell office:value-type="string">
            <text:p>Sony Cyber-shot DSC-T7 nera </text:p>
          </table:table-cell>
          <table:table-cell office:value-type="float" office:value="399">
            <text:p><text:s/>399,00 </text:p>
          </table:table-cell>
          <table:table-cell table:formula="oooc:=[.B13]*1.1807" office:value-type="float" office:value="471.0993">
            <text:p><text:s/>471,10 </text:p>
          </table:table-cell>
          <table:table-cell table:formula="oooc:=[.B13]*0.6749" office:value-type="float" office:value="269.2851">
            <text:p><text:s/>269,29 </text:p>
          </table:table-cell>
          <table:table-cell office:value-type="string">
            <text:p>Fotografia</text:p>
          </table:table-cell>
          <table:table-cell table:number-columns-repeated="251"/>
        </table:table-row>
        <table:table-row table:style-name="ro2">
          <table:table-cell office:value-type="string">
            <text:p>Sony Videocamera DCR-HC19 </text:p>
          </table:table-cell>
          <table:table-cell office:value-type="float" office:value="395">
            <text:p><text:s/>395,00 </text:p>
          </table:table-cell>
          <table:table-cell table:formula="oooc:=[.B14]*1.1807" office:value-type="float" office:value="466.3765">
            <text:p><text:s/>466,38 </text:p>
          </table:table-cell>
          <table:table-cell table:formula="oooc:=[.B14]*0.6749" office:value-type="float" office:value="266.5855">
            <text:p><text:s/>266,59 </text:p>
          </table:table-cell>
          <table:table-cell office:value-type="string">
            <text:p>Videocamere</text:p>
          </table:table-cell>
          <table:table-cell table:number-columns-repeated="251"/>
        </table:table-row>
        <table:table-row table:style-name="ro2">
          <table:table-cell office:value-type="string">
            <text:p>Sony Videocamera DVD DCR-DVD92 </text:p>
          </table:table-cell>
          <table:table-cell office:value-type="float" office:value="615">
            <text:p><text:s/>615,00 </text:p>
          </table:table-cell>
          <table:table-cell table:formula="oooc:=[.B15]*1.1807" office:value-type="float" office:value="726.1305">
            <text:p><text:s/>726,13 </text:p>
          </table:table-cell>
          <table:table-cell table:formula="oooc:=[.B15]*0.6749" office:value-type="float" office:value="415.0635">
            <text:p><text:s/>415,06 </text:p>
          </table:table-cell>
          <table:table-cell office:value-type="string">
            <text:p>Videocamere</text:p>
          </table:table-cell>
          <table:table-cell table:number-columns-repeated="251"/>
        </table:table-row>
        <table:table-row table:style-name="ro2">
          <table:table-cell office:value-type="string">
            <text:p>Panasonic Videocamera MiniDV NV-GS17 argento </text:p>
          </table:table-cell>
          <table:table-cell office:value-type="float" office:value="329">
            <text:p><text:s/>329,00 </text:p>
          </table:table-cell>
          <table:table-cell table:formula="oooc:=[.B16]*1.1807" office:value-type="float" office:value="388.4503">
            <text:p><text:s/>388,45 </text:p>
          </table:table-cell>
          <table:table-cell table:formula="oooc:=[.B16]*0.6749" office:value-type="float" office:value="222.0421">
            <text:p><text:s/>222,04 </text:p>
          </table:table-cell>
          <table:table-cell office:value-type="string">
            <text:p>Videocamere</text:p>
          </table:table-cell>
          <table:table-cell table:number-columns-repeated="251"/>
        </table:table-row>
        <table:table-row table:style-name="ro2">
          <table:table-cell office:value-type="string">
            <text:p>JVC Videocamera MiniDV GR-DF540EX </text:p>
          </table:table-cell>
          <table:table-cell office:value-type="float" office:value="423">
            <text:p><text:s/>423,00 </text:p>
          </table:table-cell>
          <table:table-cell table:formula="oooc:=[.B17]*1.1807" office:value-type="float" office:value="499.4361">
            <text:p><text:s/>499,44 </text:p>
          </table:table-cell>
          <table:table-cell table:formula="oooc:=[.B17]*0.6749" office:value-type="float" office:value="285.4827">
            <text:p><text:s/>285,48 </text:p>
          </table:table-cell>
          <table:table-cell office:value-type="string">
            <text:p>Videocamere</text:p>
          </table:table-cell>
          <table:table-cell table:number-columns-repeated="251"/>
        </table:table-row>
        <table:table-row table:style-name="ro2">
          <table:table-cell office:value-type="string">
            <text:p>Sony Videocamera DVD DCR-DVD403 </text:p>
          </table:table-cell>
          <table:table-cell office:value-type="float" office:value="1001">
            <text:p><text:s/>1.001,00 </text:p>
          </table:table-cell>
          <table:table-cell table:formula="oooc:=[.B18]*1.1807" office:value-type="float" office:value="1181.8807">
            <text:p><text:s/>1.181,88 </text:p>
          </table:table-cell>
          <table:table-cell table:formula="oooc:=[.B18]*0.6749" office:value-type="float" office:value="675.5749">
            <text:p><text:s/>675,57 </text:p>
          </table:table-cell>
          <table:table-cell office:value-type="string">
            <text:p>Videocamere</text:p>
          </table:table-cell>
          <table:table-cell table:number-columns-repeated="251"/>
        </table:table-row>
        <table:table-row table:style-name="ro2">
          <table:table-cell office:value-type="string">
            <text:p>JVC Videocamera MiniDV GR-D240EX </text:p>
          </table:table-cell>
          <table:table-cell office:value-type="float" office:value="319">
            <text:p><text:s/>319,00 </text:p>
          </table:table-cell>
          <table:table-cell table:formula="oooc:=[.B19]*1.1807" office:value-type="float" office:value="376.6433">
            <text:p><text:s/>376,64 </text:p>
          </table:table-cell>
          <table:table-cell table:formula="oooc:=[.B19]*0.6749" office:value-type="float" office:value="215.2931">
            <text:p><text:s/>215,29 </text:p>
          </table:table-cell>
          <table:table-cell office:value-type="string">
            <text:p>Videocamere</text:p>
          </table:table-cell>
          <table:table-cell table:number-columns-repeated="251"/>
        </table:table-row>
        <table:table-row table:style-name="ro2">
          <table:table-cell office:value-type="string">
            <text:p>Sony Videocamera DVD DCR-DVD203 </text:p>
          </table:table-cell>
          <table:table-cell office:value-type="float" office:value="719">
            <text:p><text:s/>719,00 </text:p>
          </table:table-cell>
          <table:table-cell table:formula="oooc:=[.B20]*1.1807" office:value-type="float" office:value="848.9233">
            <text:p><text:s/>848,92 </text:p>
          </table:table-cell>
          <table:table-cell table:formula="oooc:=[.B20]*0.6749" office:value-type="float" office:value="485.2531">
            <text:p><text:s/>485,25 </text:p>
          </table:table-cell>
          <table:table-cell office:value-type="string">
            <text:p>Videocamere</text:p>
          </table:table-cell>
          <table:table-cell table:number-columns-repeated="251"/>
        </table:table-row>
        <table:table-row table:style-name="ro2">
          <table:table-cell office:value-type="string">
            <text:p>JVC Videocamera MiniDV GR-D239EX </text:p>
          </table:table-cell>
          <table:table-cell office:value-type="float" office:value="304">
            <text:p><text:s/>304,00 </text:p>
          </table:table-cell>
          <table:table-cell table:formula="oooc:=[.B21]*1.1807" office:value-type="float" office:value="358.9328">
            <text:p><text:s/>358,93 </text:p>
          </table:table-cell>
          <table:table-cell table:formula="oooc:=[.B21]*0.6749" office:value-type="float" office:value="205.1696">
            <text:p><text:s/>205,17 </text:p>
          </table:table-cell>
          <table:table-cell office:value-type="string">
            <text:p>Videocamere</text:p>
          </table:table-cell>
          <table:table-cell table:number-columns-repeated="251"/>
        </table:table-row>
        <table:table-row table:style-name="ro2">
          <table:table-cell office:value-type="string">
            <text:p>Sony Videocamera DCR-HC90 </text:p>
          </table:table-cell>
          <table:table-cell office:value-type="float" office:value="799">
            <text:p><text:s/>799,00 </text:p>
          </table:table-cell>
          <table:table-cell table:formula="oooc:=[.B22]*1.1807" office:value-type="float" office:value="943.3793">
            <text:p><text:s/>943,38 </text:p>
          </table:table-cell>
          <table:table-cell table:formula="oooc:=[.B22]*0.6749" office:value-type="float" office:value="539.2451">
            <text:p><text:s/>539,25 </text:p>
          </table:table-cell>
          <table:table-cell office:value-type="string">
            <text:p>Videocamere</text:p>
          </table:table-cell>
          <table:table-cell table:number-columns-repeated="251"/>
        </table:table-row>
        <table:table-row table:style-name="ro2">
          <table:table-cell office:value-type="string">
            <text:p>JVC Videocamera GZ-MC500 </text:p>
          </table:table-cell>
          <table:table-cell office:value-type="float" office:value="1291">
            <text:p><text:s/>1.291,00 </text:p>
          </table:table-cell>
          <table:table-cell table:formula="oooc:=[.B23]*1.1807" office:value-type="float" office:value="1524.2837">
            <text:p><text:s/>1.524,28 </text:p>
          </table:table-cell>
          <table:table-cell table:formula="oooc:=[.B23]*0.6749" office:value-type="float" office:value="871.2959">
            <text:p><text:s/>871,30 </text:p>
          </table:table-cell>
          <table:table-cell office:value-type="string">
            <text:p>Videocamere</text:p>
          </table:table-cell>
          <table:table-cell table:number-columns-repeated="251"/>
        </table:table-row>
        <table:table-row table:style-name="ro2">
          <table:table-cell office:value-type="string">
            <text:p>Sharp Televisore LCD 16/9 32" (82 cm)... </text:p>
          </table:table-cell>
          <table:table-cell office:value-type="float" office:value="1253">
            <text:p><text:s/>1.253,00 </text:p>
          </table:table-cell>
          <table:table-cell table:formula="oooc:=[.B24]*1.1807" office:value-type="float" office:value="1479.4171">
            <text:p><text:s/>1.479,42 </text:p>
          </table:table-cell>
          <table:table-cell table:formula="oooc:=[.B24]*0.6749" office:value-type="float" office:value="845.6497">
            <text:p><text:s/>845,65 </text:p>
          </table:table-cell>
          <table:table-cell office:value-type="string">
            <text:p>TV - Video</text:p>
          </table:table-cell>
          <table:table-cell table:number-columns-repeated="251"/>
        </table:table-row>
        <table:table-row table:style-name="ro2">
          <table:table-cell office:value-type="string">
            <text:p>Sony Lettore / registratore DVD con... </text:p>
          </table:table-cell>
          <table:table-cell office:value-type="float" office:value="474">
            <text:p><text:s/>474,00 </text:p>
          </table:table-cell>
          <table:table-cell table:formula="oooc:=[.B25]*1.1807" office:value-type="float" office:value="559.6518">
            <text:p><text:s/>559,65 </text:p>
          </table:table-cell>
          <table:table-cell table:formula="oooc:=[.B25]*0.6749" office:value-type="float" office:value="319.9026">
            <text:p><text:s/>319,90 </text:p>
          </table:table-cell>
          <table:table-cell office:value-type="string">
            <text:p>TV - Video</text:p>
          </table:table-cell>
          <table:table-cell table:number-columns-repeated="251"/>
        </table:table-row>
        <table:table-row table:style-name="ro2">
          <table:table-cell office:value-type="string">
            <text:p>Toshiba Lettore DVD/DivX High Definition... </text:p>
          </table:table-cell>
          <table:table-cell office:value-type="float" office:value="109">
            <text:p><text:s/>109,00 </text:p>
          </table:table-cell>
          <table:table-cell table:formula="oooc:=[.B26]*1.1807" office:value-type="float" office:value="128.6963">
            <text:p><text:s/>128,70 </text:p>
          </table:table-cell>
          <table:table-cell table:formula="oooc:=[.B26]*0.6749" office:value-type="float" office:value="73.5641">
            <text:p><text:s/>73,56 </text:p>
          </table:table-cell>
          <table:table-cell office:value-type="string">
            <text:p>TV - Video</text:p>
          </table:table-cell>
          <table:table-cell table:number-columns-repeated="251"/>
        </table:table-row>
        <table:table-row table:style-name="ro2">
          <table:table-cell office:value-type="string">
            <text:p>LG Lettore / registratore DVD RH7500... </text:p>
          </table:table-cell>
          <table:table-cell office:value-type="float" office:value="311">
            <text:p><text:s/>311,00 </text:p>
          </table:table-cell>
          <table:table-cell table:formula="oooc:=[.B27]*1.1807" office:value-type="float" office:value="367.1977">
            <text:p><text:s/>367,20 </text:p>
          </table:table-cell>
          <table:table-cell table:formula="oooc:=[.B27]*0.6749" office:value-type="float" office:value="209.8939">
            <text:p><text:s/>209,89 </text:p>
          </table:table-cell>
          <table:table-cell office:value-type="string">
            <text:p>TV - Video</text:p>
          </table:table-cell>
          <table:table-cell table:number-columns-repeated="251"/>
        </table:table-row>
        <table:table-row table:style-name="ro2">
          <table:table-cell office:value-type="string">
            <text:p>Samsung Combi lettore... </text:p>
          </table:table-cell>
          <table:table-cell office:value-type="float" office:value="139">
            <text:p><text:s/>139,00 </text:p>
          </table:table-cell>
          <table:table-cell table:formula="oooc:=[.B28]*1.1807" office:value-type="float" office:value="164.1173">
            <text:p><text:s/>164,12 </text:p>
          </table:table-cell>
          <table:table-cell table:formula="oooc:=[.B28]*0.6749" office:value-type="float" office:value="93.8111">
            <text:p><text:s/>93,81 </text:p>
          </table:table-cell>
          <table:table-cell office:value-type="string">
            <text:p>TV - Video</text:p>
          </table:table-cell>
          <table:table-cell table:number-columns-repeated="251"/>
        </table:table-row>
        <table:table-row table:style-name="ro2">
          <table:table-cell office:value-type="string">
            <text:p>Philips Lettore/registratore DVD HDRW720 </text:p>
          </table:table-cell>
          <table:table-cell office:value-type="float" office:value="449">
            <text:p><text:s/>449,00 </text:p>
          </table:table-cell>
          <table:table-cell table:formula="oooc:=[.B29]*1.1807" office:value-type="float" office:value="530.1343">
            <text:p><text:s/>530,13 </text:p>
          </table:table-cell>
          <table:table-cell table:formula="oooc:=[.B29]*0.6749" office:value-type="float" office:value="303.0301">
            <text:p><text:s/>303,03 </text:p>
          </table:table-cell>
          <table:table-cell office:value-type="string">
            <text:p>TV - Video</text:p>
          </table:table-cell>
          <table:table-cell table:number-columns-repeated="251"/>
        </table:table-row>
        <table:table-row table:style-name="ro2">
          <table:table-cell office:value-type="string">
            <text:p>Shinco Lettore DVD/DivX portatile SDP-1750 </text:p>
          </table:table-cell>
          <table:table-cell office:value-type="float" office:value="199">
            <text:p><text:s/>199,00 </text:p>
          </table:table-cell>
          <table:table-cell table:formula="oooc:=[.B30]*1.1807" office:value-type="float" office:value="234.9593">
            <text:p><text:s/>234,96 </text:p>
          </table:table-cell>
          <table:table-cell table:formula="oooc:=[.B30]*0.6749" office:value-type="float" office:value="134.3051">
            <text:p><text:s/>134,31 </text:p>
          </table:table-cell>
          <table:table-cell office:value-type="string">
            <text:p>TV - Video</text:p>
          </table:table-cell>
          <table:table-cell table:number-columns-repeated="251"/>
        </table:table-row>
        <table:table-row table:style-name="ro2">
          <table:table-cell office:value-type="string">
            <text:p>Toshiba Lettore DVD / DIVX portatile... </text:p>
          </table:table-cell>
          <table:table-cell office:value-type="float" office:value="219">
            <text:p><text:s/>219,00 </text:p>
          </table:table-cell>
          <table:table-cell table:formula="oooc:=[.B31]*1.1807" office:value-type="float" office:value="258.5733">
            <text:p><text:s/>258,57 </text:p>
          </table:table-cell>
          <table:table-cell table:formula="oooc:=[.B31]*0.6749" office:value-type="float" office:value="147.8031">
            <text:p><text:s/>147,80 </text:p>
          </table:table-cell>
          <table:table-cell office:value-type="string">
            <text:p>TV - Video</text:p>
          </table:table-cell>
          <table:table-cell table:number-columns-repeated="251"/>
        </table:table-row>
        <table:table-row table:style-name="ro2">
          <table:table-cell office:value-type="string">
            <text:p>LG Lettore DVD/DivX High Definition... </text:p>
          </table:table-cell>
          <table:table-cell office:value-type="float" office:value="95">
            <text:p><text:s/>95,00 </text:p>
          </table:table-cell>
          <table:table-cell table:formula="oooc:=[.B32]*1.1807" office:value-type="float" office:value="112.1665">
            <text:p><text:s/>112,17 </text:p>
          </table:table-cell>
          <table:table-cell table:formula="oooc:=[.B32]*0.6749" office:value-type="float" office:value="64.1155">
            <text:p><text:s/>64,12 </text:p>
          </table:table-cell>
          <table:table-cell office:value-type="string">
            <text:p>TV - Video</text:p>
          </table:table-cell>
          <table:table-cell table:number-columns-repeated="251"/>
        </table:table-row>
        <table:table-row table:style-name="ro2">
          <table:table-cell office:value-type="string">
            <text:p>PHOCUS Televisore LCD 16/9 26" (66 cm)... </text:p>
          </table:table-cell>
          <table:table-cell office:value-type="float" office:value="699">
            <text:p><text:s/>699,00 </text:p>
          </table:table-cell>
          <table:table-cell table:formula="oooc:=[.B33]*1.1807" office:value-type="float" office:value="825.3093">
            <text:p><text:s/>825,31 </text:p>
          </table:table-cell>
          <table:table-cell table:formula="oooc:=[.B33]*0.6749" office:value-type="float" office:value="471.7551">
            <text:p><text:s/>471,76 </text:p>
          </table:table-cell>
          <table:table-cell office:value-type="string">
            <text:p>TV - Video</text:p>
          </table:table-cell>
          <table:table-cell table:number-columns-repeated="251"/>
        </table:table-row>
        <table:table-row table:style-name="ro2">
          <table:table-cell office:value-type="string">
            <text:p>Pixmania Lettore MP3 SD/MMC </text:p>
          </table:table-cell>
          <table:table-cell office:value-type="float" office:value="18">
            <text:p><text:s/>18,00 </text:p>
          </table:table-cell>
          <table:table-cell table:formula="oooc:=[.B34]*1.1807" office:value-type="float" office:value="21.2526">
            <text:p><text:s/>21,25 </text:p>
          </table:table-cell>
          <table:table-cell table:formula="oooc:=[.B34]*0.6749" office:value-type="float" office:value="12.1482">
            <text:p><text:s/>12,15 </text:p>
          </table:table-cell>
          <table:table-cell office:value-type="string">
            <text:p>Audio</text:p>
          </table:table-cell>
          <table:table-cell table:number-columns-repeated="251"/>
        </table:table-row>
        <table:table-row table:style-name="ro2">
          <table:table-cell office:value-type="string">
            <text:p>INOVIX Lettore MP3 IMP-20 256 Mb </text:p>
          </table:table-cell>
          <table:table-cell office:value-type="float" office:value="42">
            <text:p><text:s/>42,00 </text:p>
          </table:table-cell>
          <table:table-cell table:formula="oooc:=[.B35]*1.1807" office:value-type="float" office:value="49.5894">
            <text:p><text:s/>49,59 </text:p>
          </table:table-cell>
          <table:table-cell table:formula="oooc:=[.B35]*0.6749" office:value-type="float" office:value="28.3458">
            <text:p><text:s/>28,35 </text:p>
          </table:table-cell>
          <table:table-cell office:value-type="string">
            <text:p>Audio</text:p>
          </table:table-cell>
          <table:table-cell table:number-columns-repeated="251"/>
        </table:table-row>
        <table:table-row table:style-name="ro2">
          <table:table-cell office:value-type="string">
            <text:p>Apple iPod shuffle 512 Mb </text:p>
          </table:table-cell>
          <table:table-cell office:value-type="float" office:value="97">
            <text:p><text:s/>97,00 </text:p>
          </table:table-cell>
          <table:table-cell table:formula="oooc:=[.B36]*1.1807" office:value-type="float" office:value="114.5279">
            <text:p><text:s/>114,53 </text:p>
          </table:table-cell>
          <table:table-cell table:formula="oooc:=[.B36]*0.6749" office:value-type="float" office:value="65.4653">
            <text:p><text:s/>65,47 </text:p>
          </table:table-cell>
          <table:table-cell office:value-type="string">
            <text:p>Audio</text:p>
          </table:table-cell>
          <table:table-cell table:number-columns-repeated="251"/>
        </table:table-row>
        <table:table-row table:style-name="ro2">
          <table:table-cell office:value-type="string">
            <text:p>INOVIX Pen USB 2.0 MP3 radio FM iMP-64... </text:p>
          </table:table-cell>
          <table:table-cell office:value-type="float" office:value="42">
            <text:p><text:s/>42,00 </text:p>
          </table:table-cell>
          <table:table-cell table:formula="oooc:=[.B37]*1.1807" office:value-type="float" office:value="49.5894">
            <text:p><text:s/>49,59 </text:p>
          </table:table-cell>
          <table:table-cell table:formula="oooc:=[.B37]*0.6749" office:value-type="float" office:value="28.3458">
            <text:p><text:s/>28,35 </text:p>
          </table:table-cell>
          <table:table-cell office:value-type="string">
            <text:p>Audio</text:p>
          </table:table-cell>
          <table:table-cell table:number-columns-repeated="251"/>
        </table:table-row>
        <table:table-row table:style-name="ro2">
          <table:table-cell office:value-type="string">
            <text:p>Creative Pen USB MP3 MuVo TX FM 512 Mb </text:p>
          </table:table-cell>
          <table:table-cell office:value-type="float" office:value="93">
            <text:p><text:s/>93,00 </text:p>
          </table:table-cell>
          <table:table-cell table:formula="oooc:=[.B38]*1.1807" office:value-type="float" office:value="109.8051">
            <text:p><text:s/>109,81 </text:p>
          </table:table-cell>
          <table:table-cell table:formula="oooc:=[.B38]*0.6749" office:value-type="float" office:value="62.7657">
            <text:p><text:s/>62,77 </text:p>
          </table:table-cell>
          <table:table-cell office:value-type="string">
            <text:p>Audio</text:p>
          </table:table-cell>
          <table:table-cell table:number-columns-repeated="251"/>
        </table:table-row>
        <table:table-row table:style-name="ro2">
          <table:table-cell office:value-type="string">
            <text:p>iRiver Lettore MP3 iFP-180T </text:p>
          </table:table-cell>
          <table:table-cell office:value-type="float" office:value="62">
            <text:p><text:s/>62,00 </text:p>
          </table:table-cell>
          <table:table-cell table:formula="oooc:=[.B39]*1.1807" office:value-type="float" office:value="73.2034">
            <text:p><text:s/>73,20 </text:p>
          </table:table-cell>
          <table:table-cell table:formula="oooc:=[.B39]*0.6749" office:value-type="float" office:value="41.8438">
            <text:p><text:s/>41,84 </text:p>
          </table:table-cell>
          <table:table-cell office:value-type="string">
            <text:p>Audio</text:p>
          </table:table-cell>
          <table:table-cell table:number-columns-repeated="251"/>
        </table:table-row>
        <table:table-row table:style-name="ro2">
          <table:table-cell office:value-type="string">
            <text:p>Samsung Lettore MP3 Jukebox YH-925 20 Gb </text:p>
          </table:table-cell>
          <table:table-cell office:value-type="float" office:value="249">
            <text:p><text:s/>249,00 </text:p>
          </table:table-cell>
          <table:table-cell table:formula="oooc:=[.B40]*1.1807" office:value-type="float" office:value="293.9943">
            <text:p><text:s/>293,99 </text:p>
          </table:table-cell>
          <table:table-cell table:formula="oooc:=[.B40]*0.6749" office:value-type="float" office:value="168.0501">
            <text:p><text:s/>168,05 </text:p>
          </table:table-cell>
          <table:table-cell office:value-type="string">
            <text:p>Audio</text:p>
          </table:table-cell>
          <table:table-cell table:number-columns-repeated="251"/>
        </table:table-row>
        <table:table-row table:style-name="ro2">
          <table:table-cell office:value-type="string">
            <text:p>iRiver Lettore MP3 IFP780 128 Mb </text:p>
          </table:table-cell>
          <table:table-cell office:value-type="float" office:value="100">
            <text:p><text:s/>100,00 </text:p>
          </table:table-cell>
          <table:table-cell table:formula="oooc:=[.B41]*1.1807" office:value-type="float" office:value="118.07">
            <text:p><text:s/>118,07 </text:p>
          </table:table-cell>
          <table:table-cell table:formula="oooc:=[.B41]*0.6749" office:value-type="float" office:value="67.49">
            <text:p><text:s/>67,49 </text:p>
          </table:table-cell>
          <table:table-cell office:value-type="string">
            <text:p>Audio</text:p>
          </table:table-cell>
          <table:table-cell table:number-columns-repeated="251"/>
        </table:table-row>
        <table:table-row table:style-name="ro2">
          <table:table-cell office:value-type="string">
            <text:p>SUPPORTPLUS Lettore MP3 Q-BE 256 Mb nero </text:p>
          </table:table-cell>
          <table:table-cell office:value-type="float" office:value="89">
            <text:p><text:s/>89,00 </text:p>
          </table:table-cell>
          <table:table-cell table:formula="oooc:=[.B42]*1.1807" office:value-type="float" office:value="105.0823">
            <text:p><text:s/>105,08 </text:p>
          </table:table-cell>
          <table:table-cell table:formula="oooc:=[.B42]*0.6749" office:value-type="float" office:value="60.0661">
            <text:p><text:s/>60,07 </text:p>
          </table:table-cell>
          <table:table-cell office:value-type="string">
            <text:p>Audio</text:p>
          </table:table-cell>
          <table:table-cell table:number-columns-repeated="251"/>
        </table:table-row>
        <table:table-row table:style-name="ro2">
          <table:table-cell table:style-name="ce4" office:value-type="string">
            <text:p>LG Lettore MP3 FM MF-FE502N 256 Mb </text:p>
          </table:table-cell>
          <table:table-cell table:style-name="ce7" office:value-type="float" office:value="95.9">
            <text:p><text:s/>95,90 </text:p>
          </table:table-cell>
          <table:table-cell table:style-name="ce7" table:formula="oooc:=[.B43]*1.1807" office:value-type="float" office:value="113.22913">
            <text:p><text:s/>113,23 </text:p>
          </table:table-cell>
          <table:table-cell table:style-name="ce7" table:formula="oooc:=[.B43]*0.6749" office:value-type="float" office:value="64.72291">
            <text:p><text:s/>64,72 </text:p>
          </table:table-cell>
          <table:table-cell table:style-name="ce10" office:value-type="string">
            <text:p>Audio</text:p>
          </table:table-cell>
          <table:table-cell table:number-columns-repeated="251"/>
        </table:table-row>
      </table:table>
      <table:table table:name="Entrate_Uscite" table:style-name="ta2" table:print="false">
        <table:table-column table:style-name="co8" table:default-cell-style-name="ce14"/>
        <table:table-column table:style-name="co9" table:default-cell-style-name="ce3"/>
        <table:table-column table:style-name="co10" table:default-cell-style-name="ce3"/>
        <table:table-column table:style-name="co11" table:default-cell-style-name="ce21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8" table:default-cell-style-name="Default"/>
        <table:table-column table:style-name="co6" table:number-columns-repeated="247" table:default-cell-style-name="Default"/>
        <table:table-row table:style-name="ro1">
          <table:table-cell table:style-name="ce12" office:value-type="string" table:number-columns-spanned="3" table:number-rows-spanned="1">
            <text:p>SALDO</text:p>
          </table:table-cell>
          <table:covered-table-cell table:number-columns-repeated="2" table:style-name="ce17"/>
          <table:table-cell table:style-name="Default"/>
          <table:table-cell table:style-name="ce23" office:value-type="string">
            <text:p>TOTALE ENTRATE:</text:p>
          </table:table-cell>
          <table:table-cell table:style-name="ce18"/>
          <table:table-cell/>
          <table:table-cell table:style-name="ce23" office:value-type="string">
            <text:p>TOTALE USCITE:</text:p>
          </table:table-cell>
          <table:table-cell table:style-name="ce18"/>
          <table:table-cell/>
          <table:table-cell table:style-name="ce23" office:value-type="string">
            <text:p>SALDO:</text:p>
          </table:table-cell>
          <table:table-cell table:style-name="ce18" table:formula="oooc:=totale" office:value-type="float" office:value="29757.83">
            <text:p>29757,83</text:p>
          </table:table-cell>
          <table:table-cell table:number-columns-repeated="244"/>
        </table:table-row>
        <table:table-row table:style-name="ro2">
          <table:table-cell table:style-name="Default" table:number-columns-repeated="4"/>
          <table:table-cell table:number-columns-repeated="252"/>
        </table:table-row>
        <table:table-row table:style-name="ro2">
          <table:table-cell table:style-name="ce13" office:value-type="string">
            <text:p>Reparto</text:p>
          </table:table-cell>
          <table:table-cell table:style-name="ce2" office:value-type="string">
            <text:p>Saldo</text:p>
          </table:table-cell>
          <table:table-cell table:style-name="ce2" office:value-type="string">
            <text:p>Giorno</text:p>
          </table:table-cell>
          <table:table-cell table:style-name="ce20" office:value-type="string">
            <text:p>Perc.</text:p>
          </table:table-cell>
          <table:table-cell table:number-columns-repeated="252"/>
        </table:table-row>
        <table:table-row table:style-name="ro2">
          <table:table-cell office:value-type="string">
            <text:p>Amministrazione</text:p>
          </table:table-cell>
          <table:table-cell office:value-type="float" office:value="861.09">
            <text:p>861,09</text:p>
          </table:table-cell>
          <table:table-cell office:value-type="float" office:value="38626">
            <text:p>38626</text:p>
          </table:table-cell>
          <table:table-cell table:formula="oooc:=[.B4]/totale" office:value-type="float" office:value="0.0289365857658304">
            <text:p>0,03</text:p>
          </table:table-cell>
          <table:table-cell table:number-columns-repeated="252"/>
        </table:table-row>
        <table:table-row table:style-name="ro2">
          <table:table-cell office:value-type="string">
            <text:p>Pubblicità</text:p>
          </table:table-cell>
          <table:table-cell office:value-type="float" office:value="-762.64">
            <text:p>-762,64</text:p>
          </table:table-cell>
          <table:table-cell office:value-type="float" office:value="38626">
            <text:p>38626</text:p>
          </table:table-cell>
          <table:table-cell table:formula="oooc:=[.B5]/totale" office:value-type="float" office:value="-0.0256282128098722">
            <text:p>-0,03</text:p>
          </table:table-cell>
          <table:table-cell table:number-columns-repeated="252"/>
        </table:table-row>
        <table:table-row table:style-name="ro2">
          <table:table-cell office:value-type="string">
            <text:p>Reclami</text:p>
          </table:table-cell>
          <table:table-cell office:value-type="float" office:value="-818.44">
            <text:p>-818,44</text:p>
          </table:table-cell>
          <table:table-cell office:value-type="float" office:value="38626">
            <text:p>38626</text:p>
          </table:table-cell>
          <table:table-cell table:formula="oooc:=[.B6]/totale" office:value-type="float" office:value="-0.027503349538592">
            <text:p>-0,03</text:p>
          </table:table-cell>
          <table:table-cell table:number-columns-repeated="252"/>
        </table:table-row>
        <table:table-row table:style-name="ro2">
          <table:table-cell office:value-type="string">
            <text:p>Amministrazione</text:p>
          </table:table-cell>
          <table:table-cell office:value-type="float" office:value="256.71">
            <text:p>256,71</text:p>
          </table:table-cell>
          <table:table-cell office:value-type="float" office:value="38627">
            <text:p>38627</text:p>
          </table:table-cell>
          <table:table-cell table:formula="oooc:=[.B7]/totale" office:value-type="float" office:value="0.00862663709013729">
            <text:p>0,01</text:p>
          </table:table-cell>
          <table:table-cell table:number-columns-repeated="252"/>
        </table:table-row>
        <table:table-row table:style-name="ro2">
          <table:table-cell office:value-type="string">
            <text:p>Pubblicità</text:p>
          </table:table-cell>
          <table:table-cell office:value-type="float" office:value="-354.55">
            <text:p>-354,55</text:p>
          </table:table-cell>
          <table:table-cell office:value-type="float" office:value="38627">
            <text:p>38627</text:p>
          </table:table-cell>
          <table:table-cell table:formula="oooc:=[.B8]/totale" office:value-type="float" office:value="-0.0119145112395628">
            <text:p>-0,01</text:p>
          </table:table-cell>
          <table:table-cell table:number-columns-repeated="252"/>
        </table:table-row>
        <table:table-row table:style-name="ro2">
          <table:table-cell office:value-type="string">
            <text:p>Reclami</text:p>
          </table:table-cell>
          <table:table-cell office:value-type="float" office:value="-87.66">
            <text:p>-87,66</text:p>
          </table:table-cell>
          <table:table-cell office:value-type="float" office:value="38627">
            <text:p>38627</text:p>
          </table:table-cell>
          <table:table-cell table:formula="oooc:=[.B9]/totale" office:value-type="float" office:value="-0.00294577931253724">
            <text:p>0</text:p>
          </table:table-cell>
          <table:table-cell table:number-columns-repeated="252"/>
        </table:table-row>
        <table:table-row table:style-name="ro2">
          <table:table-cell office:value-type="string">
            <text:p>Amministrazione</text:p>
          </table:table-cell>
          <table:table-cell office:value-type="float" office:value="356.9">
            <text:p>356,9</text:p>
          </table:table-cell>
          <table:table-cell office:value-type="float" office:value="38628">
            <text:p>38628</text:p>
          </table:table-cell>
          <table:table-cell table:formula="oooc:=[.B10]/totale" office:value-type="float" office:value="0.0119934820516147">
            <text:p>0,01</text:p>
          </table:table-cell>
          <table:table-cell table:number-columns-repeated="252"/>
        </table:table-row>
        <table:table-row table:style-name="ro2">
          <table:table-cell office:value-type="string">
            <text:p>Pubblicità</text:p>
          </table:table-cell>
          <table:table-cell office:value-type="float" office:value="-321.93">
            <text:p>-321,93</text:p>
          </table:table-cell>
          <table:table-cell office:value-type="float" office:value="38628">
            <text:p>38628</text:p>
          </table:table-cell>
          <table:table-cell table:formula="oooc:=[.B11]/totale" office:value-type="float" office:value="-0.0108183291590818">
            <text:p>-0,01</text:p>
          </table:table-cell>
          <table:table-cell table:number-columns-repeated="252"/>
        </table:table-row>
        <table:table-row table:style-name="ro2">
          <table:table-cell office:value-type="string">
            <text:p>Reclami</text:p>
          </table:table-cell>
          <table:table-cell office:value-type="float" office:value="-213.96">
            <text:p>-213,96</text:p>
          </table:table-cell>
          <table:table-cell office:value-type="float" office:value="38628">
            <text:p>38628</text:p>
          </table:table-cell>
          <table:table-cell table:formula="oooc:=[.B12]/totale" office:value-type="float" office:value="-0.00719004040281163">
            <text:p>-0,01</text:p>
          </table:table-cell>
          <table:table-cell table:number-columns-repeated="252"/>
        </table:table-row>
        <table:table-row table:style-name="ro2">
          <table:table-cell office:value-type="string">
            <text:p>Amministrazione</text:p>
          </table:table-cell>
          <table:table-cell office:value-type="float" office:value="1933.01">
            <text:p>1933,01</text:p>
          </table:table-cell>
          <table:table-cell office:value-type="float" office:value="38629">
            <text:p>38629</text:p>
          </table:table-cell>
          <table:table-cell table:formula="oooc:=[.B13]/totale" office:value-type="float" office:value="0.0649580295337395">
            <text:p>0,06</text:p>
          </table:table-cell>
          <table:table-cell table:number-columns-repeated="252"/>
        </table:table-row>
        <table:table-row table:style-name="ro2">
          <table:table-cell office:value-type="string">
            <text:p>Pubblicità</text:p>
          </table:table-cell>
          <table:table-cell office:value-type="float" office:value="-96.3">
            <text:p>-96,3</text:p>
          </table:table-cell>
          <table:table-cell office:value-type="float" office:value="38629">
            <text:p>38629</text:p>
          </table:table-cell>
          <table:table-cell table:formula="oooc:=[.B14]/totale" office:value-type="float" office:value="-0.00323612306408095">
            <text:p>0</text:p>
          </table:table-cell>
          <table:table-cell table:number-columns-repeated="252"/>
        </table:table-row>
        <table:table-row table:style-name="ro2">
          <table:table-cell office:value-type="string">
            <text:p>Reclami</text:p>
          </table:table-cell>
          <table:table-cell office:value-type="float" office:value="-307.98">
            <text:p>-307,98</text:p>
          </table:table-cell>
          <table:table-cell office:value-type="float" office:value="38629">
            <text:p>38629</text:p>
          </table:table-cell>
          <table:table-cell table:formula="oooc:=[.B15]/totale" office:value-type="float" office:value="-0.0103495449769019">
            <text:p>-0,01</text:p>
          </table:table-cell>
          <table:table-cell table:number-columns-repeated="252"/>
        </table:table-row>
        <table:table-row table:style-name="ro2">
          <table:table-cell office:value-type="string">
            <text:p>Amministrazione</text:p>
          </table:table-cell>
          <table:table-cell office:value-type="float" office:value="3623.17">
            <text:p>3623,17</text:p>
          </table:table-cell>
          <table:table-cell office:value-type="float" office:value="38630">
            <text:p>38630</text:p>
          </table:table-cell>
          <table:table-cell table:formula="oooc:=[.B16]/totale" office:value-type="float" office:value="0.121755181745443">
            <text:p>0,12</text:p>
          </table:table-cell>
          <table:table-cell table:number-columns-repeated="252"/>
        </table:table-row>
        <table:table-row table:style-name="ro2">
          <table:table-cell office:value-type="string">
            <text:p>Pubblicità</text:p>
          </table:table-cell>
          <table:table-cell office:value-type="float" office:value="-960.04">
            <text:p>-960,04</text:p>
          </table:table-cell>
          <table:table-cell office:value-type="float" office:value="38630">
            <text:p>38630</text:p>
          </table:table-cell>
          <table:table-cell table:formula="oooc:=[.B17]/totale" office:value-type="float" office:value="-0.0322617610222251">
            <text:p>-0,03</text:p>
          </table:table-cell>
          <table:table-cell table:number-columns-repeated="252"/>
        </table:table-row>
        <table:table-row table:style-name="ro2">
          <table:table-cell office:value-type="string">
            <text:p>Reclami</text:p>
          </table:table-cell>
          <table:table-cell office:value-type="float" office:value="-576.78">
            <text:p>-576,78</text:p>
          </table:table-cell>
          <table:table-cell office:value-type="float" office:value="38630">
            <text:p>38630</text:p>
          </table:table-cell>
          <table:table-cell table:formula="oooc:=[.B18]/totale" office:value-type="float" office:value="-0.0193824616915951">
            <text:p>-0,02</text:p>
          </table:table-cell>
          <table:table-cell table:number-columns-repeated="252"/>
        </table:table-row>
        <table:table-row table:style-name="ro2">
          <table:table-cell office:value-type="string">
            <text:p>Amministrazione</text:p>
          </table:table-cell>
          <table:table-cell office:value-type="float" office:value="3185.82">
            <text:p>3185,82</text:p>
          </table:table-cell>
          <table:table-cell office:value-type="float" office:value="38631">
            <text:p>38631</text:p>
          </table:table-cell>
          <table:table-cell table:formula="oooc:=[.B19]/totale" office:value-type="float" office:value="0.107058209553586">
            <text:p>0,11</text:p>
          </table:table-cell>
          <table:table-cell table:number-columns-repeated="252"/>
        </table:table-row>
        <table:table-row table:style-name="ro2">
          <table:table-cell office:value-type="string">
            <text:p>Pubblicità</text:p>
          </table:table-cell>
          <table:table-cell office:value-type="float" office:value="-826.82">
            <text:p>-826,82</text:p>
          </table:table-cell>
          <table:table-cell office:value-type="float" office:value="38631">
            <text:p>38631</text:p>
          </table:table-cell>
          <table:table-cell table:formula="oooc:=[.B20]/totale" office:value-type="float" office:value="-0.0277849560939087">
            <text:p>-0,03</text:p>
          </table:table-cell>
          <table:table-cell table:number-columns-repeated="252"/>
        </table:table-row>
        <table:table-row table:style-name="ro2">
          <table:table-cell office:value-type="string">
            <text:p>Reclami</text:p>
          </table:table-cell>
          <table:table-cell office:value-type="float" office:value="-390.6">
            <text:p>-390,6</text:p>
          </table:table-cell>
          <table:table-cell office:value-type="float" office:value="38631">
            <text:p>38631</text:p>
          </table:table-cell>
          <table:table-cell table:formula="oooc:=[.B21]/totale" office:value-type="float" office:value="-0.0131259571010386">
            <text:p>-0,01</text:p>
          </table:table-cell>
          <table:table-cell table:number-columns-repeated="252"/>
        </table:table-row>
        <table:table-row table:style-name="ro2">
          <table:table-cell office:value-type="string">
            <text:p>Amministrazione</text:p>
          </table:table-cell>
          <table:table-cell office:value-type="float" office:value="1346.93">
            <text:p>1346,93</text:p>
          </table:table-cell>
          <table:table-cell office:value-type="float" office:value="38632">
            <text:p>38632</text:p>
          </table:table-cell>
          <table:table-cell table:formula="oooc:=[.B22]/totale" office:value-type="float" office:value="0.0452630450540245">
            <text:p>0,05</text:p>
          </table:table-cell>
          <table:table-cell table:number-columns-repeated="252"/>
        </table:table-row>
        <table:table-row table:style-name="ro2">
          <table:table-cell office:value-type="string">
            <text:p>Pubblicità</text:p>
          </table:table-cell>
          <table:table-cell office:value-type="float" office:value="-539.47">
            <text:p>-539,47</text:p>
          </table:table-cell>
          <table:table-cell office:value-type="float" office:value="38632">
            <text:p>38632</text:p>
          </table:table-cell>
          <table:table-cell table:formula="oooc:=[.B23]/totale" office:value-type="float" office:value="-0.0181286740330192">
            <text:p>-0,02</text:p>
          </table:table-cell>
          <table:table-cell table:number-columns-repeated="252"/>
        </table:table-row>
        <table:table-row table:style-name="ro2">
          <table:table-cell office:value-type="string">
            <text:p>Reclami</text:p>
          </table:table-cell>
          <table:table-cell office:value-type="float" office:value="-295.32">
            <text:p>-295,32</text:p>
          </table:table-cell>
          <table:table-cell office:value-type="float" office:value="38632">
            <text:p>38632</text:p>
          </table:table-cell>
          <table:table-cell table:formula="oooc:=[.B24]/totale" office:value-type="float" office:value="-0.00992411072984825">
            <text:p>-0,01</text:p>
          </table:table-cell>
          <table:table-cell table:number-columns-repeated="252"/>
        </table:table-row>
        <table:table-row table:style-name="ro2">
          <table:table-cell office:value-type="string">
            <text:p>Amministrazione</text:p>
          </table:table-cell>
          <table:table-cell office:value-type="float" office:value="2069.28">
            <text:p>2069,28</text:p>
          </table:table-cell>
          <table:table-cell office:value-type="float" office:value="38633">
            <text:p>38633</text:p>
          </table:table-cell>
          <table:table-cell table:formula="oooc:=[.B25]/totale" office:value-type="float" office:value="0.0695373284947189">
            <text:p>0,07</text:p>
          </table:table-cell>
          <table:table-cell table:number-columns-repeated="252"/>
        </table:table-row>
        <table:table-row table:style-name="ro2">
          <table:table-cell office:value-type="string">
            <text:p>Pubblicità</text:p>
          </table:table-cell>
          <table:table-cell office:value-type="float" office:value="-726.79">
            <text:p>-726,79</text:p>
          </table:table-cell>
          <table:table-cell office:value-type="float" office:value="38633">
            <text:p>38633</text:p>
          </table:table-cell>
          <table:table-cell table:formula="oooc:=[.B26]/totale" office:value-type="float" office:value="-0.0244234878685711">
            <text:p>-0,02</text:p>
          </table:table-cell>
          <table:table-cell table:number-columns-repeated="252"/>
        </table:table-row>
        <table:table-row table:style-name="ro2">
          <table:table-cell office:value-type="string">
            <text:p>Reclami</text:p>
          </table:table-cell>
          <table:table-cell office:value-type="float" office:value="-674.99">
            <text:p>-674,99</text:p>
          </table:table-cell>
          <table:table-cell office:value-type="float" office:value="38633">
            <text:p>38633</text:p>
          </table:table-cell>
          <table:table-cell table:formula="oooc:=[.B27]/totale" office:value-type="float" office:value="-0.0226827695433437">
            <text:p>-0,02</text:p>
          </table:table-cell>
          <table:table-cell table:number-columns-repeated="252"/>
        </table:table-row>
        <table:table-row table:style-name="ro2">
          <table:table-cell office:value-type="string">
            <text:p>Amministrazione</text:p>
          </table:table-cell>
          <table:table-cell office:value-type="float" office:value="1209.08">
            <text:p>1209,08</text:p>
          </table:table-cell>
          <table:table-cell office:value-type="float" office:value="38634">
            <text:p>38634</text:p>
          </table:table-cell>
          <table:table-cell table:formula="oooc:=[.B28]/totale" office:value-type="float" office:value="0.0406306508236656">
            <text:p>0,04</text:p>
          </table:table-cell>
          <table:table-cell table:number-columns-repeated="252"/>
        </table:table-row>
        <table:table-row table:style-name="ro2">
          <table:table-cell office:value-type="string">
            <text:p>Pubblicità</text:p>
          </table:table-cell>
          <table:table-cell office:value-type="float" office:value="-285.32">
            <text:p>-285,32</text:p>
          </table:table-cell>
          <table:table-cell office:value-type="float" office:value="38634">
            <text:p>38634</text:p>
          </table:table-cell>
          <table:table-cell table:formula="oooc:=[.B29]/totale" office:value-type="float" office:value="-0.0095880647211171">
            <text:p>-0,01</text:p>
          </table:table-cell>
          <table:table-cell table:number-columns-repeated="252"/>
        </table:table-row>
        <table:table-row table:style-name="ro2">
          <table:table-cell office:value-type="string">
            <text:p>Reclami</text:p>
          </table:table-cell>
          <table:table-cell office:value-type="float" office:value="-935.68">
            <text:p>-935,68</text:p>
          </table:table-cell>
          <table:table-cell office:value-type="float" office:value="38634">
            <text:p>38634</text:p>
          </table:table-cell>
          <table:table-cell table:formula="oooc:=[.B30]/totale" office:value-type="float" office:value="-0.031443152944956">
            <text:p>-0,03</text:p>
          </table:table-cell>
          <table:table-cell table:number-columns-repeated="252"/>
        </table:table-row>
        <table:table-row table:style-name="ro2">
          <table:table-cell office:value-type="string">
            <text:p>Amministrazione</text:p>
          </table:table-cell>
          <table:table-cell office:value-type="float" office:value="1983.54">
            <text:p>1983,54</text:p>
          </table:table-cell>
          <table:table-cell office:value-type="float" office:value="38635">
            <text:p>38635</text:p>
          </table:table-cell>
          <table:table-cell table:formula="oooc:=[.B31]/totale" office:value-type="float" office:value="0.066656070015858">
            <text:p>0,07</text:p>
          </table:table-cell>
          <table:table-cell table:number-columns-repeated="252"/>
        </table:table-row>
        <table:table-row table:style-name="ro2">
          <table:table-cell office:value-type="string">
            <text:p>Pubblicità</text:p>
          </table:table-cell>
          <table:table-cell office:value-type="float" office:value="-950.58">
            <text:p>-950,58</text:p>
          </table:table-cell>
          <table:table-cell office:value-type="float" office:value="38635">
            <text:p>38635</text:p>
          </table:table-cell>
          <table:table-cell table:formula="oooc:=[.B32]/totale" office:value-type="float" office:value="-0.0319438614979654">
            <text:p>-0,03</text:p>
          </table:table-cell>
          <table:table-cell table:number-columns-repeated="252"/>
        </table:table-row>
        <table:table-row table:style-name="ro2">
          <table:table-cell office:value-type="string">
            <text:p>Reclami</text:p>
          </table:table-cell>
          <table:table-cell office:value-type="float" office:value="-734.17">
            <text:p>-734,17</text:p>
          </table:table-cell>
          <table:table-cell office:value-type="float" office:value="38635">
            <text:p>38635</text:p>
          </table:table-cell>
          <table:table-cell table:formula="oooc:=[.B33]/totale" office:value-type="float" office:value="-0.0246714898230146">
            <text:p>-0,02</text:p>
          </table:table-cell>
          <table:table-cell table:number-columns-repeated="252"/>
        </table:table-row>
        <table:table-row table:style-name="ro2">
          <table:table-cell office:value-type="string">
            <text:p>Amministrazione</text:p>
          </table:table-cell>
          <table:table-cell office:value-type="float" office:value="2036.52">
            <text:p>2036,52</text:p>
          </table:table-cell>
          <table:table-cell office:value-type="float" office:value="38636">
            <text:p>38636</text:p>
          </table:table-cell>
          <table:table-cell table:formula="oooc:=[.B34]/totale" office:value-type="float" office:value="0.0684364417701156">
            <text:p>0,07</text:p>
          </table:table-cell>
          <table:table-cell table:number-columns-repeated="252"/>
        </table:table-row>
        <table:table-row table:style-name="ro2">
          <table:table-cell office:value-type="string">
            <text:p>Pubblicità</text:p>
          </table:table-cell>
          <table:table-cell office:value-type="float" office:value="-83.98">
            <text:p>-83,98</text:p>
          </table:table-cell>
          <table:table-cell office:value-type="float" office:value="38636">
            <text:p>38636</text:p>
          </table:table-cell>
          <table:table-cell table:formula="oooc:=[.B35]/totale" office:value-type="float" office:value="-0.00282211438132418">
            <text:p>0</text:p>
          </table:table-cell>
          <table:table-cell table:number-columns-repeated="252"/>
        </table:table-row>
        <table:table-row table:style-name="ro2">
          <table:table-cell office:value-type="string">
            <text:p>Reclami</text:p>
          </table:table-cell>
          <table:table-cell office:value-type="float" office:value="-943.6">
            <text:p>-943,6</text:p>
          </table:table-cell>
          <table:table-cell office:value-type="float" office:value="38636">
            <text:p>38636</text:p>
          </table:table-cell>
          <table:table-cell table:formula="oooc:=[.B36]/totale" office:value-type="float" office:value="-0.0317093013838711">
            <text:p>-0,03</text:p>
          </table:table-cell>
          <table:table-cell table:number-columns-repeated="252"/>
        </table:table-row>
        <table:table-row table:style-name="ro2">
          <table:table-cell office:value-type="string">
            <text:p>Amministrazione</text:p>
          </table:table-cell>
          <table:table-cell office:value-type="float" office:value="1380.09">
            <text:p>1380,09</text:p>
          </table:table-cell>
          <table:table-cell office:value-type="float" office:value="38637">
            <text:p>38637</text:p>
          </table:table-cell>
          <table:table-cell table:formula="oooc:=[.B37]/totale" office:value-type="float" office:value="0.0463773736189769">
            <text:p>0,05</text:p>
          </table:table-cell>
          <table:table-cell table:number-columns-repeated="252"/>
        </table:table-row>
        <table:table-row table:style-name="ro2">
          <table:table-cell office:value-type="string">
            <text:p>Pubblicità</text:p>
          </table:table-cell>
          <table:table-cell office:value-type="float" office:value="-856.51">
            <text:p>-856,51</text:p>
          </table:table-cell>
          <table:table-cell office:value-type="float" office:value="38637">
            <text:p>38637</text:p>
          </table:table-cell>
          <table:table-cell table:formula="oooc:=[.B38]/totale" office:value-type="float" office:value="-0.0287826766938315">
            <text:p>-0,03</text:p>
          </table:table-cell>
          <table:table-cell table:number-columns-repeated="252"/>
        </table:table-row>
        <table:table-row table:style-name="ro2">
          <table:table-cell office:value-type="string">
            <text:p>Reclami</text:p>
          </table:table-cell>
          <table:table-cell office:value-type="float" office:value="-40.55">
            <text:p>-40,55</text:p>
          </table:table-cell>
          <table:table-cell office:value-type="float" office:value="38637">
            <text:p>38637</text:p>
          </table:table-cell>
          <table:table-cell table:formula="oooc:=[.B39]/totale" office:value-type="float" office:value="-0.0013626665654048">
            <text:p>0</text:p>
          </table:table-cell>
          <table:table-cell table:number-columns-repeated="252"/>
        </table:table-row>
        <table:table-row table:style-name="ro2">
          <table:table-cell office:value-type="string">
            <text:p>Amministrazione</text:p>
          </table:table-cell>
          <table:table-cell office:value-type="float" office:value="1824.45">
            <text:p>1824,45</text:p>
          </table:table-cell>
          <table:table-cell office:value-type="float" office:value="38638">
            <text:p>38638</text:p>
          </table:table-cell>
          <table:table-cell table:formula="oooc:=[.B40]/totale" office:value-type="float" office:value="0.0613099140629542">
            <text:p>0,06</text:p>
          </table:table-cell>
          <table:table-cell table:number-columns-repeated="252"/>
        </table:table-row>
        <table:table-row table:style-name="ro2">
          <table:table-cell office:value-type="string">
            <text:p>Pubblicità</text:p>
          </table:table-cell>
          <table:table-cell office:value-type="float" office:value="-647.45">
            <text:p>-647,45</text:p>
          </table:table-cell>
          <table:table-cell office:value-type="float" office:value="38638">
            <text:p>38638</text:p>
          </table:table-cell>
          <table:table-cell table:formula="oooc:=[.B41]/totale" office:value-type="float" office:value="-0.0217572988352981">
            <text:p>-0,02</text:p>
          </table:table-cell>
          <table:table-cell table:number-columns-repeated="252"/>
        </table:table-row>
        <table:table-row table:style-name="ro2">
          <table:table-cell office:value-type="string">
            <text:p>Reclami</text:p>
          </table:table-cell>
          <table:table-cell office:value-type="float" office:value="-748.26">
            <text:p>-748,26</text:p>
          </table:table-cell>
          <table:table-cell office:value-type="float" office:value="38638">
            <text:p>38638</text:p>
          </table:table-cell>
          <table:table-cell table:formula="oooc:=[.B42]/totale" office:value-type="float" office:value="-0.0251449786493168">
            <text:p>-0,03</text:p>
          </table:table-cell>
          <table:table-cell table:number-columns-repeated="252"/>
        </table:table-row>
        <table:table-row table:style-name="ro2">
          <table:table-cell office:value-type="string">
            <text:p>Amministrazione</text:p>
          </table:table-cell>
          <table:table-cell office:value-type="float" office:value="3457.59">
            <text:p>3457,59</text:p>
          </table:table-cell>
          <table:table-cell office:value-type="float" office:value="38639">
            <text:p>38639</text:p>
          </table:table-cell>
          <table:table-cell table:formula="oooc:=[.B43]/totale" office:value-type="float" office:value="0.116190931932873">
            <text:p>0,12</text:p>
          </table:table-cell>
          <table:table-cell table:number-columns-repeated="252"/>
        </table:table-row>
        <table:table-row table:style-name="ro2">
          <table:table-cell office:value-type="string">
            <text:p>Pubblicità</text:p>
          </table:table-cell>
          <table:table-cell office:value-type="float" office:value="-632.01">
            <text:p>-632,01</text:p>
          </table:table-cell>
          <table:table-cell office:value-type="float" office:value="38639">
            <text:p>38639</text:p>
          </table:table-cell>
          <table:table-cell table:formula="oooc:=[.B44]/totale" office:value-type="float" office:value="-0.0212384437978172">
            <text:p>-0,02</text:p>
          </table:table-cell>
          <table:table-cell table:number-columns-repeated="252"/>
        </table:table-row>
        <table:table-row table:style-name="ro2">
          <table:table-cell office:value-type="string">
            <text:p>Reclami</text:p>
          </table:table-cell>
          <table:table-cell office:value-type="float" office:value="-787.59">
            <text:p>-787,59</text:p>
          </table:table-cell>
          <table:table-cell office:value-type="float" office:value="38639">
            <text:p>38639</text:p>
          </table:table-cell>
          <table:table-cell table:formula="oooc:=[.B45]/totale" office:value-type="float" office:value="-0.0264666476016564">
            <text:p>-0,03</text:p>
          </table:table-cell>
          <table:table-cell table:number-columns-repeated="252"/>
        </table:table-row>
        <table:table-row table:style-name="ro2">
          <table:table-cell office:value-type="string">
            <text:p>Amministrazione</text:p>
          </table:table-cell>
          <table:table-cell office:value-type="float" office:value="554.42">
            <text:p>554,42</text:p>
          </table:table-cell>
          <table:table-cell office:value-type="float" office:value="38640">
            <text:p>38640</text:p>
          </table:table-cell>
          <table:table-cell table:formula="oooc:=[.B46]/totale" office:value-type="float" office:value="0.0186310628160723">
            <text:p>0,02</text:p>
          </table:table-cell>
          <table:table-cell table:number-columns-repeated="252"/>
        </table:table-row>
        <table:table-row table:style-name="ro2">
          <table:table-cell office:value-type="string">
            <text:p>Pubblicità</text:p>
          </table:table-cell>
          <table:table-cell office:value-type="float" office:value="-759.6">
            <text:p>-759,6</text:p>
          </table:table-cell>
          <table:table-cell office:value-type="float" office:value="38640">
            <text:p>38640</text:p>
          </table:table-cell>
          <table:table-cell table:formula="oooc:=[.B47]/totale" office:value-type="float" office:value="-0.025526054823218">
            <text:p>-0,03</text:p>
          </table:table-cell>
          <table:table-cell table:number-columns-repeated="252"/>
        </table:table-row>
        <table:table-row table:style-name="ro2">
          <table:table-cell office:value-type="string">
            <text:p>Reclami</text:p>
          </table:table-cell>
          <table:table-cell office:value-type="float" office:value="-379.02">
            <text:p>-379,02</text:p>
          </table:table-cell>
          <table:table-cell office:value-type="float" office:value="38640">
            <text:p>38640</text:p>
          </table:table-cell>
          <table:table-cell table:formula="oooc:=[.B48]/totale" office:value-type="float" office:value="-0.012736815822928">
            <text:p>-0,01</text:p>
          </table:table-cell>
          <table:table-cell table:number-columns-repeated="252"/>
        </table:table-row>
        <table:table-row table:style-name="ro2">
          <table:table-cell office:value-type="string">
            <text:p>Amministrazione</text:p>
          </table:table-cell>
          <table:table-cell office:value-type="float" office:value="2368.74">
            <text:p>2368,74</text:p>
          </table:table-cell>
          <table:table-cell office:value-type="float" office:value="38641">
            <text:p>38641</text:p>
          </table:table-cell>
          <table:table-cell table:formula="oooc:=[.B49]/totale" office:value-type="float" office:value="0.0796005622721818">
            <text:p>0,08</text:p>
          </table:table-cell>
          <table:table-cell table:number-columns-repeated="252"/>
        </table:table-row>
        <table:table-row table:style-name="ro2">
          <table:table-cell office:value-type="string">
            <text:p>Pubblicità</text:p>
          </table:table-cell>
          <table:table-cell office:value-type="float" office:value="-109.02">
            <text:p>-109,02</text:p>
          </table:table-cell>
          <table:table-cell office:value-type="float" office:value="38641">
            <text:p>38641</text:p>
          </table:table-cell>
          <table:table-cell table:formula="oooc:=[.B50]/totale" office:value-type="float" office:value="-0.00366357358718697">
            <text:p>0</text:p>
          </table:table-cell>
          <table:table-cell table:number-columns-repeated="252"/>
        </table:table-row>
        <table:table-row table:style-name="ro2">
          <table:table-cell office:value-type="string">
            <text:p>Reclami</text:p>
          </table:table-cell>
          <table:table-cell office:value-type="float" office:value="-31.55">
            <text:p>-31,55</text:p>
          </table:table-cell>
          <table:table-cell office:value-type="float" office:value="38641">
            <text:p>38641</text:p>
          </table:table-cell>
          <table:table-cell table:formula="oooc:=[.B51]/totale" office:value-type="float" office:value="-0.00106022515754677">
            <text:p>0</text:p>
          </table:table-cell>
          <table:table-cell table:number-columns-repeated="252"/>
        </table:table-row>
        <table:table-row table:style-name="ro2">
          <table:table-cell office:value-type="string">
            <text:p>Amministrazione</text:p>
          </table:table-cell>
          <table:table-cell office:value-type="float" office:value="374.42">
            <text:p>374,42</text:p>
          </table:table-cell>
          <table:table-cell office:value-type="float" office:value="38642">
            <text:p>38642</text:p>
          </table:table-cell>
          <table:table-cell table:formula="oooc:=[.B52]/totale" office:value-type="float" office:value="0.0125822346589116">
            <text:p>0,01</text:p>
          </table:table-cell>
          <table:table-cell table:number-columns-repeated="252"/>
        </table:table-row>
        <table:table-row table:style-name="ro2">
          <table:table-cell office:value-type="string">
            <text:p>Pubblicità</text:p>
          </table:table-cell>
          <table:table-cell office:value-type="float" office:value="-676.6">
            <text:p>-676,6</text:p>
          </table:table-cell>
          <table:table-cell office:value-type="float" office:value="38642">
            <text:p>38642</text:p>
          </table:table-cell>
          <table:table-cell table:formula="oooc:=[.B53]/totale" office:value-type="float" office:value="-0.0227368729507494">
            <text:p>-0,02</text:p>
          </table:table-cell>
          <table:table-cell table:number-columns-repeated="252"/>
        </table:table-row>
        <table:table-row table:style-name="ro2">
          <table:table-cell office:value-type="string">
            <text:p>Reclami</text:p>
          </table:table-cell>
          <table:table-cell office:value-type="float" office:value="-699.06">
            <text:p>-699,06</text:p>
          </table:table-cell>
          <table:table-cell office:value-type="float" office:value="38642">
            <text:p>38642</text:p>
          </table:table-cell>
          <table:table-cell table:formula="oooc:=[.B54]/totale" office:value-type="float" office:value="-0.0234916322863596">
            <text:p>-0,02</text:p>
          </table:table-cell>
          <table:table-cell table:number-columns-repeated="252"/>
        </table:table-row>
        <table:table-row table:style-name="ro2">
          <table:table-cell office:value-type="string">
            <text:p>Amministrazione</text:p>
          </table:table-cell>
          <table:table-cell office:value-type="float" office:value="2543.31">
            <text:p>2543,31</text:p>
          </table:table-cell>
          <table:table-cell office:value-type="float" office:value="38643">
            <text:p>38643</text:p>
          </table:table-cell>
          <table:table-cell table:formula="oooc:=[.B55]/totale" office:value-type="float" office:value="0.0854669174466015">
            <text:p>0,09</text:p>
          </table:table-cell>
          <table:table-cell table:number-columns-repeated="252"/>
        </table:table-row>
        <table:table-row table:style-name="ro2">
          <table:table-cell office:value-type="string">
            <text:p>Pubblicità</text:p>
          </table:table-cell>
          <table:table-cell office:value-type="float" office:value="-149.7">
            <text:p>-149,7</text:p>
          </table:table-cell>
          <table:table-cell office:value-type="float" office:value="38643">
            <text:p>38643</text:p>
          </table:table-cell>
          <table:table-cell table:formula="oooc:=[.B56]/totale" office:value-type="float" office:value="-0.00503060875070528">
            <text:p>-0,01</text:p>
          </table:table-cell>
          <table:table-cell table:number-columns-repeated="252"/>
        </table:table-row>
        <table:table-row table:style-name="ro2">
          <table:table-cell office:value-type="string">
            <text:p>Reclami</text:p>
          </table:table-cell>
          <table:table-cell office:value-type="float" office:value="-652.42">
            <text:p>-652,42</text:p>
          </table:table-cell>
          <table:table-cell office:value-type="float" office:value="38643">
            <text:p>38643</text:p>
          </table:table-cell>
          <table:table-cell table:formula="oooc:=[.B57]/totale" office:value-type="float" office:value="-0.0219243137016375">
            <text:p>-0,02</text:p>
          </table:table-cell>
          <table:table-cell table:number-columns-repeated="252"/>
        </table:table-row>
        <table:table-row table:style-name="ro2">
          <table:table-cell office:value-type="string">
            <text:p>Amministrazione</text:p>
          </table:table-cell>
          <table:table-cell office:value-type="float" office:value="2348.66">
            <text:p>2348,66</text:p>
          </table:table-cell>
          <table:table-cell office:value-type="float" office:value="38644">
            <text:p>38644</text:p>
          </table:table-cell>
          <table:table-cell table:formula="oooc:=[.B58]/totale" office:value-type="float" office:value="0.0789257818866497">
            <text:p>0,08</text:p>
          </table:table-cell>
          <table:table-cell table:number-columns-repeated="252"/>
        </table:table-row>
        <table:table-row table:style-name="ro2">
          <table:table-cell office:value-type="string">
            <text:p>Pubblicità</text:p>
          </table:table-cell>
          <table:table-cell office:value-type="float" office:value="-99.45">
            <text:p>-99,45</text:p>
          </table:table-cell>
          <table:table-cell office:value-type="float" office:value="38644">
            <text:p>38644</text:p>
          </table:table-cell>
          <table:table-cell table:formula="oooc:=[.B59]/totale" office:value-type="float" office:value="-0.00334197755683126">
            <text:p>0</text:p>
          </table:table-cell>
          <table:table-cell table:number-columns-repeated="252"/>
        </table:table-row>
        <table:table-row table:style-name="ro2">
          <table:table-cell office:value-type="string">
            <text:p>Reclami</text:p>
          </table:table-cell>
          <table:table-cell office:value-type="float" office:value="-576.56">
            <text:p>-576,56</text:p>
          </table:table-cell>
          <table:table-cell office:value-type="float" office:value="38644">
            <text:p>38644</text:p>
          </table:table-cell>
          <table:table-cell table:formula="oooc:=[.B60]/totale" office:value-type="float" office:value="-0.019375068679403">
            <text:p>-0,02</text:p>
          </table:table-cell>
          <table:table-cell table:number-columns-repeated="252"/>
        </table:table-row>
        <table:table-row table:style-name="ro2">
          <table:table-cell office:value-type="string">
            <text:p>Amministrazione</text:p>
          </table:table-cell>
          <table:table-cell office:value-type="float" office:value="2498.86">
            <text:p>2498,86</text:p>
          </table:table-cell>
          <table:table-cell office:value-type="float" office:value="38645">
            <text:p>38645</text:p>
          </table:table-cell>
          <table:table-cell table:formula="oooc:=[.B61]/totale" office:value-type="float" office:value="0.0839731929377915">
            <text:p>0,08</text:p>
          </table:table-cell>
          <table:table-cell table:number-columns-repeated="252"/>
        </table:table-row>
        <table:table-row table:style-name="ro2">
          <table:table-cell office:value-type="string">
            <text:p>Pubblicità</text:p>
          </table:table-cell>
          <table:table-cell office:value-type="float" office:value="-338.95">
            <text:p>-338,95</text:p>
          </table:table-cell>
          <table:table-cell office:value-type="float" office:value="38645">
            <text:p>38645</text:p>
          </table:table-cell>
          <table:table-cell table:formula="oooc:=[.B62]/totale" office:value-type="float" office:value="-0.0113902794659422">
            <text:p>-0,01</text:p>
          </table:table-cell>
          <table:table-cell table:number-columns-repeated="252"/>
        </table:table-row>
        <table:table-row table:style-name="ro2">
          <table:table-cell office:value-type="string">
            <text:p>Reclami</text:p>
          </table:table-cell>
          <table:table-cell office:value-type="float" office:value="-510.36">
            <text:p>-510,36</text:p>
          </table:table-cell>
          <table:table-cell office:value-type="float" office:value="38645">
            <text:p>38645</text:p>
          </table:table-cell>
          <table:table-cell table:formula="oooc:=[.B63]/totale" office:value-type="float" office:value="-0.0171504441016028">
            <text:p>-0,02</text:p>
          </table:table-cell>
          <table:table-cell table:number-columns-repeated="252"/>
        </table:table-row>
        <table:table-row table:style-name="ro2">
          <table:table-cell office:value-type="string">
            <text:p>Amministrazione</text:p>
          </table:table-cell>
          <table:table-cell office:value-type="float" office:value="2016.9">
            <text:p>2016,9</text:p>
          </table:table-cell>
          <table:table-cell office:value-type="float" office:value="38646">
            <text:p>38646</text:p>
          </table:table-cell>
          <table:table-cell table:formula="oooc:=[.B64]/totale" office:value-type="float" office:value="0.0677771195009851">
            <text:p>0,07</text:p>
          </table:table-cell>
          <table:table-cell table:number-columns-repeated="252"/>
        </table:table-row>
        <table:table-row table:style-name="ro2">
          <table:table-cell office:value-type="string">
            <text:p>Pubblicità</text:p>
          </table:table-cell>
          <table:table-cell office:value-type="float" office:value="-516.44">
            <text:p>-516,44</text:p>
          </table:table-cell>
          <table:table-cell office:value-type="float" office:value="38646">
            <text:p>38646</text:p>
          </table:table-cell>
          <table:table-cell table:formula="oooc:=[.B65]/totale" office:value-type="float" office:value="-0.0173547600749114">
            <text:p>-0,02</text:p>
          </table:table-cell>
          <table:table-cell table:number-columns-repeated="252"/>
        </table:table-row>
        <table:table-row table:style-name="ro2">
          <table:table-cell office:value-type="string">
            <text:p>Reclami</text:p>
          </table:table-cell>
          <table:table-cell office:value-type="float" office:value="-570.74">
            <text:p>-570,74</text:p>
          </table:table-cell>
          <table:table-cell office:value-type="float" office:value="38646">
            <text:p>38646</text:p>
          </table:table-cell>
          <table:table-cell table:formula="oooc:=[.B66]/totale" office:value-type="float" office:value="-0.0191794899023215">
            <text:p>-0,02</text:p>
          </table:table-cell>
          <table:table-cell table:number-columns-repeated="252"/>
        </table:table-row>
        <table:table-row table:style-name="ro2">
          <table:table-cell office:value-type="string">
            <text:p>Amministrazione</text:p>
          </table:table-cell>
          <table:table-cell office:value-type="float" office:value="1611.25">
            <text:p>1611,25</text:p>
          </table:table-cell>
          <table:table-cell office:value-type="float" office:value="38647">
            <text:p>38647</text:p>
          </table:table-cell>
          <table:table-cell table:formula="oooc:=[.B67]/totale" office:value-type="float" office:value="0.0541454131568061">
            <text:p>0,05</text:p>
          </table:table-cell>
          <table:table-cell table:number-columns-repeated="252"/>
        </table:table-row>
        <table:table-row table:style-name="ro2">
          <table:table-cell office:value-type="string">
            <text:p>Pubblicità</text:p>
          </table:table-cell>
          <table:table-cell office:value-type="float" office:value="-863.13">
            <text:p>-863,13</text:p>
          </table:table-cell>
          <table:table-cell office:value-type="float" office:value="38647">
            <text:p>38647</text:p>
          </table:table-cell>
          <table:table-cell table:formula="oooc:=[.B68]/totale" office:value-type="float" office:value="-0.0290051391516115">
            <text:p>-0,03</text:p>
          </table:table-cell>
          <table:table-cell table:number-columns-repeated="252"/>
        </table:table-row>
        <table:table-row table:style-name="ro2">
          <table:table-cell office:value-type="string">
            <text:p>Reclami</text:p>
          </table:table-cell>
          <table:table-cell office:value-type="float" office:value="-901.5">
            <text:p>-901,5</text:p>
          </table:table-cell>
          <table:table-cell office:value-type="float" office:value="38647">
            <text:p>38647</text:p>
          </table:table-cell>
          <table:table-cell table:formula="oooc:=[.B69]/totale" office:value-type="float" office:value="-0.0302945476871129">
            <text:p>-0,03</text:p>
          </table:table-cell>
          <table:table-cell table:number-columns-repeated="252"/>
        </table:table-row>
        <table:table-row table:style-name="ro2">
          <table:table-cell office:value-type="string">
            <text:p>Amministrazione</text:p>
          </table:table-cell>
          <table:table-cell office:value-type="float" office:value="3294.37">
            <text:p>3294,37</text:p>
          </table:table-cell>
          <table:table-cell office:value-type="float" office:value="38648">
            <text:p>38648</text:p>
          </table:table-cell>
          <table:table-cell table:formula="oooc:=[.B70]/totale" office:value-type="float" office:value="0.110705988978363">
            <text:p>0,11</text:p>
          </table:table-cell>
          <table:table-cell table:number-columns-repeated="252"/>
        </table:table-row>
        <table:table-row table:style-name="ro2">
          <table:table-cell office:value-type="string">
            <text:p>Pubblicità</text:p>
          </table:table-cell>
          <table:table-cell office:value-type="float" office:value="-144.4">
            <text:p>-144,4</text:p>
          </table:table-cell>
          <table:table-cell office:value-type="float" office:value="38648">
            <text:p>38648</text:p>
          </table:table-cell>
          <table:table-cell table:formula="oooc:=[.B71]/totale" office:value-type="float" office:value="-0.00485250436607777">
            <text:p>0</text:p>
          </table:table-cell>
          <table:table-cell table:number-columns-repeated="252"/>
        </table:table-row>
        <table:table-row table:style-name="ro2">
          <table:table-cell office:value-type="string">
            <text:p>Reclami</text:p>
          </table:table-cell>
          <table:table-cell office:value-type="float" office:value="-282.42">
            <text:p>-282,42</text:p>
          </table:table-cell>
          <table:table-cell office:value-type="float" office:value="38648">
            <text:p>38648</text:p>
          </table:table-cell>
          <table:table-cell table:formula="oooc:=[.B72]/totale" office:value-type="float" office:value="-0.00949061137858507">
            <text:p>-0,01</text:p>
          </table:table-cell>
          <table:table-cell table:number-columns-repeated="252"/>
        </table:table-row>
        <table:table-row table:style-name="ro2">
          <table:table-cell office:value-type="string">
            <text:p>Amministrazione</text:p>
          </table:table-cell>
          <table:table-cell office:value-type="float" office:value="3561.04">
            <text:p>3561,04</text:p>
          </table:table-cell>
          <table:table-cell office:value-type="float" office:value="38649">
            <text:p>38649</text:p>
          </table:table-cell>
          <table:table-cell table:formula="oooc:=[.B73]/totale" office:value-type="float" office:value="0.119667327893197">
            <text:p>0,12</text:p>
          </table:table-cell>
          <table:table-cell table:number-columns-repeated="252"/>
        </table:table-row>
        <table:table-row table:style-name="ro2">
          <table:table-cell office:value-type="string">
            <text:p>Pubblicità</text:p>
          </table:table-cell>
          <table:table-cell office:value-type="float" office:value="-260.73">
            <text:p>-260,73</text:p>
          </table:table-cell>
          <table:table-cell office:value-type="float" office:value="38649">
            <text:p>38649</text:p>
          </table:table-cell>
          <table:table-cell table:formula="oooc:=[.B74]/totale" office:value-type="float" office:value="-0.00876172758564721">
            <text:p>-0,01</text:p>
          </table:table-cell>
          <table:table-cell table:number-columns-repeated="252"/>
        </table:table-row>
        <table:table-row table:style-name="ro2">
          <table:table-cell office:value-type="string">
            <text:p>Reclami</text:p>
          </table:table-cell>
          <table:table-cell office:value-type="float" office:value="-805.69">
            <text:p>-805,69</text:p>
          </table:table-cell>
          <table:table-cell office:value-type="float" office:value="38649">
            <text:p>38649</text:p>
          </table:table-cell>
          <table:table-cell table:formula="oooc:=[.B75]/totale" office:value-type="float" office:value="-0.0270748908774598">
            <text:p>-0,03</text:p>
          </table:table-cell>
          <table:table-cell table:number-columns-repeated="252"/>
        </table:table-row>
        <table:table-row table:style-name="ro2">
          <table:table-cell office:value-type="string">
            <text:p>Amministrazione</text:p>
          </table:table-cell>
          <table:table-cell office:value-type="float" office:value="3603.6">
            <text:p>3603,6</text:p>
          </table:table-cell>
          <table:table-cell office:value-type="float" office:value="38650">
            <text:p>38650</text:p>
          </table:table-cell>
          <table:table-cell table:formula="oooc:=[.B76]/totale" office:value-type="float" office:value="0.121097539706356">
            <text:p>0,12</text:p>
          </table:table-cell>
          <table:table-cell table:number-columns-repeated="252"/>
        </table:table-row>
        <table:table-row table:style-name="ro2">
          <table:table-cell office:value-type="string">
            <text:p>Pubblicità</text:p>
          </table:table-cell>
          <table:table-cell office:value-type="float" office:value="-515.66">
            <text:p>-515,66</text:p>
          </table:table-cell>
          <table:table-cell office:value-type="float" office:value="38650">
            <text:p>38650</text:p>
          </table:table-cell>
          <table:table-cell table:formula="oooc:=[.B77]/totale" office:value-type="float" office:value="-0.0173285484862304">
            <text:p>-0,02</text:p>
          </table:table-cell>
          <table:table-cell table:number-columns-repeated="252"/>
        </table:table-row>
        <table:table-row table:style-name="ro2">
          <table:table-cell office:value-type="string">
            <text:p>Reclami</text:p>
          </table:table-cell>
          <table:table-cell office:value-type="float" office:value="-170.33">
            <text:p>-170,33</text:p>
          </table:table-cell>
          <table:table-cell office:value-type="float" office:value="38650">
            <text:p>38650</text:p>
          </table:table-cell>
          <table:table-cell table:formula="oooc:=[.B78]/totale" office:value-type="float" office:value="-0.00572387166671764">
            <text:p>-0,01</text:p>
          </table:table-cell>
          <table:table-cell table:number-columns-repeated="252"/>
        </table:table-row>
        <table:table-row table:style-name="ro2">
          <table:table-cell office:value-type="string">
            <text:p>Amministrazione</text:p>
          </table:table-cell>
          <table:table-cell office:value-type="float" office:value="112.94">
            <text:p>112,94</text:p>
          </table:table-cell>
          <table:table-cell office:value-type="float" office:value="38651">
            <text:p>38651</text:p>
          </table:table-cell>
          <table:table-cell table:formula="oooc:=[.B79]/totale" office:value-type="float" office:value="0.00379530362260958">
            <text:p>0</text:p>
          </table:table-cell>
          <table:table-cell table:number-columns-repeated="252"/>
        </table:table-row>
        <table:table-row table:style-name="ro2">
          <table:table-cell office:value-type="string">
            <text:p>Pubblicità</text:p>
          </table:table-cell>
          <table:table-cell office:value-type="float" office:value="-869.77">
            <text:p>-869,77</text:p>
          </table:table-cell>
          <table:table-cell office:value-type="float" office:value="38651">
            <text:p>38651</text:p>
          </table:table-cell>
          <table:table-cell table:formula="oooc:=[.B80]/totale" office:value-type="float" office:value="-0.029228273701409">
            <text:p>-0,03</text:p>
          </table:table-cell>
          <table:table-cell table:number-columns-repeated="252"/>
        </table:table-row>
        <table:table-row table:style-name="ro2">
          <table:table-cell office:value-type="string">
            <text:p>Reclami</text:p>
          </table:table-cell>
          <table:table-cell office:value-type="float" office:value="-99.93">
            <text:p>-99,93</text:p>
          </table:table-cell>
          <table:table-cell office:value-type="float" office:value="38651">
            <text:p>38651</text:p>
          </table:table-cell>
          <table:table-cell table:formula="oooc:=[.B81]/totale" office:value-type="float" office:value="-0.00335810776525036">
            <text:p>0</text:p>
          </table:table-cell>
          <table:table-cell table:number-columns-repeated="252"/>
        </table:table-row>
        <table:table-row table:style-name="ro2">
          <table:table-cell office:value-type="string">
            <text:p>Amministrazione</text:p>
          </table:table-cell>
          <table:table-cell office:value-type="float" office:value="2573.91">
            <text:p>2573,91</text:p>
          </table:table-cell>
          <table:table-cell office:value-type="float" office:value="38652">
            <text:p>38652</text:p>
          </table:table-cell>
          <table:table-cell table:formula="oooc:=[.B82]/totale" office:value-type="float" office:value="0.0864952182333188">
            <text:p>0,09</text:p>
          </table:table-cell>
          <table:table-cell table:number-columns-repeated="252"/>
        </table:table-row>
        <table:table-row table:style-name="ro2">
          <table:table-cell office:value-type="string">
            <text:p>Pubblicità</text:p>
          </table:table-cell>
          <table:table-cell office:value-type="float" office:value="-553.14">
            <text:p>-553,14</text:p>
          </table:table-cell>
          <table:table-cell office:value-type="float" office:value="38652">
            <text:p>38652</text:p>
          </table:table-cell>
          <table:table-cell table:formula="oooc:=[.B83]/totale" office:value-type="float" office:value="-0.0185880489269547">
            <text:p>-0,02</text:p>
          </table:table-cell>
          <table:table-cell table:number-columns-repeated="252"/>
        </table:table-row>
        <table:table-row table:style-name="ro2">
          <table:table-cell office:value-type="string">
            <text:p>Reclami</text:p>
          </table:table-cell>
          <table:table-cell office:value-type="float" office:value="-506.59">
            <text:p>-506,59</text:p>
          </table:table-cell>
          <table:table-cell office:value-type="float" office:value="38652">
            <text:p>38652</text:p>
          </table:table-cell>
          <table:table-cell table:formula="oooc:=[.B84]/totale" office:value-type="float" office:value="-0.0170237547563112">
            <text:p>-0,02</text:p>
          </table:table-cell>
          <table:table-cell table:number-columns-repeated="252"/>
        </table:table-row>
        <table:table-row table:style-name="ro2">
          <table:table-cell office:value-type="string">
            <text:p>Amministrazione</text:p>
          </table:table-cell>
          <table:table-cell office:value-type="float" office:value="1706.28">
            <text:p>1706,28</text:p>
          </table:table-cell>
          <table:table-cell office:value-type="float" office:value="38653">
            <text:p>38653</text:p>
          </table:table-cell>
          <table:table-cell table:formula="oooc:=[.B85]/totale" office:value-type="float" office:value="0.0573388583777782">
            <text:p>0,06</text:p>
          </table:table-cell>
          <table:table-cell table:number-columns-repeated="252"/>
        </table:table-row>
        <table:table-row table:style-name="ro2">
          <table:table-cell office:value-type="string">
            <text:p>Pubblicità</text:p>
          </table:table-cell>
          <table:table-cell office:value-type="float" office:value="-115.72">
            <text:p>-115,72</text:p>
          </table:table-cell>
          <table:table-cell office:value-type="float" office:value="38653">
            <text:p>38653</text:p>
          </table:table-cell>
          <table:table-cell table:formula="oooc:=[.B86]/totale" office:value-type="float" office:value="-0.00388872441303684">
            <text:p>0</text:p>
          </table:table-cell>
          <table:table-cell table:number-columns-repeated="252"/>
        </table:table-row>
        <table:table-row table:style-name="ro2">
          <table:table-cell office:value-type="string">
            <text:p>Reclami</text:p>
          </table:table-cell>
          <table:table-cell office:value-type="float" office:value="-204.44">
            <text:p>-204,44</text:p>
          </table:table-cell>
          <table:table-cell office:value-type="float" office:value="38653">
            <text:p>38653</text:p>
          </table:table-cell>
          <table:table-cell table:formula="oooc:=[.B87]/totale" office:value-type="float" office:value="-0.00687012460249958">
            <text:p>-0,01</text:p>
          </table:table-cell>
          <table:table-cell table:number-columns-repeated="252"/>
        </table:table-row>
        <table:table-row table:style-name="ro2">
          <table:table-cell office:value-type="string">
            <text:p>Amministrazione</text:p>
          </table:table-cell>
          <table:table-cell office:value-type="float" office:value="98.74">
            <text:p>98,74</text:p>
          </table:table-cell>
          <table:table-cell office:value-type="float" office:value="38654">
            <text:p>38654</text:p>
          </table:table-cell>
          <table:table-cell table:formula="oooc:=[.B88]/totale" office:value-type="float" office:value="0.00331811829021135">
            <text:p>0</text:p>
          </table:table-cell>
          <table:table-cell table:number-columns-repeated="252"/>
        </table:table-row>
        <table:table-row table:style-name="ro2">
          <table:table-cell office:value-type="string">
            <text:p>Pubblicità</text:p>
          </table:table-cell>
          <table:table-cell office:value-type="float" office:value="-342.41">
            <text:p>-342,41</text:p>
          </table:table-cell>
          <table:table-cell office:value-type="float" office:value="38654">
            <text:p>38654</text:p>
          </table:table-cell>
          <table:table-cell table:formula="oooc:=[.B89]/totale" office:value-type="float" office:value="-0.0115065513849632">
            <text:p>-0,01</text:p>
          </table:table-cell>
          <table:table-cell table:number-columns-repeated="252"/>
        </table:table-row>
        <table:table-row table:style-name="ro2">
          <table:table-cell office:value-type="string">
            <text:p>Reclami</text:p>
          </table:table-cell>
          <table:table-cell office:value-type="float" office:value="-20.3">
            <text:p>-20,3</text:p>
          </table:table-cell>
          <table:table-cell office:value-type="float" office:value="38654">
            <text:p>38654</text:p>
          </table:table-cell>
          <table:table-cell table:formula="oooc:=[.B90]/totale" office:value-type="float" office:value="-0.000682173397724229">
            <text:p>0</text:p>
          </table:table-cell>
          <table:table-cell table:number-columns-repeated="252"/>
        </table:table-row>
        <table:table-row table:style-name="ro2">
          <table:table-cell office:value-type="string">
            <text:p>Amministrazione</text:p>
          </table:table-cell>
          <table:table-cell office:value-type="float" office:value="2432.43">
            <text:p>2432,43</text:p>
          </table:table-cell>
          <table:table-cell office:value-type="float" office:value="38655">
            <text:p>38655</text:p>
          </table:table-cell>
          <table:table-cell table:formula="oooc:=[.B91]/totale" office:value-type="float" office:value="0.0817408393017905">
            <text:p>0,08</text:p>
          </table:table-cell>
          <table:table-cell table:number-columns-repeated="252"/>
        </table:table-row>
        <table:table-row table:style-name="ro2">
          <table:table-cell office:value-type="string">
            <text:p>Pubblicità</text:p>
          </table:table-cell>
          <table:table-cell office:value-type="float" office:value="-791.87">
            <text:p>-791,87</text:p>
          </table:table-cell>
          <table:table-cell office:value-type="float" office:value="38655">
            <text:p>38655</text:p>
          </table:table-cell>
          <table:table-cell table:formula="oooc:=[.B92]/totale" office:value-type="float" office:value="-0.0266104752933934">
            <text:p>-0,03</text:p>
          </table:table-cell>
          <table:table-cell table:number-columns-repeated="252"/>
        </table:table-row>
        <table:table-row table:style-name="ro2">
          <table:table-cell office:value-type="string">
            <text:p>Reclami</text:p>
          </table:table-cell>
          <table:table-cell office:value-type="float" office:value="-372.02">
            <text:p>-372,02</text:p>
          </table:table-cell>
          <table:table-cell office:value-type="float" office:value="38655">
            <text:p>38655</text:p>
          </table:table-cell>
          <table:table-cell table:formula="oooc:=[.B93]/totale" office:value-type="float" office:value="-0.0125015836168161">
            <text:p>-0,01</text:p>
          </table:table-cell>
          <table:table-cell table:number-columns-repeated="252"/>
        </table:table-row>
        <table:table-row table:style-name="ro2">
          <table:table-cell office:value-type="string">
            <text:p>Amministrazione</text:p>
          </table:table-cell>
          <table:table-cell office:value-type="float" office:value="3272.78">
            <text:p>3272,78</text:p>
          </table:table-cell>
          <table:table-cell office:value-type="float" office:value="38656">
            <text:p>38656</text:p>
          </table:table-cell>
          <table:table-cell table:formula="oooc:=[.B94]/totale" office:value-type="float" office:value="0.109980465645513">
            <text:p>0,11</text:p>
          </table:table-cell>
          <table:table-cell table:number-columns-repeated="252"/>
        </table:table-row>
        <table:table-row table:style-name="ro2">
          <table:table-cell office:value-type="string">
            <text:p>Pubblicità</text:p>
          </table:table-cell>
          <table:table-cell office:value-type="float" office:value="-367.11">
            <text:p>-367,11</text:p>
          </table:table-cell>
          <table:table-cell office:value-type="float" office:value="38656">
            <text:p>38656</text:p>
          </table:table-cell>
          <table:table-cell table:formula="oooc:=[.B95]/totale" office:value-type="float" office:value="-0.0123365850265292">
            <text:p>-0,01</text:p>
          </table:table-cell>
          <table:table-cell table:number-columns-repeated="252"/>
        </table:table-row>
        <table:table-row table:style-name="ro2">
          <table:table-cell table:style-name="ce15" office:value-type="string">
            <text:p>Reclami</text:p>
          </table:table-cell>
          <table:table-cell table:style-name="ce4" office:value-type="float" office:value="-882.4">
            <text:p>-882,4</text:p>
          </table:table-cell>
          <table:table-cell table:style-name="ce4" office:value-type="float" office:value="38656">
            <text:p>38656</text:p>
          </table:table-cell>
          <table:table-cell table:style-name="ce22" table:formula="oooc:=[.B96]/totale" office:value-type="float" office:value="-0.0296526998104365">
            <text:p>-0,03</text:p>
          </table:table-cell>
          <table:table-cell table:number-columns-repeated="252"/>
        </table:table-row>
        <table:table-row table:style-name="ro2">
          <table:table-cell table:style-name="ce16" office:value-type="string">
            <text:p>TOTALE:</text:p>
          </table:table-cell>
          <table:table-cell table:style-name="ce18" table:formula="oooc:=SUM([.B4:.B96])" office:value-type="float" office:value="29757.83">
            <text:p>29757,83</text:p>
          </table:table-cell>
          <table:table-cell table:style-name="ce19"/>
          <table:table-cell table:style-name="Default"/>
          <table:table-cell table:number-columns-repeated="252"/>
        </table:table-row>
      </table:table>
      <table:table table:name="Impiegati" table:style-name="ta3" table:print="false">
        <table:table-column table:style-name="co14" table:default-cell-style-name="ce25"/>
        <table:table-column table:style-name="co15" table:default-cell-style-name="ce25"/>
        <table:table-column table:style-name="co16" table:default-cell-style-name="ce25"/>
        <table:table-column table:style-name="co17" table:default-cell-style-name="ce25"/>
        <table:table-column table:style-name="co18" table:default-cell-style-name="ce26"/>
        <table:table-column table:style-name="co5" table:default-cell-style-name="ce26"/>
        <table:table-column table:style-name="co19" table:default-cell-style-name="ce25"/>
        <table:table-column table:style-name="co20" table:number-columns-repeated="2" table:default-cell-style-name="ce25"/>
        <table:table-column table:style-name="co21" table:default-cell-style-name="ce27"/>
        <table:table-column table:style-name="co22" table:number-columns-repeated="246" table:default-cell-style-name="ce25"/>
        <table:table-row table:style-name="ro1">
          <table:table-cell table:style-name="ce1" office:value-type="string" table:number-columns-spanned="10" table:number-rows-spanned="1">
            <text:p>ELENCO IMPIEGATI</text:p>
          </table:table-cell>
          <table:covered-table-cell table:number-columns-repeated="9" table:style-name="ce5"/>
          <table:table-cell table:style-name="Default" table:number-columns-repeated="246"/>
        </table:table-row>
        <table:table-row table:style-name="ro2">
          <table:table-cell table:style-name="Default" table:number-columns-repeated="256"/>
        </table:table-row>
        <table:table-row table:style-name="ro2">
          <table:table-cell table:style-name="ce24" office:value-type="string">
            <text:p>Cognome</text:p>
          </table:table-cell>
          <table:table-cell table:style-name="ce24" office:value-type="string">
            <text:p>Nome</text:p>
          </table:table-cell>
          <table:table-cell table:style-name="ce24" office:value-type="string">
            <text:p>Posizione</text:p>
          </table:table-cell>
          <table:table-cell table:style-name="ce24" office:value-type="string">
            <text:p>Titolo</text:p>
          </table:table-cell>
          <table:table-cell table:style-name="ce24" office:value-type="string">
            <text:p>Nascita</text:p>
          </table:table-cell>
          <table:table-cell table:style-name="ce24" office:value-type="string">
            <text:p>Assunzione</text:p>
          </table:table-cell>
          <table:table-cell table:style-name="ce24" office:value-type="string">
            <text:p>Indirizzo</text:p>
          </table:table-cell>
          <table:table-cell table:style-name="ce24" office:value-type="string">
            <text:p>Città</text:p>
          </table:table-cell>
          <table:table-cell table:style-name="ce24" office:value-type="string">
            <text:p>CAP</text:p>
          </table:table-cell>
          <table:table-cell table:style-name="ce24" office:value-type="string">
            <text:p>Paese</text:p>
          </table:table-cell>
          <table:table-cell table:number-columns-repeated="246"/>
        </table:table-row>
        <table:table-row table:style-name="ro3">
          <table:table-cell office:value-type="string">
            <text:p>Davolio</text:p>
          </table:table-cell>
          <table:table-cell office:value-type="string">
            <text:p>Nancy</text:p>
          </table:table-cell>
          <table:table-cell office:value-type="string">
            <text:p>Rappresentante</text:p>
          </table:table-cell>
          <table:table-cell office:value-type="string">
            <text:p>Dott.ssa</text:p>
          </table:table-cell>
          <table:table-cell office:value-type="date" office:date-value="1968-12-08">
            <text:p>08/12/1968</text:p>
          </table:table-cell>
          <table:table-cell office:value-type="date" office:date-value="1992-05-01">
            <text:p>01/05/1992</text:p>
          </table:table-cell>
          <table:table-cell office:value-type="string">
            <text:p>507 - 20th Ave. E.</text:p>
            <text:p>Apt. 2A</text:p>
          </table:table-cell>
          <table:table-cell office:value-type="string">
            <text:p>Seattle</text:p>
          </table:table-cell>
          <table:table-cell office:value-type="string">
            <text:p>98122</text:p>
          </table:table-cell>
          <table:table-cell office:value-type="string">
            <text:p>USA</text:p>
          </table:table-cell>
          <table:table-cell table:number-columns-repeated="246"/>
        </table:table-row>
        <table:table-row table:style-name="ro2">
          <table:table-cell office:value-type="string">
            <text:p>Fuller</text:p>
          </table:table-cell>
          <table:table-cell office:value-type="string">
            <text:p>Andrew</text:p>
          </table:table-cell>
          <table:table-cell office:value-type="string">
            <text:p>Direttore vendite</text:p>
          </table:table-cell>
          <table:table-cell office:value-type="string">
            <text:p>Ing.</text:p>
          </table:table-cell>
          <table:table-cell office:value-type="date" office:date-value="1952-02-19">
            <text:p>19/02/1952</text:p>
          </table:table-cell>
          <table:table-cell office:value-type="date" office:date-value="1992-08-14">
            <text:p>14/08/1992</text:p>
          </table:table-cell>
          <table:table-cell office:value-type="string">
            <text:p>908 W. Capital Way</text:p>
          </table:table-cell>
          <table:table-cell office:value-type="string">
            <text:p>Tacoma</text:p>
          </table:table-cell>
          <table:table-cell office:value-type="string">
            <text:p>98401</text:p>
          </table:table-cell>
          <table:table-cell office:value-type="string">
            <text:p>USA</text:p>
          </table:table-cell>
          <table:table-cell table:number-columns-repeated="246"/>
        </table:table-row>
        <table:table-row table:style-name="ro2">
          <table:table-cell office:value-type="string">
            <text:p>Leverling</text:p>
          </table:table-cell>
          <table:table-cell office:value-type="string">
            <text:p>Janet</text:p>
          </table:table-cell>
          <table:table-cell office:value-type="string">
            <text:p>Funzionario commerciale</text:p>
          </table:table-cell>
          <table:table-cell office:value-type="string">
            <text:p>Dott.ssa</text:p>
          </table:table-cell>
          <table:table-cell office:value-type="date" office:date-value="1963-08-30">
            <text:p>30/08/1963</text:p>
          </table:table-cell>
          <table:table-cell office:value-type="date" office:date-value="1992-04-01">
            <text:p>01/04/1992</text:p>
          </table:table-cell>
          <table:table-cell office:value-type="string">
            <text:p>722 Moss Bay Blvd.</text:p>
          </table:table-cell>
          <table:table-cell office:value-type="string">
            <text:p>Kirkland</text:p>
          </table:table-cell>
          <table:table-cell office:value-type="string">
            <text:p>98033</text:p>
          </table:table-cell>
          <table:table-cell office:value-type="string">
            <text:p>USA</text:p>
          </table:table-cell>
          <table:table-cell table:number-columns-repeated="246"/>
        </table:table-row>
        <table:table-row table:style-name="ro2">
          <table:table-cell office:value-type="string">
            <text:p>Peacock</text:p>
          </table:table-cell>
          <table:table-cell office:value-type="string">
            <text:p>Margaret</text:p>
          </table:table-cell>
          <table:table-cell office:value-type="string">
            <text:p>Rappresentante</text:p>
          </table:table-cell>
          <table:table-cell office:value-type="string">
            <text:p>Dott.ssa</text:p>
          </table:table-cell>
          <table:table-cell office:value-type="date" office:date-value="1958-09-19">
            <text:p>19/09/1958</text:p>
          </table:table-cell>
          <table:table-cell office:value-type="date" office:date-value="1993-05-03">
            <text:p>03/05/1993</text:p>
          </table:table-cell>
          <table:table-cell office:value-type="string">
            <text:p>4110 Old Redmond Rd.</text:p>
          </table:table-cell>
          <table:table-cell office:value-type="string">
            <text:p>Redmond</text:p>
          </table:table-cell>
          <table:table-cell office:value-type="string">
            <text:p>98052</text:p>
          </table:table-cell>
          <table:table-cell office:value-type="string">
            <text:p>USA</text:p>
          </table:table-cell>
          <table:table-cell table:number-columns-repeated="246"/>
        </table:table-row>
        <table:table-row table:style-name="ro2">
          <table:table-cell office:value-type="string">
            <text:p>Buchanan</text:p>
          </table:table-cell>
          <table:table-cell office:value-type="string">
            <text:p>Steven</text:p>
          </table:table-cell>
          <table:table-cell office:value-type="string">
            <text:p>Direttore commerciale</text:p>
          </table:table-cell>
          <table:table-cell office:value-type="string">
            <text:p>Ing.</text:p>
          </table:table-cell>
          <table:table-cell office:value-type="date" office:date-value="1955-03-04">
            <text:p>04/03/1955</text:p>
          </table:table-cell>
          <table:table-cell office:value-type="date" office:date-value="1993-10-17">
            <text:p>17/10/1993</text:p>
          </table:table-cell>
          <table:table-cell office:value-type="string">
            <text:p>14 Garrett Hill</text:p>
          </table:table-cell>
          <table:table-cell office:value-type="string">
            <text:p>Londra</text:p>
          </table:table-cell>
          <table:table-cell office:value-type="string">
            <text:p>SW1 8JR</text:p>
          </table:table-cell>
          <table:table-cell office:value-type="string">
            <text:p>Gran Bretagna</text:p>
          </table:table-cell>
          <table:table-cell table:number-columns-repeated="246"/>
        </table:table-row>
        <table:table-row table:style-name="ro3">
          <table:table-cell office:value-type="string">
            <text:p>Suyama</text:p>
          </table:table-cell>
          <table:table-cell office:value-type="string">
            <text:p>Michael</text:p>
          </table:table-cell>
          <table:table-cell office:value-type="string">
            <text:p>Rappresentante</text:p>
          </table:table-cell>
          <table:table-cell office:value-type="string">
            <text:p>Dott.</text:p>
          </table:table-cell>
          <table:table-cell office:value-type="date" office:date-value="1963-07-02">
            <text:p>02/07/1963</text:p>
          </table:table-cell>
          <table:table-cell office:value-type="date" office:date-value="1993-10-17">
            <text:p>17/10/1993</text:p>
          </table:table-cell>
          <table:table-cell office:value-type="string">
            <text:p>Coventry House</text:p>
            <text:p>Miner Rd.</text:p>
          </table:table-cell>
          <table:table-cell office:value-type="string">
            <text:p>Londra</text:p>
          </table:table-cell>
          <table:table-cell office:value-type="string">
            <text:p>EC2 7JR</text:p>
          </table:table-cell>
          <table:table-cell office:value-type="string">
            <text:p>Gran Bretagna</text:p>
          </table:table-cell>
          <table:table-cell table:number-columns-repeated="246"/>
        </table:table-row>
        <table:table-row table:style-name="ro3">
          <table:table-cell office:value-type="string">
            <text:p>King</text:p>
          </table:table-cell>
          <table:table-cell office:value-type="string">
            <text:p>Robert</text:p>
          </table:table-cell>
          <table:table-cell office:value-type="string">
            <text:p>Rappresentante</text:p>
          </table:table-cell>
          <table:table-cell office:value-type="string">
            <text:p>Dott.</text:p>
          </table:table-cell>
          <table:table-cell office:value-type="date" office:date-value="1960-05-29">
            <text:p>29/05/1960</text:p>
          </table:table-cell>
          <table:table-cell office:value-type="date" office:date-value="1994-01-02">
            <text:p>02/01/1994</text:p>
          </table:table-cell>
          <table:table-cell office:value-type="string">
            <text:p>Edgeham Hollow</text:p>
            <text:p>Winchester Way</text:p>
          </table:table-cell>
          <table:table-cell office:value-type="string">
            <text:p>Londra</text:p>
          </table:table-cell>
          <table:table-cell office:value-type="string">
            <text:p>RG1 9SP</text:p>
          </table:table-cell>
          <table:table-cell office:value-type="string">
            <text:p>Gran Bretagna</text:p>
          </table:table-cell>
          <table:table-cell table:number-columns-repeated="246"/>
        </table:table-row>
        <table:table-row table:style-name="ro2">
          <table:table-cell office:value-type="string">
            <text:p>Callahan</text:p>
          </table:table-cell>
          <table:table-cell office:value-type="string">
            <text:p>Laura</text:p>
          </table:table-cell>
          <table:table-cell office:value-type="string">
            <text:p>Resp. comm. di zona</text:p>
          </table:table-cell>
          <table:table-cell office:value-type="string">
            <text:p>Dott.ssa</text:p>
          </table:table-cell>
          <table:table-cell office:value-type="date" office:date-value="1958-01-09">
            <text:p>09/01/1958</text:p>
          </table:table-cell>
          <table:table-cell office:value-type="date" office:date-value="1994-03-05">
            <text:p>05/03/1994</text:p>
          </table:table-cell>
          <table:table-cell office:value-type="string">
            <text:p>4726 - 11th Ave. N.E.</text:p>
          </table:table-cell>
          <table:table-cell office:value-type="string">
            <text:p>Seattle</text:p>
          </table:table-cell>
          <table:table-cell office:value-type="string">
            <text:p>98105</text:p>
          </table:table-cell>
          <table:table-cell office:value-type="string">
            <text:p>USA</text:p>
          </table:table-cell>
          <table:table-cell table:number-columns-repeated="246"/>
        </table:table-row>
        <table:table-row table:style-name="ro2">
          <table:table-cell office:value-type="string">
            <text:p>Dodsworth</text:p>
          </table:table-cell>
          <table:table-cell office:value-type="string">
            <text:p>Anne</text:p>
          </table:table-cell>
          <table:table-cell office:value-type="string">
            <text:p>Rappresentante</text:p>
          </table:table-cell>
          <table:table-cell office:value-type="string">
            <text:p>Dott.ssa</text:p>
          </table:table-cell>
          <table:table-cell office:value-type="date" office:date-value="1969-07-02">
            <text:p>02/07/1969</text:p>
          </table:table-cell>
          <table:table-cell office:value-type="date" office:date-value="1994-11-15">
            <text:p>15/11/1994</text:p>
          </table:table-cell>
          <table:table-cell office:value-type="string">
            <text:p>7 Houndstooth Rd.</text:p>
          </table:table-cell>
          <table:table-cell office:value-type="string">
            <text:p>Londra</text:p>
          </table:table-cell>
          <table:table-cell office:value-type="string">
            <text:p>WG2 7LT</text:p>
          </table:table-cell>
          <table:table-cell office:value-type="string">
            <text:p>Gran Bretagna</text:p>
          </table:table-cell>
          <table:table-cell table:number-columns-repeated="246"/>
        </table:table-row>
      </table:table>
      <table:table table:name="Presenze" table:style-name="ta4" table:print="false">
        <table:table-column table:style-name="co23" table:default-cell-style-name="ce14"/>
        <table:table-column table:style-name="co10" table:default-cell-style-name="ce3"/>
        <table:table-column table:style-name="co24" table:default-cell-style-name="ce30"/>
        <table:table-column table:style-name="co25" table:default-cell-style-name="ce32"/>
        <table:table-column table:style-name="co14" table:default-cell-style-name="ce32"/>
        <table:table-column table:style-name="co26" table:default-cell-style-name="ce36"/>
        <table:table-column table:style-name="co6" table:number-columns-repeated="250" table:default-cell-style-name="Default"/>
        <table:table-row table:style-name="ro1">
          <table:table-cell table:style-name="ce1" office:value-type="string" table:number-columns-spanned="6" table:number-rows-spanned="1">
            <text:p>Presenze di ottobre</text:p>
          </table:table-cell>
          <table:covered-table-cell table:number-columns-repeated="5" table:style-name="ce5"/>
          <table:table-cell table:number-columns-repeated="250"/>
        </table:table-row>
        <table:table-row table:style-name="ro2">
          <table:table-cell table:style-name="Default" table:number-columns-repeated="6"/>
          <table:table-cell table:number-columns-repeated="250"/>
        </table:table-row>
        <table:table-row table:style-name="ro2">
          <table:table-cell table:style-name="ce28" office:value-type="string">
            <text:p>Cognome</text:p>
          </table:table-cell>
          <table:table-cell table:style-name="ce29" office:value-type="string">
            <text:p>Nome</text:p>
          </table:table-cell>
          <table:table-cell table:style-name="ce29" office:value-type="string">
            <text:p>Giorno</text:p>
          </table:table-cell>
          <table:table-cell table:style-name="ce29" office:value-type="string">
            <text:p>Ora entrata</text:p>
          </table:table-cell>
          <table:table-cell table:style-name="ce29" office:value-type="string">
            <text:p>Ora uscita</text:p>
          </table:table-cell>
          <table:table-cell table:style-name="ce35" office:value-type="string">
            <text:p>Ore</text:p>
          </table:table-cell>
          <table:table-cell table:number-columns-repeated="250"/>
        </table:table-row>
        <table:table-row table:style-name="ro2">
          <table:table-cell office:value-type="string">
            <text:p>Davolio</text:p>
          </table:table-cell>
          <table:table-cell office:value-type="string">
            <text:p>Nancy</text:p>
          </table:table-cell>
          <table:table-cell office:value-type="float" office:value="38626">
            <text:p>38626</text:p>
          </table:table-cell>
          <table:table-cell table:number-columns-repeated="253"/>
        </table:table-row>
        <table:table-row table:style-name="ro2">
          <table:table-cell office:value-type="string">
            <text:p>Fuller</text:p>
          </table:table-cell>
          <table:table-cell office:value-type="string">
            <text:p>Andrew</text:p>
          </table:table-cell>
          <table:table-cell office:value-type="float" office:value="38626">
            <text:p>38626</text:p>
          </table:table-cell>
          <table:table-cell table:number-columns-repeated="253"/>
        </table:table-row>
        <table:table-row table:style-name="ro2">
          <table:table-cell office:value-type="string">
            <text:p>Leverling</text:p>
          </table:table-cell>
          <table:table-cell office:value-type="string">
            <text:p>Janet</text:p>
          </table:table-cell>
          <table:table-cell office:value-type="float" office:value="38626">
            <text:p>38626</text:p>
          </table:table-cell>
          <table:table-cell table:number-columns-repeated="253"/>
        </table:table-row>
        <table:table-row table:style-name="ro2">
          <table:table-cell office:value-type="string">
            <text:p>Davolio</text:p>
          </table:table-cell>
          <table:table-cell office:value-type="string">
            <text:p>Nancy</text:p>
          </table:table-cell>
          <table:table-cell office:value-type="float" office:value="38627">
            <text:p>38627</text:p>
          </table:table-cell>
          <table:table-cell table:number-columns-repeated="253"/>
        </table:table-row>
        <table:table-row table:style-name="ro2">
          <table:table-cell office:value-type="string">
            <text:p>Fuller</text:p>
          </table:table-cell>
          <table:table-cell office:value-type="string">
            <text:p>Andrew</text:p>
          </table:table-cell>
          <table:table-cell office:value-type="float" office:value="38627">
            <text:p>38627</text:p>
          </table:table-cell>
          <table:table-cell table:number-columns-repeated="253"/>
        </table:table-row>
        <table:table-row table:style-name="ro2">
          <table:table-cell office:value-type="string">
            <text:p>Leverling</text:p>
          </table:table-cell>
          <table:table-cell office:value-type="string">
            <text:p>Janet</text:p>
          </table:table-cell>
          <table:table-cell office:value-type="float" office:value="38627">
            <text:p>38627</text:p>
          </table:table-cell>
          <table:table-cell table:number-columns-repeated="253"/>
        </table:table-row>
        <table:table-row table:style-name="ro2">
          <table:table-cell office:value-type="string">
            <text:p>Davolio</text:p>
          </table:table-cell>
          <table:table-cell office:value-type="string">
            <text:p>Nancy</text:p>
          </table:table-cell>
          <table:table-cell office:value-type="float" office:value="38628">
            <text:p>38628</text:p>
          </table:table-cell>
          <table:table-cell office:value-type="time" office:time-value="PT08H40M19.622285S">
            <text:p>8.40</text:p>
          </table:table-cell>
          <table:table-cell office:value-type="time" office:time-value="PT16H52M16.029033S">
            <text:p>16.52</text:p>
          </table:table-cell>
          <table:table-cell table:formula="oooc:=[.E10]-[.D10]" office:value-type="time" office:time-value="PT08H11M56.406748S">
            <text:p>8.11</text:p>
          </table:table-cell>
          <table:table-cell table:number-columns-repeated="250"/>
        </table:table-row>
        <table:table-row table:style-name="ro2">
          <table:table-cell office:value-type="string">
            <text:p>Fuller</text:p>
          </table:table-cell>
          <table:table-cell office:value-type="string">
            <text:p>Andrew</text:p>
          </table:table-cell>
          <table:table-cell office:value-type="float" office:value="38628">
            <text:p>38628</text:p>
          </table:table-cell>
          <table:table-cell office:value-type="time" office:time-value="PT08H40M15.966382S">
            <text:p>8.40</text:p>
          </table:table-cell>
          <table:table-cell office:value-type="time" office:time-value="PT17H15M56.910732S">
            <text:p>17.15</text:p>
          </table:table-cell>
          <table:table-cell table:formula="oooc:=[.E11]-[.D11]" office:value-type="time" office:time-value="PT08H35M40.94435S">
            <text:p>8.35</text:p>
          </table:table-cell>
          <table:table-cell table:number-columns-repeated="250"/>
        </table:table-row>
        <table:table-row table:style-name="ro2">
          <table:table-cell office:value-type="string">
            <text:p>Leverling</text:p>
          </table:table-cell>
          <table:table-cell office:value-type="string">
            <text:p>Janet</text:p>
          </table:table-cell>
          <table:table-cell office:value-type="float" office:value="38628">
            <text:p>38628</text:p>
          </table:table-cell>
          <table:table-cell office:value-type="time" office:time-value="PT08H42M04.426593S">
            <text:p>8.42</text:p>
          </table:table-cell>
          <table:table-cell office:value-type="time" office:time-value="PT15H12M46.167253S">
            <text:p>15.12</text:p>
          </table:table-cell>
          <table:table-cell table:formula="oooc:=[.E12]-[.D12]" office:value-type="time" office:time-value="PT06H30M41.740661S">
            <text:p>6.30</text:p>
          </table:table-cell>
          <table:table-cell table:number-columns-repeated="250"/>
        </table:table-row>
        <table:table-row table:style-name="ro2">
          <table:table-cell office:value-type="string">
            <text:p>Davolio</text:p>
          </table:table-cell>
          <table:table-cell office:value-type="string">
            <text:p>Nancy</text:p>
          </table:table-cell>
          <table:table-cell office:value-type="float" office:value="38629">
            <text:p>38629</text:p>
          </table:table-cell>
          <table:table-cell office:value-type="time" office:time-value="PT08H40M00.152035S">
            <text:p>8.40</text:p>
          </table:table-cell>
          <table:table-cell office:value-type="time" office:time-value="PT15H15M14.461335S">
            <text:p>15.15</text:p>
          </table:table-cell>
          <table:table-cell table:formula="oooc:=[.E13]-[.D13]" office:value-type="time" office:time-value="PT06H35M14.3093S">
            <text:p>6.35</text:p>
          </table:table-cell>
          <table:table-cell table:number-columns-repeated="250"/>
        </table:table-row>
        <table:table-row table:style-name="ro2">
          <table:table-cell office:value-type="string">
            <text:p>Fuller</text:p>
          </table:table-cell>
          <table:table-cell office:value-type="string">
            <text:p>Andrew</text:p>
          </table:table-cell>
          <table:table-cell office:value-type="float" office:value="38629">
            <text:p>38629</text:p>
          </table:table-cell>
          <table:table-cell office:value-type="time" office:time-value="PT08H31M07.725358S">
            <text:p>8.31</text:p>
          </table:table-cell>
          <table:table-cell office:value-type="time" office:time-value="PT16H36M30.636553S">
            <text:p>16.36</text:p>
          </table:table-cell>
          <table:table-cell table:formula="oooc:=[.E14]-[.D14]" office:value-type="time" office:time-value="PT08H05M22.911195S">
            <text:p>8.05</text:p>
          </table:table-cell>
          <table:table-cell table:number-columns-repeated="250"/>
        </table:table-row>
        <table:table-row table:style-name="ro2">
          <table:table-cell office:value-type="string">
            <text:p>Leverling</text:p>
          </table:table-cell>
          <table:table-cell office:value-type="string">
            <text:p>Janet</text:p>
          </table:table-cell>
          <table:table-cell office:value-type="float" office:value="38629">
            <text:p>38629</text:p>
          </table:table-cell>
          <table:table-cell office:value-type="time" office:time-value="PT08H30M33.32498S">
            <text:p>8.30</text:p>
          </table:table-cell>
          <table:table-cell office:value-type="time" office:time-value="PT15H53M07.452049S">
            <text:p>15.53</text:p>
          </table:table-cell>
          <table:table-cell table:formula="oooc:=[.E15]-[.D15]" office:value-type="time" office:time-value="PT07H22M34.127069S">
            <text:p>7.22</text:p>
          </table:table-cell>
          <table:table-cell table:number-columns-repeated="250"/>
        </table:table-row>
        <table:table-row table:style-name="ro2">
          <table:table-cell office:value-type="string">
            <text:p>Davolio</text:p>
          </table:table-cell>
          <table:table-cell office:value-type="string">
            <text:p>Nancy</text:p>
          </table:table-cell>
          <table:table-cell office:value-type="float" office:value="38630">
            <text:p>38630</text:p>
          </table:table-cell>
          <table:table-cell office:value-type="time" office:time-value="PT08H30M11.21318S">
            <text:p>8.30</text:p>
          </table:table-cell>
          <table:table-cell office:value-type="time" office:time-value="PT15H51M12.433811S">
            <text:p>15.51</text:p>
          </table:table-cell>
          <table:table-cell table:formula="oooc:=[.E16]-[.D16]" office:value-type="time" office:time-value="PT07H21M01.220631S">
            <text:p>7.21</text:p>
          </table:table-cell>
          <table:table-cell table:number-columns-repeated="250"/>
        </table:table-row>
        <table:table-row table:style-name="ro2">
          <table:table-cell office:value-type="string">
            <text:p>Fuller</text:p>
          </table:table-cell>
          <table:table-cell office:value-type="string">
            <text:p>Andrew</text:p>
          </table:table-cell>
          <table:table-cell office:value-type="float" office:value="38630">
            <text:p>38630</text:p>
          </table:table-cell>
          <table:table-cell office:value-type="time" office:time-value="PT08H39M39.224701S">
            <text:p>8.39</text:p>
          </table:table-cell>
          <table:table-cell office:value-type="time" office:time-value="PT16H28M38.319911S">
            <text:p>16.28</text:p>
          </table:table-cell>
          <table:table-cell table:formula="oooc:=[.E17]-[.D17]" office:value-type="time" office:time-value="PT07H48M59.09521S">
            <text:p>7.48</text:p>
          </table:table-cell>
          <table:table-cell table:number-columns-repeated="250"/>
        </table:table-row>
        <table:table-row table:style-name="ro2">
          <table:table-cell office:value-type="string">
            <text:p>Leverling</text:p>
          </table:table-cell>
          <table:table-cell office:value-type="string">
            <text:p>Janet</text:p>
          </table:table-cell>
          <table:table-cell office:value-type="float" office:value="38630">
            <text:p>38630</text:p>
          </table:table-cell>
          <table:table-cell office:value-type="time" office:time-value="PT08H32M52.374967S">
            <text:p>8.32</text:p>
          </table:table-cell>
          <table:table-cell office:value-type="time" office:time-value="PT16H10M45.707328S">
            <text:p>16.10</text:p>
          </table:table-cell>
          <table:table-cell table:formula="oooc:=[.E18]-[.D18]" office:value-type="time" office:time-value="PT07H37M53.332362S">
            <text:p>7.37</text:p>
          </table:table-cell>
          <table:table-cell table:number-columns-repeated="250"/>
        </table:table-row>
        <table:table-row table:style-name="ro2">
          <table:table-cell office:value-type="string">
            <text:p>Davolio</text:p>
          </table:table-cell>
          <table:table-cell office:value-type="string">
            <text:p>Nancy</text:p>
          </table:table-cell>
          <table:table-cell office:value-type="float" office:value="38631">
            <text:p>38631</text:p>
          </table:table-cell>
          <table:table-cell office:value-type="time" office:time-value="PT08H38M21.133703S">
            <text:p>8.38</text:p>
          </table:table-cell>
          <table:table-cell office:value-type="time" office:time-value="PT15H37M57.535347S">
            <text:p>15.37</text:p>
          </table:table-cell>
          <table:table-cell table:formula="oooc:=[.E19]-[.D19]" office:value-type="time" office:time-value="PT06H59M36.401645S">
            <text:p>6.59</text:p>
          </table:table-cell>
          <table:table-cell table:number-columns-repeated="250"/>
        </table:table-row>
        <table:table-row table:style-name="ro2">
          <table:table-cell office:value-type="string">
            <text:p>Fuller</text:p>
          </table:table-cell>
          <table:table-cell office:value-type="string">
            <text:p>Andrew</text:p>
          </table:table-cell>
          <table:table-cell office:value-type="float" office:value="38631">
            <text:p>38631</text:p>
          </table:table-cell>
          <table:table-cell office:value-type="time" office:time-value="PT08H37M52.679162S">
            <text:p>8.37</text:p>
          </table:table-cell>
          <table:table-cell office:value-type="time" office:time-value="PT15H09M00.510449S">
            <text:p>15.09</text:p>
          </table:table-cell>
          <table:table-cell table:formula="oooc:=[.E20]-[.D20]" office:value-type="time" office:time-value="PT06H31M07.831286S">
            <text:p>6.31</text:p>
          </table:table-cell>
          <table:table-cell table:number-columns-repeated="250"/>
        </table:table-row>
        <table:table-row table:style-name="ro2">
          <table:table-cell office:value-type="string">
            <text:p>Leverling</text:p>
          </table:table-cell>
          <table:table-cell office:value-type="string">
            <text:p>Janet</text:p>
          </table:table-cell>
          <table:table-cell office:value-type="float" office:value="38631">
            <text:p>38631</text:p>
          </table:table-cell>
          <table:table-cell office:value-type="time" office:time-value="PT08H31M32.639041S">
            <text:p>8.31</text:p>
          </table:table-cell>
          <table:table-cell office:value-type="time" office:time-value="PT16H26M58.980461S">
            <text:p>16.26</text:p>
          </table:table-cell>
          <table:table-cell table:formula="oooc:=[.E21]-[.D21]" office:value-type="time" office:time-value="PT07H55M26.34142S">
            <text:p>7.55</text:p>
          </table:table-cell>
          <table:table-cell table:number-columns-repeated="250"/>
        </table:table-row>
        <table:table-row table:style-name="ro2">
          <table:table-cell office:value-type="string">
            <text:p>Davolio</text:p>
          </table:table-cell>
          <table:table-cell office:value-type="string">
            <text:p>Nancy</text:p>
          </table:table-cell>
          <table:table-cell office:value-type="float" office:value="38632">
            <text:p>38632</text:p>
          </table:table-cell>
          <table:table-cell office:value-type="time" office:time-value="PT08H33M18.611288S">
            <text:p>8.33</text:p>
          </table:table-cell>
          <table:table-cell office:value-type="time" office:time-value="PT16H22M32.973062S">
            <text:p>16.22</text:p>
          </table:table-cell>
          <table:table-cell table:formula="oooc:=[.E22]-[.D22]" office:value-type="time" office:time-value="PT07H49M14.361774S">
            <text:p>7.49</text:p>
          </table:table-cell>
          <table:table-cell table:number-columns-repeated="250"/>
        </table:table-row>
        <table:table-row table:style-name="ro2">
          <table:table-cell office:value-type="string">
            <text:p>Fuller</text:p>
          </table:table-cell>
          <table:table-cell office:value-type="string">
            <text:p>Andrew</text:p>
          </table:table-cell>
          <table:table-cell office:value-type="float" office:value="38632">
            <text:p>38632</text:p>
          </table:table-cell>
          <table:table-cell office:value-type="time" office:time-value="PT08H41M36.050832S">
            <text:p>8.41</text:p>
          </table:table-cell>
          <table:table-cell office:value-type="time" office:time-value="PT15H29M34.311742S">
            <text:p>15.29</text:p>
          </table:table-cell>
          <table:table-cell table:formula="oooc:=[.E23]-[.D23]" office:value-type="time" office:time-value="PT06H47M58.26091S">
            <text:p>6.47</text:p>
          </table:table-cell>
          <table:table-cell table:number-columns-repeated="250"/>
        </table:table-row>
        <table:table-row table:style-name="ro2">
          <table:table-cell office:value-type="string">
            <text:p>Leverling</text:p>
          </table:table-cell>
          <table:table-cell office:value-type="string">
            <text:p>Janet</text:p>
          </table:table-cell>
          <table:table-cell office:value-type="float" office:value="38632">
            <text:p>38632</text:p>
          </table:table-cell>
          <table:table-cell office:value-type="time" office:time-value="PT08H32M09.807253S">
            <text:p>8.32</text:p>
          </table:table-cell>
          <table:table-cell office:value-type="time" office:time-value="PT15H07M41.487645S">
            <text:p>15.07</text:p>
          </table:table-cell>
          <table:table-cell table:formula="oooc:=[.E24]-[.D24]" office:value-type="time" office:time-value="PT06H35M31.680392S">
            <text:p>6.35</text:p>
          </table:table-cell>
          <table:table-cell table:number-columns-repeated="250"/>
        </table:table-row>
        <table:table-row table:style-name="ro2">
          <table:table-cell office:value-type="string">
            <text:p>Davolio</text:p>
          </table:table-cell>
          <table:table-cell office:value-type="string">
            <text:p>Nancy</text:p>
          </table:table-cell>
          <table:table-cell office:value-type="float" office:value="38633">
            <text:p>38633</text:p>
          </table:table-cell>
          <table:table-cell table:number-columns-repeated="253"/>
        </table:table-row>
        <table:table-row table:style-name="ro2">
          <table:table-cell office:value-type="string">
            <text:p>Fuller</text:p>
          </table:table-cell>
          <table:table-cell office:value-type="string">
            <text:p>Andrew</text:p>
          </table:table-cell>
          <table:table-cell office:value-type="float" office:value="38633">
            <text:p>38633</text:p>
          </table:table-cell>
          <table:table-cell table:number-columns-repeated="253"/>
        </table:table-row>
        <table:table-row table:style-name="ro2">
          <table:table-cell office:value-type="string">
            <text:p>Leverling</text:p>
          </table:table-cell>
          <table:table-cell office:value-type="string">
            <text:p>Janet</text:p>
          </table:table-cell>
          <table:table-cell office:value-type="float" office:value="38633">
            <text:p>38633</text:p>
          </table:table-cell>
          <table:table-cell table:number-columns-repeated="253"/>
        </table:table-row>
        <table:table-row table:style-name="ro2">
          <table:table-cell office:value-type="string">
            <text:p>Davolio</text:p>
          </table:table-cell>
          <table:table-cell office:value-type="string">
            <text:p>Nancy</text:p>
          </table:table-cell>
          <table:table-cell office:value-type="float" office:value="38634">
            <text:p>38634</text:p>
          </table:table-cell>
          <table:table-cell table:number-columns-repeated="253"/>
        </table:table-row>
        <table:table-row table:style-name="ro2">
          <table:table-cell office:value-type="string">
            <text:p>Fuller</text:p>
          </table:table-cell>
          <table:table-cell office:value-type="string">
            <text:p>Andrew</text:p>
          </table:table-cell>
          <table:table-cell office:value-type="float" office:value="38634">
            <text:p>38634</text:p>
          </table:table-cell>
          <table:table-cell table:number-columns-repeated="253"/>
        </table:table-row>
        <table:table-row table:style-name="ro2">
          <table:table-cell office:value-type="string">
            <text:p>Leverling</text:p>
          </table:table-cell>
          <table:table-cell office:value-type="string">
            <text:p>Janet</text:p>
          </table:table-cell>
          <table:table-cell office:value-type="float" office:value="38634">
            <text:p>38634</text:p>
          </table:table-cell>
          <table:table-cell table:number-columns-repeated="253"/>
        </table:table-row>
        <table:table-row table:style-name="ro2">
          <table:table-cell office:value-type="string">
            <text:p>Davolio</text:p>
          </table:table-cell>
          <table:table-cell office:value-type="string">
            <text:p>Nancy</text:p>
          </table:table-cell>
          <table:table-cell office:value-type="float" office:value="38635">
            <text:p>38635</text:p>
          </table:table-cell>
          <table:table-cell office:value-type="time" office:time-value="PT08H35M41.044663S">
            <text:p>8.35</text:p>
          </table:table-cell>
          <table:table-cell office:value-type="time" office:time-value="PT17H22M06.997614S">
            <text:p>17.22</text:p>
          </table:table-cell>
          <table:table-cell table:formula="oooc:=[.E31]-[.D31]" office:value-type="time" office:time-value="PT08H46M25.952952S">
            <text:p>8.46</text:p>
          </table:table-cell>
          <table:table-cell table:number-columns-repeated="250"/>
        </table:table-row>
        <table:table-row table:style-name="ro2">
          <table:table-cell office:value-type="string">
            <text:p>Fuller</text:p>
          </table:table-cell>
          <table:table-cell office:value-type="string">
            <text:p>Andrew</text:p>
          </table:table-cell>
          <table:table-cell office:value-type="float" office:value="38635">
            <text:p>38635</text:p>
          </table:table-cell>
          <table:table-cell office:value-type="time" office:time-value="PT08H41M58.218575S">
            <text:p>8.41</text:p>
          </table:table-cell>
          <table:table-cell office:value-type="time" office:time-value="PT16H49M49.435019S">
            <text:p>16.49</text:p>
          </table:table-cell>
          <table:table-cell table:formula="oooc:=[.E32]-[.D32]" office:value-type="time" office:time-value="PT08H07M51.216444S">
            <text:p>8.07</text:p>
          </table:table-cell>
          <table:table-cell table:number-columns-repeated="250"/>
        </table:table-row>
        <table:table-row table:style-name="ro2">
          <table:table-cell office:value-type="string">
            <text:p>Leverling</text:p>
          </table:table-cell>
          <table:table-cell office:value-type="string">
            <text:p>Janet</text:p>
          </table:table-cell>
          <table:table-cell office:value-type="float" office:value="38635">
            <text:p>38635</text:p>
          </table:table-cell>
          <table:table-cell office:value-type="time" office:time-value="PT08H31M51.213587S">
            <text:p>8.31</text:p>
          </table:table-cell>
          <table:table-cell office:value-type="time" office:time-value="PT15H51M07.187017S">
            <text:p>15.51</text:p>
          </table:table-cell>
          <table:table-cell table:formula="oooc:=[.E33]-[.D33]" office:value-type="time" office:time-value="PT07H19M15.973429S">
            <text:p>7.19</text:p>
          </table:table-cell>
          <table:table-cell table:number-columns-repeated="250"/>
        </table:table-row>
        <table:table-row table:style-name="ro2">
          <table:table-cell office:value-type="string">
            <text:p>Davolio</text:p>
          </table:table-cell>
          <table:table-cell office:value-type="string">
            <text:p>Nancy</text:p>
          </table:table-cell>
          <table:table-cell office:value-type="float" office:value="38636">
            <text:p>38636</text:p>
          </table:table-cell>
          <table:table-cell office:value-type="time" office:time-value="PT08H35M15.227388S">
            <text:p>8.35</text:p>
          </table:table-cell>
          <table:table-cell office:value-type="time" office:time-value="PT16H33M49.554896S">
            <text:p>16.33</text:p>
          </table:table-cell>
          <table:table-cell table:formula="oooc:=[.E34]-[.D34]" office:value-type="time" office:time-value="PT07H58M34.327507S">
            <text:p>7.58</text:p>
          </table:table-cell>
          <table:table-cell table:number-columns-repeated="250"/>
        </table:table-row>
        <table:table-row table:style-name="ro2">
          <table:table-cell office:value-type="string">
            <text:p>Fuller</text:p>
          </table:table-cell>
          <table:table-cell office:value-type="string">
            <text:p>Andrew</text:p>
          </table:table-cell>
          <table:table-cell office:value-type="float" office:value="38636">
            <text:p>38636</text:p>
          </table:table-cell>
          <table:table-cell office:value-type="time" office:time-value="PT08H35M18.768632S">
            <text:p>8.35</text:p>
          </table:table-cell>
          <table:table-cell office:value-type="time" office:time-value="PT15H38M44.49718S">
            <text:p>15.38</text:p>
          </table:table-cell>
          <table:table-cell table:formula="oooc:=[.E35]-[.D35]" office:value-type="time" office:time-value="PT07H03M25.728548S">
            <text:p>7.03</text:p>
          </table:table-cell>
          <table:table-cell table:number-columns-repeated="250"/>
        </table:table-row>
        <table:table-row table:style-name="ro2">
          <table:table-cell office:value-type="string">
            <text:p>Leverling</text:p>
          </table:table-cell>
          <table:table-cell office:value-type="string">
            <text:p>Janet</text:p>
          </table:table-cell>
          <table:table-cell office:value-type="float" office:value="38636">
            <text:p>38636</text:p>
          </table:table-cell>
          <table:table-cell office:value-type="time" office:time-value="PT08H40M19.622285S">
            <text:p>8.40</text:p>
          </table:table-cell>
          <table:table-cell office:value-type="time" office:time-value="PT16H52M16.029033S">
            <text:p>16.52</text:p>
          </table:table-cell>
          <table:table-cell table:formula="oooc:=[.E36]-[.D36]" office:value-type="time" office:time-value="PT08H11M56.406748S">
            <text:p>8.11</text:p>
          </table:table-cell>
          <table:table-cell table:number-columns-repeated="250"/>
        </table:table-row>
        <table:table-row table:style-name="ro2">
          <table:table-cell office:value-type="string">
            <text:p>Davolio</text:p>
          </table:table-cell>
          <table:table-cell office:value-type="string">
            <text:p>Nancy</text:p>
          </table:table-cell>
          <table:table-cell office:value-type="float" office:value="38637">
            <text:p>38637</text:p>
          </table:table-cell>
          <table:table-cell office:value-type="time" office:time-value="PT08H40M15.966382S">
            <text:p>8.40</text:p>
          </table:table-cell>
          <table:table-cell office:value-type="time" office:time-value="PT17H15M56.910732S">
            <text:p>17.15</text:p>
          </table:table-cell>
          <table:table-cell table:formula="oooc:=[.E37]-[.D37]" office:value-type="time" office:time-value="PT08H35M40.94435S">
            <text:p>8.35</text:p>
          </table:table-cell>
          <table:table-cell table:number-columns-repeated="250"/>
        </table:table-row>
        <table:table-row table:style-name="ro2">
          <table:table-cell office:value-type="string">
            <text:p>Fuller</text:p>
          </table:table-cell>
          <table:table-cell office:value-type="string">
            <text:p>Andrew</text:p>
          </table:table-cell>
          <table:table-cell office:value-type="float" office:value="38637">
            <text:p>38637</text:p>
          </table:table-cell>
          <table:table-cell office:value-type="time" office:time-value="PT08H40M15.966382S">
            <text:p>8.40</text:p>
          </table:table-cell>
          <table:table-cell office:value-type="time" office:time-value="PT17H15M56.910732S">
            <text:p>17.15</text:p>
          </table:table-cell>
          <table:table-cell table:formula="oooc:=[.E38]-[.D38]" office:value-type="time" office:time-value="PT08H35M40.94435S">
            <text:p>8.35</text:p>
          </table:table-cell>
          <table:table-cell table:number-columns-repeated="250"/>
        </table:table-row>
        <table:table-row table:style-name="ro2">
          <table:table-cell office:value-type="string">
            <text:p>Leverling</text:p>
          </table:table-cell>
          <table:table-cell office:value-type="string">
            <text:p>Janet</text:p>
          </table:table-cell>
          <table:table-cell office:value-type="float" office:value="38637">
            <text:p>38637</text:p>
          </table:table-cell>
          <table:table-cell office:value-type="time" office:time-value="PT08H42M35.571682S">
            <text:p>8.42</text:p>
          </table:table-cell>
          <table:table-cell office:value-type="time" office:time-value="PT17H14M56.44883S">
            <text:p>17.14</text:p>
          </table:table-cell>
          <table:table-cell table:formula="oooc:=[.E39]-[.D39]" office:value-type="time" office:time-value="PT08H32M20.877148S">
            <text:p>8.32</text:p>
          </table:table-cell>
          <table:table-cell table:number-columns-repeated="250"/>
        </table:table-row>
        <table:table-row table:style-name="ro2">
          <table:table-cell office:value-type="string">
            <text:p>Davolio</text:p>
          </table:table-cell>
          <table:table-cell office:value-type="string">
            <text:p>Nancy</text:p>
          </table:table-cell>
          <table:table-cell office:value-type="float" office:value="38638">
            <text:p>38638</text:p>
          </table:table-cell>
          <table:table-cell office:value-type="time" office:time-value="PT08H40M20.079782S">
            <text:p>8.40</text:p>
          </table:table-cell>
          <table:table-cell office:value-type="time" office:time-value="PT15H52M09.826665S">
            <text:p>15.52</text:p>
          </table:table-cell>
          <table:table-cell table:formula="oooc:=[.E40]-[.D40]" office:value-type="time" office:time-value="PT07H11M49.746883S">
            <text:p>7.11</text:p>
          </table:table-cell>
          <table:table-cell table:number-columns-repeated="250"/>
        </table:table-row>
        <table:table-row table:style-name="ro2">
          <table:table-cell office:value-type="string">
            <text:p>Fuller</text:p>
          </table:table-cell>
          <table:table-cell office:value-type="string">
            <text:p>Andrew</text:p>
          </table:table-cell>
          <table:table-cell office:value-type="float" office:value="38638">
            <text:p>38638</text:p>
          </table:table-cell>
          <table:table-cell office:value-type="time" office:time-value="PT08H38M34.123895S">
            <text:p>8.38</text:p>
          </table:table-cell>
          <table:table-cell office:value-type="time" office:time-value="PT17H02M53.541128S">
            <text:p>17.02</text:p>
          </table:table-cell>
          <table:table-cell table:formula="oooc:=[.E41]-[.D41]" office:value-type="time" office:time-value="PT08H24M19.417234S">
            <text:p>8.24</text:p>
          </table:table-cell>
          <table:table-cell table:number-columns-repeated="250"/>
        </table:table-row>
        <table:table-row table:style-name="ro2">
          <table:table-cell office:value-type="string">
            <text:p>Leverling</text:p>
          </table:table-cell>
          <table:table-cell office:value-type="string">
            <text:p>Janet</text:p>
          </table:table-cell>
          <table:table-cell office:value-type="float" office:value="38638">
            <text:p>38638</text:p>
          </table:table-cell>
          <table:table-cell office:value-type="time" office:time-value="PT08H32M57.357851S">
            <text:p>8.32</text:p>
          </table:table-cell>
          <table:table-cell office:value-type="time" office:time-value="PT16H32M13.288091S">
            <text:p>16.32</text:p>
          </table:table-cell>
          <table:table-cell table:formula="oooc:=[.E42]-[.D42]" office:value-type="time" office:time-value="PT07H59M15.93024S">
            <text:p>7.59</text:p>
          </table:table-cell>
          <table:table-cell table:number-columns-repeated="250"/>
        </table:table-row>
        <table:table-row table:style-name="ro2">
          <table:table-cell office:value-type="string">
            <text:p>Davolio</text:p>
          </table:table-cell>
          <table:table-cell office:value-type="string">
            <text:p>Nancy</text:p>
          </table:table-cell>
          <table:table-cell office:value-type="float" office:value="38639">
            <text:p>38639</text:p>
          </table:table-cell>
          <table:table-cell office:value-type="time" office:time-value="PT08H33M10.042581S">
            <text:p>8.33</text:p>
          </table:table-cell>
          <table:table-cell office:value-type="time" office:time-value="PT17H01M28.208474S">
            <text:p>17.01</text:p>
          </table:table-cell>
          <table:table-cell table:formula="oooc:=[.E43]-[.D43]" office:value-type="time" office:time-value="PT08H28M18.165893S">
            <text:p>8.28</text:p>
          </table:table-cell>
          <table:table-cell table:number-columns-repeated="250"/>
        </table:table-row>
        <table:table-row table:style-name="ro2">
          <table:table-cell office:value-type="string">
            <text:p>Fuller</text:p>
          </table:table-cell>
          <table:table-cell office:value-type="string">
            <text:p>Andrew</text:p>
          </table:table-cell>
          <table:table-cell office:value-type="float" office:value="38639">
            <text:p>38639</text:p>
          </table:table-cell>
          <table:table-cell office:value-type="time" office:time-value="PT08H35M50.771506S">
            <text:p>8.35</text:p>
          </table:table-cell>
          <table:table-cell office:value-type="time" office:time-value="PT16H32M41.286916S">
            <text:p>16.32</text:p>
          </table:table-cell>
          <table:table-cell table:formula="oooc:=[.E44]-[.D44]" office:value-type="time" office:time-value="PT07H56M50.51541S">
            <text:p>7.56</text:p>
          </table:table-cell>
          <table:table-cell table:number-columns-repeated="250"/>
        </table:table-row>
        <table:table-row table:style-name="ro2">
          <table:table-cell office:value-type="string">
            <text:p>Leverling</text:p>
          </table:table-cell>
          <table:table-cell office:value-type="string">
            <text:p>Janet</text:p>
          </table:table-cell>
          <table:table-cell office:value-type="float" office:value="38639">
            <text:p>38639</text:p>
          </table:table-cell>
          <table:table-cell office:value-type="time" office:time-value="PT08H35M41.55036S">
            <text:p>8.35</text:p>
          </table:table-cell>
          <table:table-cell office:value-type="time" office:time-value="PT16H36M24.666249S">
            <text:p>16.36</text:p>
          </table:table-cell>
          <table:table-cell table:formula="oooc:=[.E45]-[.D45]" office:value-type="time" office:time-value="PT08H00M43.115888S">
            <text:p>8.00</text:p>
          </table:table-cell>
          <table:table-cell table:number-columns-repeated="250"/>
        </table:table-row>
        <table:table-row table:style-name="ro2">
          <table:table-cell office:value-type="string">
            <text:p>Davolio</text:p>
          </table:table-cell>
          <table:table-cell office:value-type="string">
            <text:p>Nancy</text:p>
          </table:table-cell>
          <table:table-cell office:value-type="float" office:value="38640">
            <text:p>38640</text:p>
          </table:table-cell>
          <table:table-cell table:number-columns-repeated="253"/>
        </table:table-row>
        <table:table-row table:style-name="ro2">
          <table:table-cell office:value-type="string">
            <text:p>Fuller</text:p>
          </table:table-cell>
          <table:table-cell office:value-type="string">
            <text:p>Andrew</text:p>
          </table:table-cell>
          <table:table-cell office:value-type="float" office:value="38640">
            <text:p>38640</text:p>
          </table:table-cell>
          <table:table-cell table:number-columns-repeated="253"/>
        </table:table-row>
        <table:table-row table:style-name="ro2">
          <table:table-cell office:value-type="string">
            <text:p>Leverling</text:p>
          </table:table-cell>
          <table:table-cell office:value-type="string">
            <text:p>Janet</text:p>
          </table:table-cell>
          <table:table-cell office:value-type="float" office:value="38640">
            <text:p>38640</text:p>
          </table:table-cell>
          <table:table-cell table:number-columns-repeated="253"/>
        </table:table-row>
        <table:table-row table:style-name="ro2">
          <table:table-cell office:value-type="string">
            <text:p>Davolio</text:p>
          </table:table-cell>
          <table:table-cell office:value-type="string">
            <text:p>Nancy</text:p>
          </table:table-cell>
          <table:table-cell office:value-type="float" office:value="38641">
            <text:p>38641</text:p>
          </table:table-cell>
          <table:table-cell table:number-columns-repeated="253"/>
        </table:table-row>
        <table:table-row table:style-name="ro2">
          <table:table-cell office:value-type="string">
            <text:p>Fuller</text:p>
          </table:table-cell>
          <table:table-cell office:value-type="string">
            <text:p>Andrew</text:p>
          </table:table-cell>
          <table:table-cell office:value-type="float" office:value="38641">
            <text:p>38641</text:p>
          </table:table-cell>
          <table:table-cell table:number-columns-repeated="253"/>
        </table:table-row>
        <table:table-row table:style-name="ro2">
          <table:table-cell office:value-type="string">
            <text:p>Leverling</text:p>
          </table:table-cell>
          <table:table-cell office:value-type="string">
            <text:p>Janet</text:p>
          </table:table-cell>
          <table:table-cell office:value-type="float" office:value="38641">
            <text:p>38641</text:p>
          </table:table-cell>
          <table:table-cell table:number-columns-repeated="253"/>
        </table:table-row>
        <table:table-row table:style-name="ro2">
          <table:table-cell office:value-type="string">
            <text:p>Davolio</text:p>
          </table:table-cell>
          <table:table-cell office:value-type="string">
            <text:p>Nancy</text:p>
          </table:table-cell>
          <table:table-cell office:value-type="float" office:value="38642">
            <text:p>38642</text:p>
          </table:table-cell>
          <table:table-cell office:value-type="time" office:time-value="PT08H40M11.645961S">
            <text:p>8.40</text:p>
          </table:table-cell>
          <table:table-cell office:value-type="time" office:time-value="PT16H46M05.333993S">
            <text:p>16.46</text:p>
          </table:table-cell>
          <table:table-cell table:formula="oooc:=[.E52]-[.D52]" office:value-type="time" office:time-value="PT08H05M53.688033S">
            <text:p>8.05</text:p>
          </table:table-cell>
          <table:table-cell table:number-columns-repeated="250"/>
        </table:table-row>
        <table:table-row table:style-name="ro2">
          <table:table-cell office:value-type="string">
            <text:p>Fuller</text:p>
          </table:table-cell>
          <table:table-cell office:value-type="string">
            <text:p>Andrew</text:p>
          </table:table-cell>
          <table:table-cell office:value-type="float" office:value="38642">
            <text:p>38642</text:p>
          </table:table-cell>
          <table:table-cell office:value-type="time" office:time-value="PT08H40M29.566299S">
            <text:p>8.40</text:p>
          </table:table-cell>
          <table:table-cell office:value-type="time" office:time-value="PT16H29M31.014614S">
            <text:p>16.29</text:p>
          </table:table-cell>
          <table:table-cell table:formula="oooc:=[.E53]-[.D53]" office:value-type="time" office:time-value="PT07H49M01.448315S">
            <text:p>7.49</text:p>
          </table:table-cell>
          <table:table-cell table:number-columns-repeated="250"/>
        </table:table-row>
        <table:table-row table:style-name="ro2">
          <table:table-cell office:value-type="string">
            <text:p>Leverling</text:p>
          </table:table-cell>
          <table:table-cell office:value-type="string">
            <text:p>Janet</text:p>
          </table:table-cell>
          <table:table-cell office:value-type="float" office:value="38642">
            <text:p>38642</text:p>
          </table:table-cell>
          <table:table-cell office:value-type="time" office:time-value="PT08H36M09.209692S">
            <text:p>8.36</text:p>
          </table:table-cell>
          <table:table-cell office:value-type="time" office:time-value="PT15H56M00.387274S">
            <text:p>15.56</text:p>
          </table:table-cell>
          <table:table-cell table:formula="oooc:=[.E54]-[.D54]" office:value-type="time" office:time-value="PT07H19M51.177582S">
            <text:p>7.19</text:p>
          </table:table-cell>
          <table:table-cell table:number-columns-repeated="250"/>
        </table:table-row>
        <table:table-row table:style-name="ro2">
          <table:table-cell office:value-type="string">
            <text:p>Davolio</text:p>
          </table:table-cell>
          <table:table-cell office:value-type="string">
            <text:p>Nancy</text:p>
          </table:table-cell>
          <table:table-cell office:value-type="float" office:value="38643">
            <text:p>38643</text:p>
          </table:table-cell>
          <table:table-cell office:value-type="time" office:time-value="PT08H44M06.969309S">
            <text:p>8.44</text:p>
          </table:table-cell>
          <table:table-cell office:value-type="time" office:time-value="PT17H13M49.283203S">
            <text:p>17.13</text:p>
          </table:table-cell>
          <table:table-cell table:formula="oooc:=[.E55]-[.D55]" office:value-type="time" office:time-value="PT08H29M42.313894S">
            <text:p>8.29</text:p>
          </table:table-cell>
          <table:table-cell table:number-columns-repeated="250"/>
        </table:table-row>
        <table:table-row table:style-name="ro2">
          <table:table-cell office:value-type="string">
            <text:p>Fuller</text:p>
          </table:table-cell>
          <table:table-cell office:value-type="string">
            <text:p>Andrew</text:p>
          </table:table-cell>
          <table:table-cell office:value-type="float" office:value="38643">
            <text:p>38643</text:p>
          </table:table-cell>
          <table:table-cell office:value-type="time" office:time-value="PT08H39M00.170988S">
            <text:p>8.39</text:p>
          </table:table-cell>
          <table:table-cell office:value-type="time" office:time-value="PT15H02M16.198542S">
            <text:p>15.02</text:p>
          </table:table-cell>
          <table:table-cell table:formula="oooc:=[.E56]-[.D56]" office:value-type="time" office:time-value="PT06H23M16.027554S">
            <text:p>6.23</text:p>
          </table:table-cell>
          <table:table-cell table:number-columns-repeated="250"/>
        </table:table-row>
        <table:table-row table:style-name="ro2">
          <table:table-cell office:value-type="string">
            <text:p>Leverling</text:p>
          </table:table-cell>
          <table:table-cell office:value-type="string">
            <text:p>Janet</text:p>
          </table:table-cell>
          <table:table-cell office:value-type="float" office:value="38643">
            <text:p>38643</text:p>
          </table:table-cell>
          <table:table-cell office:value-type="time" office:time-value="PT08H34M01.859609S">
            <text:p>8.34</text:p>
          </table:table-cell>
          <table:table-cell office:value-type="time" office:time-value="PT15H03M51.741794S">
            <text:p>15.03</text:p>
          </table:table-cell>
          <table:table-cell table:formula="oooc:=[.E57]-[.D57]" office:value-type="time" office:time-value="PT06H29M49.882184S">
            <text:p>6.29</text:p>
          </table:table-cell>
          <table:table-cell table:number-columns-repeated="250"/>
        </table:table-row>
        <table:table-row table:style-name="ro2">
          <table:table-cell office:value-type="string">
            <text:p>Davolio</text:p>
          </table:table-cell>
          <table:table-cell office:value-type="string">
            <text:p>Nancy</text:p>
          </table:table-cell>
          <table:table-cell office:value-type="float" office:value="38644">
            <text:p>38644</text:p>
          </table:table-cell>
          <table:table-cell office:value-type="time" office:time-value="PT08H35M49.808454S">
            <text:p>8.35</text:p>
          </table:table-cell>
          <table:table-cell office:value-type="time" office:time-value="PT16H30M42.020174S">
            <text:p>16.30</text:p>
          </table:table-cell>
          <table:table-cell table:formula="oooc:=[.E58]-[.D58]" office:value-type="time" office:time-value="PT07H54M52.21172S">
            <text:p>7.54</text:p>
          </table:table-cell>
          <table:table-cell table:number-columns-repeated="250"/>
        </table:table-row>
        <table:table-row table:style-name="ro2">
          <table:table-cell office:value-type="string">
            <text:p>Fuller</text:p>
          </table:table-cell>
          <table:table-cell office:value-type="string">
            <text:p>Andrew</text:p>
          </table:table-cell>
          <table:table-cell office:value-type="float" office:value="38644">
            <text:p>38644</text:p>
          </table:table-cell>
          <table:table-cell office:value-type="time" office:time-value="PT08H39M43.727502S">
            <text:p>8.39</text:p>
          </table:table-cell>
          <table:table-cell office:value-type="time" office:time-value="PT15H55M35.771598S">
            <text:p>15.55</text:p>
          </table:table-cell>
          <table:table-cell table:formula="oooc:=[.E59]-[.D59]" office:value-type="time" office:time-value="PT07H15M52.044096S">
            <text:p>7.15</text:p>
          </table:table-cell>
          <table:table-cell table:number-columns-repeated="250"/>
        </table:table-row>
        <table:table-row table:style-name="ro2">
          <table:table-cell office:value-type="string">
            <text:p>Leverling</text:p>
          </table:table-cell>
          <table:table-cell office:value-type="string">
            <text:p>Janet</text:p>
          </table:table-cell>
          <table:table-cell office:value-type="float" office:value="38644">
            <text:p>38644</text:p>
          </table:table-cell>
          <table:table-cell office:value-type="time" office:time-value="PT08H35M30.384816S">
            <text:p>8.35</text:p>
          </table:table-cell>
          <table:table-cell office:value-type="time" office:time-value="PT17H16M38.729017S">
            <text:p>17.16</text:p>
          </table:table-cell>
          <table:table-cell table:formula="oooc:=[.E60]-[.D60]" office:value-type="time" office:time-value="PT08H41M08.344201S">
            <text:p>8.41</text:p>
          </table:table-cell>
          <table:table-cell table:number-columns-repeated="250"/>
        </table:table-row>
        <table:table-row table:style-name="ro2">
          <table:table-cell office:value-type="string">
            <text:p>Davolio</text:p>
          </table:table-cell>
          <table:table-cell office:value-type="string">
            <text:p>Nancy</text:p>
          </table:table-cell>
          <table:table-cell office:value-type="float" office:value="38645">
            <text:p>38645</text:p>
          </table:table-cell>
          <table:table-cell office:value-type="time" office:time-value="PT08H39M31.866398S">
            <text:p>8.39</text:p>
          </table:table-cell>
          <table:table-cell office:value-type="time" office:time-value="PT16H29M43.545454S">
            <text:p>16.29</text:p>
          </table:table-cell>
          <table:table-cell table:formula="oooc:=[.E61]-[.D61]" office:value-type="time" office:time-value="PT07H50M11.679056S">
            <text:p>7.50</text:p>
          </table:table-cell>
          <table:table-cell table:number-columns-repeated="250"/>
        </table:table-row>
        <table:table-row table:style-name="ro2">
          <table:table-cell office:value-type="string">
            <text:p>Fuller</text:p>
          </table:table-cell>
          <table:table-cell office:value-type="string">
            <text:p>Andrew</text:p>
          </table:table-cell>
          <table:table-cell office:value-type="float" office:value="38645">
            <text:p>38645</text:p>
          </table:table-cell>
          <table:table-cell office:value-type="time" office:time-value="PT08H38M02.47893S">
            <text:p>8.38</text:p>
          </table:table-cell>
          <table:table-cell office:value-type="time" office:time-value="PT16H31M05.768933S">
            <text:p>16.31</text:p>
          </table:table-cell>
          <table:table-cell table:formula="oooc:=[.E62]-[.D62]" office:value-type="time" office:time-value="PT07H53M03.290003S">
            <text:p>7.53</text:p>
          </table:table-cell>
          <table:table-cell table:number-columns-repeated="250"/>
        </table:table-row>
        <table:table-row table:style-name="ro2">
          <table:table-cell office:value-type="string">
            <text:p>Leverling</text:p>
          </table:table-cell>
          <table:table-cell office:value-type="string">
            <text:p>Janet</text:p>
          </table:table-cell>
          <table:table-cell office:value-type="float" office:value="38645">
            <text:p>38645</text:p>
          </table:table-cell>
          <table:table-cell office:value-type="time" office:time-value="PT08H38M20.674907S">
            <text:p>8.38</text:p>
          </table:table-cell>
          <table:table-cell office:value-type="time" office:time-value="PT16H23M53.094504S">
            <text:p>16.23</text:p>
          </table:table-cell>
          <table:table-cell table:formula="oooc:=[.E63]-[.D63]" office:value-type="time" office:time-value="PT07H45M32.419597S">
            <text:p>7.45</text:p>
          </table:table-cell>
          <table:table-cell table:number-columns-repeated="250"/>
        </table:table-row>
        <table:table-row table:style-name="ro2">
          <table:table-cell office:value-type="string">
            <text:p>Davolio</text:p>
          </table:table-cell>
          <table:table-cell office:value-type="string">
            <text:p>Nancy</text:p>
          </table:table-cell>
          <table:table-cell office:value-type="float" office:value="38646">
            <text:p>38646</text:p>
          </table:table-cell>
          <table:table-cell office:value-type="time" office:time-value="PT08H34M46.846356S">
            <text:p>8.34</text:p>
          </table:table-cell>
          <table:table-cell office:value-type="time" office:time-value="PT15H40M06.989436S">
            <text:p>15.40</text:p>
          </table:table-cell>
          <table:table-cell table:formula="oooc:=[.E64]-[.D64]" office:value-type="time" office:time-value="PT07H05M20.14308S">
            <text:p>7.05</text:p>
          </table:table-cell>
          <table:table-cell table:number-columns-repeated="250"/>
        </table:table-row>
        <table:table-row table:style-name="ro2">
          <table:table-cell office:value-type="string">
            <text:p>Fuller</text:p>
          </table:table-cell>
          <table:table-cell office:value-type="string">
            <text:p>Andrew</text:p>
          </table:table-cell>
          <table:table-cell office:value-type="float" office:value="38646">
            <text:p>38646</text:p>
          </table:table-cell>
          <table:table-cell office:value-type="time" office:time-value="PT08H41M00.652315S">
            <text:p>8.41</text:p>
          </table:table-cell>
          <table:table-cell office:value-type="time" office:time-value="PT15H30M29.120613S">
            <text:p>15.30</text:p>
          </table:table-cell>
          <table:table-cell table:formula="oooc:=[.E65]-[.D65]" office:value-type="time" office:time-value="PT06H49M28.468299S">
            <text:p>6.49</text:p>
          </table:table-cell>
          <table:table-cell table:number-columns-repeated="250"/>
        </table:table-row>
        <table:table-row table:style-name="ro2">
          <table:table-cell office:value-type="string">
            <text:p>Leverling</text:p>
          </table:table-cell>
          <table:table-cell office:value-type="string">
            <text:p>Janet</text:p>
          </table:table-cell>
          <table:table-cell office:value-type="float" office:value="38646">
            <text:p>38646</text:p>
          </table:table-cell>
          <table:table-cell office:value-type="time" office:time-value="PT08H41M12.968325S">
            <text:p>8.41</text:p>
          </table:table-cell>
          <table:table-cell office:value-type="time" office:time-value="PT15H50M59.408774S">
            <text:p>15.50</text:p>
          </table:table-cell>
          <table:table-cell table:formula="oooc:=[.E66]-[.D66]" office:value-type="time" office:time-value="PT07H09M46.440448S">
            <text:p>7.09</text:p>
          </table:table-cell>
          <table:table-cell table:number-columns-repeated="250"/>
        </table:table-row>
        <table:table-row table:style-name="ro2">
          <table:table-cell office:value-type="string">
            <text:p>Davolio</text:p>
          </table:table-cell>
          <table:table-cell office:value-type="string">
            <text:p>Nancy</text:p>
          </table:table-cell>
          <table:table-cell office:value-type="float" office:value="38647">
            <text:p>38647</text:p>
          </table:table-cell>
          <table:table-cell table:number-columns-repeated="253"/>
        </table:table-row>
        <table:table-row table:style-name="ro2">
          <table:table-cell office:value-type="string">
            <text:p>Fuller</text:p>
          </table:table-cell>
          <table:table-cell office:value-type="string">
            <text:p>Andrew</text:p>
          </table:table-cell>
          <table:table-cell office:value-type="float" office:value="38647">
            <text:p>38647</text:p>
          </table:table-cell>
          <table:table-cell table:number-columns-repeated="253"/>
        </table:table-row>
        <table:table-row table:style-name="ro2">
          <table:table-cell office:value-type="string">
            <text:p>Leverling</text:p>
          </table:table-cell>
          <table:table-cell office:value-type="string">
            <text:p>Janet</text:p>
          </table:table-cell>
          <table:table-cell office:value-type="float" office:value="38647">
            <text:p>38647</text:p>
          </table:table-cell>
          <table:table-cell table:number-columns-repeated="253"/>
        </table:table-row>
        <table:table-row table:style-name="ro2">
          <table:table-cell office:value-type="string">
            <text:p>Davolio</text:p>
          </table:table-cell>
          <table:table-cell office:value-type="string">
            <text:p>Nancy</text:p>
          </table:table-cell>
          <table:table-cell office:value-type="float" office:value="38648">
            <text:p>38648</text:p>
          </table:table-cell>
          <table:table-cell table:number-columns-repeated="253"/>
        </table:table-row>
        <table:table-row table:style-name="ro2">
          <table:table-cell office:value-type="string">
            <text:p>Fuller</text:p>
          </table:table-cell>
          <table:table-cell office:value-type="string">
            <text:p>Andrew</text:p>
          </table:table-cell>
          <table:table-cell office:value-type="float" office:value="38648">
            <text:p>38648</text:p>
          </table:table-cell>
          <table:table-cell table:number-columns-repeated="253"/>
        </table:table-row>
        <table:table-row table:style-name="ro2">
          <table:table-cell office:value-type="string">
            <text:p>Leverling</text:p>
          </table:table-cell>
          <table:table-cell office:value-type="string">
            <text:p>Janet</text:p>
          </table:table-cell>
          <table:table-cell office:value-type="float" office:value="38648">
            <text:p>38648</text:p>
          </table:table-cell>
          <table:table-cell table:number-columns-repeated="253"/>
        </table:table-row>
        <table:table-row table:style-name="ro2">
          <table:table-cell office:value-type="string">
            <text:p>Davolio</text:p>
          </table:table-cell>
          <table:table-cell office:value-type="string">
            <text:p>Nancy</text:p>
          </table:table-cell>
          <table:table-cell office:value-type="float" office:value="38649">
            <text:p>38649</text:p>
          </table:table-cell>
          <table:table-cell office:value-type="time" office:time-value="PT08H34M31.005086S">
            <text:p>8.34</text:p>
          </table:table-cell>
          <table:table-cell office:value-type="time" office:time-value="PT16H10M43.690916S">
            <text:p>16.10</text:p>
          </table:table-cell>
          <table:table-cell table:formula="oooc:=[.E73]-[.D73]" office:value-type="time" office:time-value="PT07H36M12.685831S">
            <text:p>7.36</text:p>
          </table:table-cell>
          <table:table-cell table:number-columns-repeated="250"/>
        </table:table-row>
        <table:table-row table:style-name="ro2">
          <table:table-cell office:value-type="string">
            <text:p>Fuller</text:p>
          </table:table-cell>
          <table:table-cell office:value-type="string">
            <text:p>Andrew</text:p>
          </table:table-cell>
          <table:table-cell office:value-type="float" office:value="38649">
            <text:p>38649</text:p>
          </table:table-cell>
          <table:table-cell office:value-type="time" office:time-value="PT08H40M03.53315S">
            <text:p>8.40</text:p>
          </table:table-cell>
          <table:table-cell office:value-type="time" office:time-value="PT17H19M54.354304S">
            <text:p>17.19</text:p>
          </table:table-cell>
          <table:table-cell table:formula="oooc:=[.E74]-[.D74]" office:value-type="time" office:time-value="PT08H39M50.821155S">
            <text:p>8.39</text:p>
          </table:table-cell>
          <table:table-cell table:number-columns-repeated="250"/>
        </table:table-row>
        <table:table-row table:style-name="ro2">
          <table:table-cell office:value-type="string">
            <text:p>Leverling</text:p>
          </table:table-cell>
          <table:table-cell office:value-type="string">
            <text:p>Janet</text:p>
          </table:table-cell>
          <table:table-cell office:value-type="float" office:value="38649">
            <text:p>38649</text:p>
          </table:table-cell>
          <table:table-cell office:value-type="time" office:time-value="PT08H37M21.651065S">
            <text:p>8.37</text:p>
          </table:table-cell>
          <table:table-cell office:value-type="time" office:time-value="PT17H22M19.489482S">
            <text:p>17.22</text:p>
          </table:table-cell>
          <table:table-cell table:formula="oooc:=[.E75]-[.D75]" office:value-type="time" office:time-value="PT08H44M57.838417S">
            <text:p>8.44</text:p>
          </table:table-cell>
          <table:table-cell table:number-columns-repeated="250"/>
        </table:table-row>
        <table:table-row table:style-name="ro2">
          <table:table-cell office:value-type="string">
            <text:p>Davolio</text:p>
          </table:table-cell>
          <table:table-cell office:value-type="string">
            <text:p>Nancy</text:p>
          </table:table-cell>
          <table:table-cell office:value-type="float" office:value="38650">
            <text:p>38650</text:p>
          </table:table-cell>
          <table:table-cell office:value-type="time" office:time-value="PT08H35M57.694077S">
            <text:p>8.35</text:p>
          </table:table-cell>
          <table:table-cell office:value-type="time" office:time-value="PT17H18M32.064671S">
            <text:p>17.18</text:p>
          </table:table-cell>
          <table:table-cell table:formula="oooc:=[.E76]-[.D76]" office:value-type="time" office:time-value="PT08H42M34.370594S">
            <text:p>8.42</text:p>
          </table:table-cell>
          <table:table-cell table:number-columns-repeated="250"/>
        </table:table-row>
        <table:table-row table:style-name="ro2">
          <table:table-cell office:value-type="string">
            <text:p>Fuller</text:p>
          </table:table-cell>
          <table:table-cell office:value-type="string">
            <text:p>Andrew</text:p>
          </table:table-cell>
          <table:table-cell office:value-type="float" office:value="38650">
            <text:p>38650</text:p>
          </table:table-cell>
          <table:table-cell office:value-type="time" office:time-value="PT08H31M12.115821S">
            <text:p>8.31</text:p>
          </table:table-cell>
          <table:table-cell office:value-type="time" office:time-value="PT16H04M52.994294S">
            <text:p>16.04</text:p>
          </table:table-cell>
          <table:table-cell table:formula="oooc:=[.E77]-[.D77]" office:value-type="time" office:time-value="PT07H33M40.878473S">
            <text:p>7.33</text:p>
          </table:table-cell>
          <table:table-cell table:number-columns-repeated="250"/>
        </table:table-row>
        <table:table-row table:style-name="ro2">
          <table:table-cell office:value-type="string">
            <text:p>Leverling</text:p>
          </table:table-cell>
          <table:table-cell office:value-type="string">
            <text:p>Janet</text:p>
          </table:table-cell>
          <table:table-cell office:value-type="float" office:value="38650">
            <text:p>38650</text:p>
          </table:table-cell>
          <table:table-cell office:value-type="time" office:time-value="PT08H43M36.062472S">
            <text:p>8.43</text:p>
          </table:table-cell>
          <table:table-cell office:value-type="time" office:time-value="PT15H48M42.821855S">
            <text:p>15.48</text:p>
          </table:table-cell>
          <table:table-cell table:formula="oooc:=[.E78]-[.D78]" office:value-type="time" office:time-value="PT07H05M06.759383S">
            <text:p>7.05</text:p>
          </table:table-cell>
          <table:table-cell table:number-columns-repeated="250"/>
        </table:table-row>
        <table:table-row table:style-name="ro2">
          <table:table-cell office:value-type="string">
            <text:p>Davolio</text:p>
          </table:table-cell>
          <table:table-cell office:value-type="string">
            <text:p>Nancy</text:p>
          </table:table-cell>
          <table:table-cell office:value-type="float" office:value="38651">
            <text:p>38651</text:p>
          </table:table-cell>
          <table:table-cell office:value-type="time" office:time-value="PT08H34M28.120913S">
            <text:p>8.34</text:p>
          </table:table-cell>
          <table:table-cell office:value-type="time" office:time-value="PT16H19M39.299515S">
            <text:p>16.19</text:p>
          </table:table-cell>
          <table:table-cell table:formula="oooc:=[.E79]-[.D79]" office:value-type="time" office:time-value="PT07H45M11.178602S">
            <text:p>7.45</text:p>
          </table:table-cell>
          <table:table-cell table:number-columns-repeated="250"/>
        </table:table-row>
        <table:table-row table:style-name="ro2">
          <table:table-cell office:value-type="string">
            <text:p>Fuller</text:p>
          </table:table-cell>
          <table:table-cell office:value-type="string">
            <text:p>Andrew</text:p>
          </table:table-cell>
          <table:table-cell office:value-type="float" office:value="38651">
            <text:p>38651</text:p>
          </table:table-cell>
          <table:table-cell office:value-type="time" office:time-value="PT08H43M10.070187S">
            <text:p>8.43</text:p>
          </table:table-cell>
          <table:table-cell office:value-type="time" office:time-value="PT16H54M06.399604S">
            <text:p>16.54</text:p>
          </table:table-cell>
          <table:table-cell table:formula="oooc:=[.E80]-[.D80]" office:value-type="time" office:time-value="PT08H10M56.329416S">
            <text:p>8.10</text:p>
          </table:table-cell>
          <table:table-cell table:number-columns-repeated="250"/>
        </table:table-row>
        <table:table-row table:style-name="ro2">
          <table:table-cell office:value-type="string">
            <text:p>Leverling</text:p>
          </table:table-cell>
          <table:table-cell office:value-type="string">
            <text:p>Janet</text:p>
          </table:table-cell>
          <table:table-cell office:value-type="float" office:value="38651">
            <text:p>38651</text:p>
          </table:table-cell>
          <table:table-cell office:value-type="time" office:time-value="PT08H42M21.896204S">
            <text:p>8.42</text:p>
          </table:table-cell>
          <table:table-cell office:value-type="time" office:time-value="PT16H03M56.374115S">
            <text:p>16.03</text:p>
          </table:table-cell>
          <table:table-cell table:formula="oooc:=[.E81]-[.D81]" office:value-type="time" office:time-value="PT07H21M34.477911S">
            <text:p>7.21</text:p>
          </table:table-cell>
          <table:table-cell table:number-columns-repeated="250"/>
        </table:table-row>
        <table:table-row table:style-name="ro2">
          <table:table-cell office:value-type="string">
            <text:p>Davolio</text:p>
          </table:table-cell>
          <table:table-cell office:value-type="string">
            <text:p>Nancy</text:p>
          </table:table-cell>
          <table:table-cell office:value-type="float" office:value="38652">
            <text:p>38652</text:p>
          </table:table-cell>
          <table:table-cell office:value-type="time" office:time-value="PT08H33M53.209187S">
            <text:p>8.33</text:p>
          </table:table-cell>
          <table:table-cell office:value-type="time" office:time-value="PT17H20M56.052556S">
            <text:p>17.20</text:p>
          </table:table-cell>
          <table:table-cell table:formula="oooc:=[.E82]-[.D82]" office:value-type="time" office:time-value="PT08H47M02.843368S">
            <text:p>8.47</text:p>
          </table:table-cell>
          <table:table-cell table:number-columns-repeated="250"/>
        </table:table-row>
        <table:table-row table:style-name="ro2">
          <table:table-cell office:value-type="string">
            <text:p>Fuller</text:p>
          </table:table-cell>
          <table:table-cell office:value-type="string">
            <text:p>Andrew</text:p>
          </table:table-cell>
          <table:table-cell office:value-type="float" office:value="38652">
            <text:p>38652</text:p>
          </table:table-cell>
          <table:table-cell office:value-type="time" office:time-value="PT08H31M06.015383S">
            <text:p>8.31</text:p>
          </table:table-cell>
          <table:table-cell office:value-type="time" office:time-value="PT15H17M18.014331S">
            <text:p>15.17</text:p>
          </table:table-cell>
          <table:table-cell table:formula="oooc:=[.E83]-[.D83]" office:value-type="time" office:time-value="PT06H46M11.998948S">
            <text:p>6.46</text:p>
          </table:table-cell>
          <table:table-cell table:number-columns-repeated="250"/>
        </table:table-row>
        <table:table-row table:style-name="ro2">
          <table:table-cell office:value-type="string">
            <text:p>Leverling</text:p>
          </table:table-cell>
          <table:table-cell office:value-type="string">
            <text:p>Janet</text:p>
          </table:table-cell>
          <table:table-cell office:value-type="float" office:value="38652">
            <text:p>38652</text:p>
          </table:table-cell>
          <table:table-cell office:value-type="time" office:time-value="PT08H38M39.666381S">
            <text:p>8.38</text:p>
          </table:table-cell>
          <table:table-cell office:value-type="time" office:time-value="PT15H16M04.611574S">
            <text:p>15.16</text:p>
          </table:table-cell>
          <table:table-cell table:formula="oooc:=[.E84]-[.D84]" office:value-type="time" office:time-value="PT06H37M24.945193S">
            <text:p>6.37</text:p>
          </table:table-cell>
          <table:table-cell table:number-columns-repeated="250"/>
        </table:table-row>
        <table:table-row table:style-name="ro2">
          <table:table-cell office:value-type="string">
            <text:p>Davolio</text:p>
          </table:table-cell>
          <table:table-cell office:value-type="string">
            <text:p>Nancy</text:p>
          </table:table-cell>
          <table:table-cell office:value-type="float" office:value="38653">
            <text:p>38653</text:p>
          </table:table-cell>
          <table:table-cell office:value-type="time" office:time-value="PT08H32M58.110154S">
            <text:p>8.32</text:p>
          </table:table-cell>
          <table:table-cell office:value-type="time" office:time-value="PT16H37M16.134249S">
            <text:p>16.37</text:p>
          </table:table-cell>
          <table:table-cell table:formula="oooc:=[.E85]-[.D85]" office:value-type="time" office:time-value="PT08H04M18.024095S">
            <text:p>8.04</text:p>
          </table:table-cell>
          <table:table-cell table:number-columns-repeated="250"/>
        </table:table-row>
        <table:table-row table:style-name="ro2">
          <table:table-cell office:value-type="string">
            <text:p>Fuller</text:p>
          </table:table-cell>
          <table:table-cell office:value-type="string">
            <text:p>Andrew</text:p>
          </table:table-cell>
          <table:table-cell office:value-type="float" office:value="38653">
            <text:p>38653</text:p>
          </table:table-cell>
          <table:table-cell office:value-type="time" office:time-value="PT08H37M12.15834S">
            <text:p>8.37</text:p>
          </table:table-cell>
          <table:table-cell office:value-type="time" office:time-value="PT15H13M42.552682S">
            <text:p>15.13</text:p>
          </table:table-cell>
          <table:table-cell table:formula="oooc:=[.E86]-[.D86]" office:value-type="time" office:time-value="PT06H36M30.394342S">
            <text:p>6.36</text:p>
          </table:table-cell>
          <table:table-cell table:number-columns-repeated="250"/>
        </table:table-row>
        <table:table-row table:style-name="ro2">
          <table:table-cell office:value-type="string">
            <text:p>Leverling</text:p>
          </table:table-cell>
          <table:table-cell office:value-type="string">
            <text:p>Janet</text:p>
          </table:table-cell>
          <table:table-cell office:value-type="float" office:value="38653">
            <text:p>38653</text:p>
          </table:table-cell>
          <table:table-cell office:value-type="time" office:time-value="PT08H37M21.642238S">
            <text:p>8.37</text:p>
          </table:table-cell>
          <table:table-cell office:value-type="time" office:time-value="PT15H28M35.753775S">
            <text:p>15.28</text:p>
          </table:table-cell>
          <table:table-cell table:formula="oooc:=[.E87]-[.D87]" office:value-type="time" office:time-value="PT06H51M14.111537S">
            <text:p>6.51</text:p>
          </table:table-cell>
          <table:table-cell table:number-columns-repeated="250"/>
        </table:table-row>
        <table:table-row table:style-name="ro2">
          <table:table-cell office:value-type="string">
            <text:p>Davolio</text:p>
          </table:table-cell>
          <table:table-cell office:value-type="string">
            <text:p>Nancy</text:p>
          </table:table-cell>
          <table:table-cell office:value-type="float" office:value="38654">
            <text:p>38654</text:p>
          </table:table-cell>
          <table:table-cell table:number-columns-repeated="253"/>
        </table:table-row>
        <table:table-row table:style-name="ro2">
          <table:table-cell office:value-type="string">
            <text:p>Fuller</text:p>
          </table:table-cell>
          <table:table-cell office:value-type="string">
            <text:p>Andrew</text:p>
          </table:table-cell>
          <table:table-cell office:value-type="float" office:value="38654">
            <text:p>38654</text:p>
          </table:table-cell>
          <table:table-cell table:number-columns-repeated="253"/>
        </table:table-row>
        <table:table-row table:style-name="ro2">
          <table:table-cell office:value-type="string">
            <text:p>Leverling</text:p>
          </table:table-cell>
          <table:table-cell office:value-type="string">
            <text:p>Janet</text:p>
          </table:table-cell>
          <table:table-cell office:value-type="float" office:value="38654">
            <text:p>38654</text:p>
          </table:table-cell>
          <table:table-cell table:number-columns-repeated="253"/>
        </table:table-row>
        <table:table-row table:style-name="ro2">
          <table:table-cell office:value-type="string">
            <text:p>Davolio</text:p>
          </table:table-cell>
          <table:table-cell office:value-type="string">
            <text:p>Nancy</text:p>
          </table:table-cell>
          <table:table-cell office:value-type="float" office:value="38655">
            <text:p>38655</text:p>
          </table:table-cell>
          <table:table-cell table:number-columns-repeated="253"/>
        </table:table-row>
        <table:table-row table:style-name="ro2">
          <table:table-cell office:value-type="string">
            <text:p>Fuller</text:p>
          </table:table-cell>
          <table:table-cell office:value-type="string">
            <text:p>Andrew</text:p>
          </table:table-cell>
          <table:table-cell office:value-type="float" office:value="38655">
            <text:p>38655</text:p>
          </table:table-cell>
          <table:table-cell table:number-columns-repeated="253"/>
        </table:table-row>
        <table:table-row table:style-name="ro2">
          <table:table-cell office:value-type="string">
            <text:p>Leverling</text:p>
          </table:table-cell>
          <table:table-cell office:value-type="string">
            <text:p>Janet</text:p>
          </table:table-cell>
          <table:table-cell office:value-type="float" office:value="38655">
            <text:p>38655</text:p>
          </table:table-cell>
          <table:table-cell table:number-columns-repeated="253"/>
        </table:table-row>
        <table:table-row table:style-name="ro2">
          <table:table-cell office:value-type="string">
            <text:p>Davolio</text:p>
          </table:table-cell>
          <table:table-cell office:value-type="string">
            <text:p>Nancy</text:p>
          </table:table-cell>
          <table:table-cell office:value-type="float" office:value="38656">
            <text:p>38656</text:p>
          </table:table-cell>
          <table:table-cell office:value-type="time" office:time-value="PT08H41M06.413131S">
            <text:p>8.41</text:p>
          </table:table-cell>
          <table:table-cell office:value-type="time" office:time-value="PT15H12M20.328492S">
            <text:p>15.12</text:p>
          </table:table-cell>
          <table:table-cell table:formula="oooc:=[.E94]-[.D94]" office:value-type="time" office:time-value="PT06H31M13.915361S">
            <text:p>6.31</text:p>
          </table:table-cell>
          <table:table-cell table:number-columns-repeated="250"/>
        </table:table-row>
        <table:table-row table:style-name="ro2">
          <table:table-cell office:value-type="string">
            <text:p>Fuller</text:p>
          </table:table-cell>
          <table:table-cell office:value-type="string">
            <text:p>Andrew</text:p>
          </table:table-cell>
          <table:table-cell office:value-type="float" office:value="38656">
            <text:p>38656</text:p>
          </table:table-cell>
          <table:table-cell office:value-type="time" office:time-value="PT08H41M06.47694S">
            <text:p>8.41</text:p>
          </table:table-cell>
          <table:table-cell office:value-type="time" office:time-value="PT16H32M06.570224S">
            <text:p>16.32</text:p>
          </table:table-cell>
          <table:table-cell table:formula="oooc:=[.E95]-[.D95]" office:value-type="time" office:time-value="PT07H51M00.093285S">
            <text:p>7.51</text:p>
          </table:table-cell>
          <table:table-cell table:number-columns-repeated="250"/>
        </table:table-row>
        <table:table-row table:style-name="ro2">
          <table:table-cell table:style-name="ce15" office:value-type="string">
            <text:p>Leverling</text:p>
          </table:table-cell>
          <table:table-cell table:style-name="ce4" office:value-type="string">
            <text:p>Janet</text:p>
          </table:table-cell>
          <table:table-cell table:style-name="ce31" office:value-type="float" office:value="38656">
            <text:p>38656</text:p>
          </table:table-cell>
          <table:table-cell table:style-name="ce33" office:value-type="time" office:time-value="PT08H44M12.610055S">
            <text:p>8.44</text:p>
          </table:table-cell>
          <table:table-cell table:style-name="ce33" office:value-type="time" office:time-value="PT15H29M52.039339S">
            <text:p>15.29</text:p>
          </table:table-cell>
          <table:table-cell table:style-name="ce37" table:formula="oooc:=[.E96]-[.D96]" office:value-type="time" office:time-value="PT06H45M39.429284S">
            <text:p>6.45</text:p>
          </table:table-cell>
          <table:table-cell table:number-columns-repeated="250"/>
        </table:table-row>
        <table:table-row table:style-name="ro2">
          <table:table-cell table:style-name="Default" table:number-columns-repeated="4"/>
          <table:table-cell table:style-name="ce34"/>
          <table:table-cell table:style-name="Default"/>
          <table:table-cell table:number-columns-repeated="250"/>
        </table:table-row>
        <table:table-row table:style-name="ro2">
          <table:table-cell table:style-name="Default" table:number-columns-repeated="4"/>
          <table:table-cell table:style-name="ce34"/>
          <table:table-cell table:style-name="Default"/>
          <table:table-cell table:number-columns-repeated="250"/>
        </table:table-row>
      </table:table>
      <table:named-expressions>
        <table:named-range table:name="Excel_BuiltIn__FilterDatabase_2" table:base-cell-address="$Prodotti.$A$1" table:cell-range-address="$Entrate_Uscite.$A$3:.$C$96"/>
        <table:named-range table:name="Excel_BuiltIn__FilterDatabase_4" table:base-cell-address="$Prodotti.$A$1" table:cell-range-address="$Presenze.$A$3:.$F$96"/>
        <table:named-range table:name="totale" table:base-cell-address="$Prodotti.$A$1" table:cell-range-address="$Entrate_Uscite.$B$9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it" fo:country="IT" style:font-name-asian="Arial Unicode MS" style:language-asian="it" style:country-asian="IT" style:font-name-complex="Tahoma" style:language-complex="it" style:country-complex="IT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114P0" style:volatile="true">
      <number:text> </number:text>
      <number:number number: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number:min-integer-digits="1" number:grouping="true"/>
      <number:text> </number:text>
    </number:number-style>
    <number:number-style style:name="N114P2" style:volatile="true">
      <number:text> -</number:text>
      <number:number number: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4P0" style:volatile="true">
      <number:text>€ </number:text>
      <number:number number:decimal-places="0" number:min-integer-digits="1" number:grouping="true"/>
    </number:number-style>
    <number:number-style style:name="N104">
      <number:text>-€ 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text>€ </number:text>
      <number:number number:decimal-places="0" number:min-integer-digits="1" number:grouping="true"/>
    </number:number-style>
    <number:number-style style:name="N105">
      <style:text-properties fo:color="#ff0000"/>
      <number:text>-€ 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2" number:min-integer-digits="1" number:grouping="true"/>
    </number:number-style>
    <number:number-style style:name="N106">
      <number:text>-€ </number:text>
      <number:number number:decimal-places="2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2" number:min-integer-digits="1" number:grouping="true"/>
    </number:number-style>
    <number:number-style style:name="N107">
      <style:text-properties fo:color="#ff0000"/>
      <number:text>-€ 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 </number:text>
      <number:number number:decimal-places="0" number:min-integer-digits="1" number:grouping="true"/>
      <number:text> </number:text>
    </number:number-style>
    <number:number-style style:name="N112P1" style:volatile="true">
      <number:text>-</number:text>
      <number:number number:decimal-places="0" number:min-integer-digits="1" number:grouping="true"/>
      <number:text> </number:text>
    </number:number-style>
    <number:number-style style:name="N112P2" style:volatile="true">
      <number:text> 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€ </number:text>
      <number:number number:decimal-places="0" number:min-integer-digits="1" number:grouping="true"/>
      <number:text> </number:text>
    </number:number-style>
    <number:number-style style:name="N113P1" style:volatile="true">
      <number:text>-€ </number:text>
      <number:number number:decimal-places="0" number:min-integer-digits="1" number:grouping="true"/>
      <number:text> </number:text>
    </number:number-style>
    <number:number-style style:name="N113P2" style:volatile="true">
      <number:text> € -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 € </number:text>
      <number:number number:decimal-places="2" number:min-integer-digits="1" number:grouping="true"/>
      <number:text> </number:text>
    </number:number-style>
    <number:number-style style:name="N115P1" style:volatile="true">
      <number:text>-€ </number:text>
      <number:number number:decimal-places="2" number:min-integer-digits="1" number:grouping="true"/>
      <number:text> </number:text>
    </number:number-style>
    <number:number-style style:name="N115P2" style:volatile="true">
      <number:text> € -</number:text>
      <number:number number: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.</number:text>
      <number:seconds number:style="long"/>
    </number:time-style>
    <number:time-style style:name="N117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8">
      <number:minutes number:style="long"/>
      <number:text>.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currency-style style:name="N120P0" style:volatile="true">
      <number:number number:decimal-places="2" number:min-integer-digits="1" number:grouping="true"/>
      <number:text> </number:text>
      <number:currency-symbol number:language="ar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ar">€</number:currency-symbol>
      <style:map style:condition="value()&gt;=0" style:apply-style-name="N120P0"/>
    </number:currency-style>
    <number:date-style style:name="N121">
      <number:month number:textual="true"/>
      <number:text>-</number:text>
      <number:year number:style="long"/>
    </number:date-style>
    <number:date-style style:name="N122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number-style style:name="N123P0" style:volatile="true">
      <number:text> </number:text>
      <number:number number:decimal-places="2" number:min-integer-digits="1" number:grouping="true"/>
      <number:text> €</number:text>
    </number:number-style>
    <number:number-style style:name="N123P1" style:volatile="true">
      <number:text>-€ </number:text>
      <number:number number:decimal-places="2" number:min-integer-digits="1" number:grouping="true"/>
      <number:text> </number:text>
    </number:number-style>
    <number:number-style style:name="N123P2" style:volatile="true">
      <number:text> € 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number number:decimal-places="2" number:min-integer-digits="1" number:grouping="true"/>
      <number:text>  €</number:text>
    </number:number-style>
    <number:number-style style:name="N124">
      <number:text>-</number:text>
      <number:number number:decimal-places="2" number:min-integer-digits="1" number:grouping="true"/>
      <number:text> </number:text>
      <style:map style:condition="value()&gt;=0" style:apply-style-name="N124P0"/>
    </number:number-style>
    <number:date-style style:name="N125">
      <style:text-properties fo:color="#ff0000"/>
      <number:day-of-week number:style="long"/>
      <number:text>, </number:text>
      <number:month number:style="long" number:textual="true"/>
      <number:text> </number:text>
      <number:day number:style="long"/>
      <number:text>,  </number:text>
      <number:year number:style="long"/>
    </number:date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$</number:text>
      <number:number number:decimal-places="0" number:min-integer-digits="1" number:grouping="true"/>
      <number:text> </number:text>
    </number:number-style>
    <number:number-style style:name="N129P1" style:volatile="true">
      <number:text> $(</number:text>
      <number:number number:decimal-places="0" number:min-integer-digits="1" number:grouping="true"/>
      <number:text>)</number:text>
    </number:number-style>
    <number:number-style style:name="N129P2" style:volatile="true">
      <number:text> $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1P0" style:volatile="true" number:language="it" number:country="IT">
      <number:text>€ </number:text>
      <number:number number:decimal-places="0" number:min-integer-digits="1" number:grouping="true"/>
    </number:number-style>
    <number:number-style style:name="N10111" number:language="it" number:country="IT">
      <number:text>-€ </number:text>
      <number:number number:decimal-places="0" number:min-integer-digits="1" number:grouping="true"/>
      <style:map style:condition="value()&gt;=0" style:apply-style-name="N10111P0"/>
    </number:number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2" number:min-integer-digits="1" number:grouping="true"/>
    </number:number-style>
    <number:number-style style:name="N10113" number:language="it" number:country="IT">
      <number:text>-€ </number:text>
      <number:number number:decimal-places="2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2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4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4"/>
    <style:style style:name="Excel_5f_BuiltIn_5f_Percent" style:display-name="Excel_BuiltIn_Percent" style:family="table-cell" style:parent-style-name="Default" style:data-style-name="N10"/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7-12">12/07/2006</text:date>, <text:time>23.03.0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Prodotti" style:display-name="PageStyle_Prodotti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Entrate_5f_Uscite" style:display-name="PageStyle_Entrate_Uscit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Impiegati" style:display-name="PageStyle_Impiegati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Presenze" style:display-name="PageStyle_Presenze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initial-creator>Marco</meta:initial-creator>
    <meta:creation-date>2005-11-06T18:12:04</meta:creation-date>
    <dc:creator>Marco</dc:creator>
    <dc:date>2005-11-06T22:14:41</dc:date>
    <meta:print-date>2005-11-06T19:51:05</meta:print-date>
    <dc:language>it-IT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4" meta:cell-count="1165"/>
  </office:meta>
</office:document-meta>
</file>